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8.905cm" fo:margin-left="-0.917cm" fo:margin-top="0cm" fo:margin-bottom="0cm" table:align="left"/>
    </style:style>
    <style:style style:name="Tabela1.A" style:family="table-column">
      <style:table-column-properties style:column-width="6.712cm"/>
    </style:style>
    <style:style style:name="Tabela1.B" style:family="table-column">
      <style:table-column-properties style:column-width="1.683cm"/>
    </style:style>
    <style:style style:name="Tabela1.C" style:family="table-column">
      <style:table-column-properties style:column-width="2.693cm"/>
    </style:style>
    <style:style style:name="Tabela1.D" style:family="table-column">
      <style:table-column-properties style:column-width="2.718cm"/>
    </style:style>
    <style:style style:name="Tabela1.E" style:family="table-column">
      <style:table-column-properties style:column-width="2.887cm"/>
    </style:style>
    <style:style style:name="Tabela1.F" style:family="table-column">
      <style:table-column-properties style:column-width="2.212cm"/>
    </style:style>
    <style:style style:name="Tabela1.1" style:family="table-row">
      <style:table-row-properties style:min-row-height="0.958cm" fo:keep-together="auto"/>
    </style:style>
    <style:style style:name="Tabela1.A1" style:family="table-cell">
      <style:table-cell-properties style:vertical-align="middle" fo:padding-left="0.053cm" fo:padding-right="0.053cm" fo:padding-top="0cm" fo:padding-bottom="0cm" fo:border="none"/>
    </style:style>
    <style:style style:name="Tabela1.2" style:family="table-row">
      <style:table-row-properties style:min-row-height="0.452cm" fo:keep-together="auto"/>
    </style:style>
    <style:style style:name="Tabela1.A2" style:family="table-cell">
      <style:table-cell-properties style:vertical-align="bottom" fo:padding-left="0.053cm" fo:padding-right="0.053cm" fo:padding-top="0cm" fo:padding-bottom="0cm" fo:border="none"/>
    </style:style>
    <style:style style:name="Tabela2" style:family="table">
      <style:table-properties style:width="16.429cm" table:align="left"/>
    </style:style>
    <style:style style:name="Tabela2.A" style:family="table-column">
      <style:table-column-properties style:column-width="1.655cm"/>
    </style:style>
    <style:style style:name="Tabela2.B" style:family="table-column">
      <style:table-column-properties style:column-width="1.96cm"/>
    </style:style>
    <style:style style:name="Tabela2.C" style:family="table-column">
      <style:table-column-properties style:column-width="5.221cm"/>
    </style:style>
    <style:style style:name="Tabela2.D" style:family="table-column">
      <style:table-column-properties style:column-width="7.594cm"/>
    </style:style>
    <style:style style:name="Tabela2.1" style:family="table-row">
      <style:table-row-properties fo:background-color="#ffffff">
        <style:background-image/>
      </style:table-row-properties>
    </style:style>
    <style:style style:name="Tabela2.A1" style:family="table-cell">
      <style:table-cell-properties style:vertical-align="middle" fo:padding-left="0cm" fo:padding-right="0cm" fo:padding-top="0cm" fo:padding-bottom="0.265cm" fo:border-left="none" fo:border-right="none" fo:border-top="none" fo:border-bottom="0.05pt solid #7c92ab"/>
    </style:style>
    <style:style style:name="Tabela2.2" style:family="table-row">
      <style:table-row-properties fo:background-color="#f4f7fb">
        <style:background-image/>
      </style:table-row-properties>
    </style:style>
    <style:style style:name="Tabela2.A2" style:family="table-cell">
      <style:table-cell-properties style:vertical-align="middle" fo:padding-left="0cm" fo:padding-right="0cm" fo:padding-top="0cm" fo:padding-bottom="0.212cm" fo:border-left="none" fo:border-right="none" fo:border-top="none" fo:border-bottom="0.05pt solid #f4f7fb"/>
    </style:style>
    <style:style style:name="Tabela3" style:family="table">
      <style:table-properties style:width="16.429cm" table:align="left"/>
    </style:style>
    <style:style style:name="Tabela3.A" style:family="table-column">
      <style:table-column-properties style:column-width="1.655cm"/>
    </style:style>
    <style:style style:name="Tabela3.B" style:family="table-column">
      <style:table-column-properties style:column-width="1.96cm"/>
    </style:style>
    <style:style style:name="Tabela3.C" style:family="table-column">
      <style:table-column-properties style:column-width="5.221cm"/>
    </style:style>
    <style:style style:name="Tabela3.D" style:family="table-column">
      <style:table-column-properties style:column-width="7.594cm"/>
    </style:style>
    <style:style style:name="Tabela3.1" style:family="table-row">
      <style:table-row-properties fo:background-color="#ffffff">
        <style:background-image/>
      </style:table-row-properties>
    </style:style>
    <style:style style:name="Tabela3.A1" style:family="table-cell">
      <style:table-cell-properties style:vertical-align="middle" fo:padding-left="0cm" fo:padding-right="0cm" fo:padding-top="0cm" fo:padding-bottom="0.265cm" fo:border-left="none" fo:border-right="none" fo:border-top="none" fo:border-bottom="0.05pt solid #7c92ab"/>
    </style:style>
    <style:style style:name="Tabela3.2" style:family="table-row">
      <style:table-row-properties fo:background-color="#f4f7fb">
        <style:background-image/>
      </style:table-row-properties>
    </style:style>
    <style:style style:name="Tabela3.A2" style:family="table-cell">
      <style:table-cell-properties style:vertical-align="middle" fo:padding-left="0cm" fo:padding-right="0cm" fo:padding-top="0cm" fo:padding-bottom="0.212cm" fo:border-left="none" fo:border-right="none" fo:border-top="none" fo:border-bottom="0.05pt solid #f4f7fb"/>
    </style:style>
    <style:style style:name="P1" style:family="paragraph" style:parent-style-name="Standard">
      <style:paragraph-properties fo:text-align="end" style:justify-single-word="false"/>
      <style:text-properties style:font-name="Calibri" fo:font-size="18pt" fo:font-weight="bold" officeooo:rsid="001137bd" officeooo:paragraph-rsid="001137bd" style:font-size-asian="18pt" style:font-weight-asian="bold" style:font-size-complex="18pt" style:font-weight-complex="bold"/>
    </style:style>
    <style:style style:name="P2" style:family="paragraph" style:parent-style-name="Standard">
      <style:text-properties style:font-name="Calibri" fo:font-weight="bold" officeooo:rsid="0062d725" officeooo:paragraph-rsid="00962b5c" style:font-weight-asian="bold" style:font-weight-complex="bold"/>
    </style:style>
    <style:style style:name="P3" style:family="paragraph" style:parent-style-name="Standard">
      <style:paragraph-properties fo:text-align="end" style:justify-single-word="false"/>
      <style:text-properties style:font-name="Calibri" fo:font-weight="bold" officeooo:rsid="005ba079" officeooo:paragraph-rsid="010016b5" style:font-weight-asian="bold" style:font-weight-complex="bold"/>
    </style:style>
    <style:style style:name="P4" style:family="paragraph" style:parent-style-name="Standard">
      <style:paragraph-properties fo:text-align="start" style:justify-single-word="false"/>
      <style:text-properties style:font-name="Calibri" fo:font-weight="bold" officeooo:rsid="00453d4f" officeooo:paragraph-rsid="010016b5" style:font-weight-asian="bold" style:font-weight-complex="bold"/>
    </style:style>
    <style:style style:name="P5" style:family="paragraph" style:parent-style-name="Standard">
      <style:text-properties style:font-name="Calibri" fo:font-weight="bold" officeooo:rsid="00477c20" officeooo:paragraph-rsid="010016b5" style:font-weight-asian="bold" style:font-weight-complex="bold"/>
    </style:style>
    <style:style style:name="P6" style:family="paragraph" style:parent-style-name="Standard">
      <style:text-properties style:font-name="Calibri" fo:font-weight="bold" officeooo:rsid="00535f37" officeooo:paragraph-rsid="010016b5" style:font-weight-asian="bold" style:font-weight-complex="bold"/>
    </style:style>
    <style:style style:name="P7" style:family="paragraph" style:parent-style-name="Standard">
      <style:paragraph-properties fo:text-align="center" style:justify-single-word="false">
        <style:tab-stops/>
      </style:paragraph-properties>
      <style:text-properties style:font-name="Calibri" fo:font-weight="bold" officeooo:paragraph-rsid="010016b5" fo:background-color="transparent" style:font-weight-asian="bold"/>
    </style:style>
    <style:style style:name="P8" style:family="paragraph" style:parent-style-name="Standard">
      <style:paragraph-properties fo:text-align="start" style:justify-single-word="false"/>
      <style:text-properties style:font-name="Calibri" fo:font-weight="normal" officeooo:rsid="00453d4f" officeooo:paragraph-rsid="010016b5" style:font-weight-asian="normal" style:font-weight-complex="normal"/>
    </style:style>
    <style:style style:name="P9" style:family="paragraph" style:parent-style-name="Standard">
      <style:text-properties style:font-name="Calibri" fo:font-weight="normal" officeooo:rsid="00535f37" officeooo:paragraph-rsid="010016b5" style:font-weight-asian="normal" style:font-weight-complex="normal"/>
    </style:style>
    <style:style style:name="P10" style:family="paragraph" style:parent-style-name="Standard">
      <style:text-properties style:font-name="Calibri" fo:font-weight="normal" officeooo:rsid="005453e5" officeooo:paragraph-rsid="010016b5" style:font-weight-asian="normal" style:font-weight-complex="normal"/>
    </style:style>
    <style:style style:name="P11" style:family="paragraph" style:parent-style-name="Standard">
      <style:paragraph-properties fo:text-align="start" style:justify-single-word="false">
        <style:tab-stops/>
      </style:paragraph-properties>
      <style:text-properties style:font-name="Calibri" officeooo:paragraph-rsid="010016b5" fo:background-color="transparent"/>
    </style:style>
    <style:style style:name="P12" style:family="paragraph" style:parent-style-name="Standard">
      <style:paragraph-properties fo:text-align="center" style:justify-single-word="false">
        <style:tab-stops/>
      </style:paragraph-properties>
      <style:text-properties style:font-name="Calibri" officeooo:paragraph-rsid="010016b5" fo:background-color="transparent"/>
    </style:style>
    <style:style style:name="P13" style:family="paragraph" style:parent-style-name="Standard">
      <style:paragraph-properties fo:text-align="start" style:justify-single-word="false">
        <style:tab-stops/>
      </style:paragraph-properties>
      <style:text-properties style:font-name="Calibri" officeooo:paragraph-rsid="010016b5"/>
    </style:style>
    <style:style style:name="P14" style:family="paragraph" style:parent-style-name="Standard">
      <style:paragraph-properties fo:text-align="center" style:justify-single-word="false">
        <style:tab-stops/>
      </style:paragraph-properties>
      <style:text-properties style:font-name="Calibri" officeooo:paragraph-rsid="010016b5"/>
    </style:style>
    <style:style style:name="P15" style:family="paragraph" style:parent-style-name="Standard">
      <style:text-properties style:font-name="Calibri" officeooo:rsid="005894e1" officeooo:paragraph-rsid="010016b5"/>
    </style:style>
    <style:style style:name="P16" style:family="paragraph" style:parent-style-name="Standard">
      <style:text-properties style:font-name="Calibri" officeooo:rsid="00535f37" officeooo:paragraph-rsid="010016b5"/>
    </style:style>
    <style:style style:name="P17" style:family="paragraph" style:parent-style-name="Standard">
      <style:text-properties style:font-name="Calibri" fo:font-size="14pt" fo:font-weight="bold" officeooo:rsid="004b92a8" officeooo:paragraph-rsid="010016b5" style:font-size-asian="14pt" style:font-weight-asian="bold" style:font-size-complex="14pt" style:font-weight-complex="bold"/>
    </style:style>
    <style:style style:name="P18" style:family="paragraph" style:parent-style-name="Standard">
      <style:text-properties style:font-name="Calibri" fo:font-size="12pt" fo:font-style="normal" fo:font-weight="bold" officeooo:rsid="00477c20" officeooo:paragraph-rsid="00962b5c" style:font-size-asian="12pt" style:font-style-asian="normal" style:font-weight-asian="bold" style:font-size-complex="12pt" style:font-style-complex="normal" style:font-weight-complex="bold"/>
    </style:style>
    <style:style style:name="P19" style:family="paragraph" style:parent-style-name="Standard">
      <loext:graphic-properties draw:fill="none"/>
      <style:paragraph-properties fo:margin-left="0cm" fo:margin-right="0cm" fo:margin-top="0.101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3837d1" officeooo:paragraph-rsid="010016b5" style:font-size-asian="14pt" style:font-weight-asian="bold" style:font-size-complex="14pt" style:font-weight-complex="bold"/>
    </style:style>
    <style:style style:name="P20" style:family="paragraph" style:parent-style-name="Standard">
      <style:paragraph-properties fo:margin-left="0cm" fo:margin-right="0cm" fo:margin-top="0cm" fo:margin-bottom="0cm" loext:contextual-spacing="false" fo:text-indent="0cm" style:auto-text-indent="false"/>
      <style:text-properties style:font-name="Calibri" fo:font-size="14pt" fo:font-weight="bold" officeooo:rsid="001137bd" officeooo:paragraph-rsid="001137bd" style:font-size-asian="14pt" style:font-weight-asian="bold" style:font-size-complex="14pt" style:font-weight-complex="bold"/>
    </style:style>
    <style:style style:name="P21"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weight="bold" officeooo:rsid="006d92f1" officeooo:paragraph-rsid="006d92f1" style:font-weight-asian="bold" style:font-weight-complex="bold"/>
    </style:style>
    <style:style style:name="P22"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1137bd" officeooo:paragraph-rsid="006948ff" style:font-weight-asian="bold" style:font-weight-complex="bold"/>
    </style:style>
    <style:style style:name="P23"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1137bd" officeooo:paragraph-rsid="001137bd" style:font-weight-asian="bold" style:font-weight-complex="bold"/>
    </style:style>
    <style:style style:name="P24"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1950a0" officeooo:paragraph-rsid="001950a0" style:font-weight-asian="bold" style:font-weight-complex="bold"/>
    </style:style>
    <style:style style:name="P25" style:family="paragraph" style:parent-style-name="Standard">
      <style:paragraph-properties fo:margin-left="0cm" fo:margin-right="0cm" fo:margin-top="0cm" fo:margin-bottom="0cm" loext:contextual-spacing="false" fo:text-indent="0cm" style:auto-text-indent="false"/>
      <style:text-properties style:font-name="Calibri" officeooo:rsid="006948ff" officeooo:paragraph-rsid="006948ff"/>
    </style:style>
    <style:style style:name="P26" style:family="paragraph" style:parent-style-name="Standard">
      <style:paragraph-properties fo:margin-left="0cm" fo:margin-right="0cm" fo:margin-top="0cm" fo:margin-bottom="0cm" loext:contextual-spacing="false" fo:text-indent="0cm" style:auto-text-indent="false"/>
      <style:text-properties style:font-name="Calibri" officeooo:rsid="001137bd" officeooo:paragraph-rsid="006948ff"/>
    </style:style>
    <style:style style:name="P27" style:family="paragraph" style:parent-style-name="Standard">
      <style:paragraph-properties fo:margin-left="0cm" fo:margin-right="0cm" fo:margin-top="0cm" fo:margin-bottom="0cm" loext:contextual-spacing="false" fo:text-indent="0cm" style:auto-text-indent="false"/>
      <style:text-properties style:font-name="Calibri" officeooo:rsid="001137bd" officeooo:paragraph-rsid="00c2879c"/>
    </style:style>
    <style:style style:name="P28" style:family="paragraph" style:parent-style-name="Standard">
      <style:paragraph-properties fo:margin-left="0cm" fo:margin-right="0cm" fo:margin-top="0cm" fo:margin-bottom="0cm" loext:contextual-spacing="false" fo:text-indent="0cm" style:auto-text-indent="false"/>
      <style:text-properties style:font-name="Calibri" officeooo:rsid="001137bd" officeooo:paragraph-rsid="001137bd"/>
    </style:style>
    <style:style style:name="P29" style:family="paragraph" style:parent-style-name="Standard">
      <style:paragraph-properties fo:margin-left="0cm" fo:margin-right="0cm" fo:margin-top="0cm" fo:margin-bottom="0cm" loext:contextual-spacing="false" fo:text-indent="0cm" style:auto-text-indent="false"/>
      <style:text-properties style:font-name="Calibri" officeooo:rsid="001950a0" officeooo:paragraph-rsid="001950a0"/>
    </style:style>
    <style:style style:name="P30"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size="12pt" fo:font-weight="bold" officeooo:rsid="00764cb6" officeooo:paragraph-rsid="00764cb6" style:font-size-asian="10.5pt" style:font-weight-asian="bold" style:font-size-complex="12pt" style:font-weight-complex="bold"/>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764cb6" officeooo:paragraph-rsid="00764cb6" style:font-size-asian="10.5pt" style:font-weight-asian="bold" style:font-size-complex="12pt" style:font-weight-complex="bold"/>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7afe7c" officeooo:paragraph-rsid="007afe7c" style:font-size-asian="10.5pt" style:font-weight-asian="bold" style:font-size-complex="12pt" style:font-weight-complex="bold"/>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7f592a" officeooo:paragraph-rsid="007afe7c" style:font-size-asian="10.5pt" style:font-weight-asian="bold" style:font-size-complex="12pt" style:font-weight-complex="bold"/>
    </style:style>
    <style:style style:name="P3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0e12d51" officeooo:paragraph-rsid="00e12d51" style:font-size-asian="10.5pt" style:font-weight-asian="bold" style:font-size-complex="12pt" style:font-weight-complex="bold"/>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ce83da" officeooo:paragraph-rsid="010dc3dc" style:font-size-asian="10.5pt" style:font-weight-asian="bold" style:font-size-complex="12pt" style:font-weight-complex="bold"/>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1492246" officeooo:paragraph-rsid="01492246" style:font-size-asian="10.5pt" style:font-weight-asian="bold" style:font-size-complex="12pt" style:font-weight-complex="bold"/>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12bcbf8" officeooo:paragraph-rsid="013fc3c6" style:font-size-asian="10.5pt" style:font-weight-asian="bold" style:font-size-complex="12pt" style:font-weight-complex="bold"/>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9d6740" officeooo:paragraph-rsid="00d02945" style:font-size-asian="10.5pt" style:font-weight-asian="bold" style:font-size-complex="12pt" style:font-weight-complex="bold"/>
    </style:style>
    <style:style style:name="P39"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size="12pt" fo:font-weight="bold" officeooo:rsid="009d6740" officeooo:paragraph-rsid="009d6740" style:font-size-asian="12pt" style:font-weight-asian="bold" style:font-size-complex="12pt" style:font-weight-complex="bold"/>
    </style:style>
    <style:style style:name="P4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bold" officeooo:rsid="009d6740" officeooo:paragraph-rsid="009d6740"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09d6740" officeooo:paragraph-rsid="011df530"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0e12d51" officeooo:paragraph-rsid="00e12d51" style:font-size-asian="12pt" style:font-weight-asian="bold" style:font-size-complex="12pt" style:font-weight-complex="bold"/>
    </style:style>
    <style:style style:name="P4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01137bd" officeooo:paragraph-rsid="00e12d51" style:font-size-asian="12pt" style:font-weight-asian="bold" style:font-size-complex="12pt" style:font-weight-complex="bold"/>
    </style:style>
    <style:style style:name="P44"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986f45" style:font-size-asian="12pt" style:font-weight-asian="bold" style:font-size-complex="12pt" style:font-weight-complex="bold"/>
    </style:style>
    <style:style style:name="P45"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21a8d1" style:font-size-asian="12pt" style:font-weight-asian="bold" style:font-size-complex="12pt" style:font-weight-complex="bold"/>
    </style:style>
    <style:style style:name="P46"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8ddf03" style:font-size-asian="12pt" style:font-weight-asian="bold" style:font-size-complex="12pt" style:font-weight-complex="bold"/>
    </style:style>
    <style:style style:name="P47"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238e4a" style:font-size-asian="12pt" style:font-weight-asian="bold" style:font-size-complex="12pt" style:font-weight-complex="bold"/>
    </style:style>
    <style:style style:name="P48"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1b5432" style:font-size-asian="12pt" style:font-weight-asian="bold" style:font-size-complex="12pt" style:font-weight-complex="bold"/>
    </style:style>
    <style:style style:name="P49"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1c7c9d" style:font-size-asian="12pt" style:font-weight-asian="bold" style:font-size-complex="12pt" style:font-weight-complex="bold"/>
    </style:style>
    <style:style style:name="P50"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137bd" officeooo:paragraph-rsid="001bc95d" style:font-size-asian="12pt" style:font-weight-asian="bold" style:font-size-complex="12pt" style:font-weight-complex="bold"/>
    </style:style>
    <style:style style:name="P51"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size="12pt" fo:font-weight="bold" officeooo:rsid="001e26ed" officeooo:paragraph-rsid="001bc95d" style:font-size-asian="12pt" style:font-weight-asian="bold" style:font-size-complex="12pt" style:font-weight-complex="bold"/>
    </style:style>
    <style:style style:name="P52"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e26ed" officeooo:paragraph-rsid="001bc95d" style:font-size-asian="12pt" style:font-weight-asian="bold" style:font-size-complex="12pt" style:font-weight-complex="bold"/>
    </style:style>
    <style:style style:name="P53"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9ced2" officeooo:paragraph-rsid="001e26ed" style:font-size-asian="12pt" style:font-weight-asian="bold" style:font-size-complex="12pt" style:font-weight-complex="bold"/>
    </style:style>
    <style:style style:name="P54"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9ced2" officeooo:paragraph-rsid="008ddf03" style:font-size-asian="12pt" style:font-weight-asian="bold" style:font-size-complex="12pt" style:font-weight-complex="bold"/>
    </style:style>
    <style:style style:name="P55"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9ced2" officeooo:paragraph-rsid="00238e4a" style:font-size-asian="12pt" style:font-weight-asian="bold" style:font-size-complex="12pt" style:font-weight-complex="bold"/>
    </style:style>
    <style:style style:name="P56"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48455b" officeooo:paragraph-rsid="00986f45" style:font-size-asian="12pt" style:font-weight-asian="bold" style:font-size-complex="12pt" style:font-weight-complex="bold"/>
    </style:style>
    <style:style style:name="P57" style:family="paragraph" style:parent-style-name="Standard">
      <style:paragraph-properties fo:margin-left="0cm" fo:margin-right="0cm" fo:margin-top="0cm" fo:margin-bottom="0cm" loext:contextual-spacing="false" fo:text-indent="0cm" style:auto-text-indent="false"/>
      <style:text-properties style:font-name="Calibri" fo:font-size="12pt" fo:font-weight="bold" officeooo:rsid="001b5432" officeooo:paragraph-rsid="001e26ed" style:font-size-asian="12pt" style:font-weight-asian="bold" style:font-size-complex="12pt" style:font-weight-complex="bold"/>
    </style:style>
    <style:style style:name="P58"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90351" officeooo:paragraph-rsid="01790351" style:font-size-asian="12pt" style:font-weight-asian="bold" style:font-size-complex="12pt" style:font-weight-complex="bold"/>
    </style:style>
    <style:style style:name="P59"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90351" officeooo:paragraph-rsid="017acc25"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90351" officeooo:paragraph-rsid="018328f6"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acc25" officeooo:paragraph-rsid="017acc25"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ed326" officeooo:paragraph-rsid="017ed326"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7ed326" officeooo:paragraph-rsid="01808c0a"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margin-top="0cm" fo:margin-bottom="0cm" loext:contextual-spacing="false" fo:text-align="end"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800126" officeooo:paragraph-rsid="01800126"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800126" officeooo:paragraph-rsid="01800126"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18432ca" officeooo:paragraph-rsid="018432ca" style:font-size-asian="12pt" style:font-weight-asian="bold" style:font-size-complex="12pt" style:font-weight-complex="bold"/>
    </style:style>
    <style:style style:name="P6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764cb6" officeooo:paragraph-rsid="007b18a1" style:font-size-asian="10.5pt" style:font-weight-asian="normal" style:font-size-complex="12pt" style:font-weight-complex="normal"/>
    </style:style>
    <style:style style:name="P6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764cb6" officeooo:paragraph-rsid="00764cb6" style:font-size-asian="10.5pt" style:font-weight-asian="normal" style:font-size-complex="12pt" style:font-weight-complex="normal"/>
    </style:style>
    <style:style style:name="P6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0d02945" style:font-size-asian="10.5pt" style:font-weight-asian="normal" style:font-size-complex="12pt" style:font-weight-complex="normal"/>
    </style:style>
    <style:style style:name="P7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146a67a" style:font-size-asian="10.5pt" style:font-weight-asian="normal" style:font-size-complex="12pt" style:font-weight-complex="normal"/>
    </style:style>
    <style:style style:name="P7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14c7688" style:font-size-asian="10.5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14cbd66" style:font-size-asian="10.5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152d04a" style:font-size-asian="10.5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9d6740" officeooo:paragraph-rsid="01581476" style:font-size-asian="10.5pt" style:font-weight-asian="normal" style:font-size-complex="12pt" style:font-weight-complex="normal"/>
    </style:style>
    <style:style style:name="P7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ce83da" officeooo:paragraph-rsid="010072b6" style:font-size-asian="10.5pt" style:font-weight-asian="normal" style:font-size-complex="12pt" style:font-weight-complex="normal"/>
    </style:style>
    <style:style style:name="P7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ce83da" officeooo:paragraph-rsid="010dc3dc" style:font-size-asian="10.5pt" style:font-weight-asian="normal" style:font-size-complex="12pt" style:font-weight-complex="normal"/>
    </style:style>
    <style:style style:name="P7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0ce83da" officeooo:paragraph-rsid="0146a67a" style:font-size-asian="10.5pt" style:font-weight-asian="normal" style:font-size-complex="12pt" style:font-weight-complex="normal"/>
    </style:style>
    <style:style style:name="P7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cd398e" officeooo:paragraph-rsid="015f6890" style:font-size-asian="10.5pt" style:font-weight-asian="normal" style:font-size-complex="12pt" style:font-weight-complex="normal"/>
    </style:style>
    <style:style style:name="P7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cd565a" officeooo:paragraph-rsid="015f6890" style:font-size-asian="10.5pt" style:font-weight-asian="normal" style:font-size-complex="12pt" style:font-weight-complex="normal"/>
    </style:style>
    <style:style style:name="P8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daef3e" officeooo:paragraph-rsid="015f6890" style:font-size-asian="10.5pt" style:font-weight-asian="normal" style:font-size-complex="12pt" style:font-weight-complex="normal"/>
    </style:style>
    <style:style style:name="P8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2bcbf8" officeooo:paragraph-rsid="013fc3c6" style:font-size-asian="10.5pt" style:font-weight-asian="normal" style:font-size-complex="12pt" style:font-weight-complex="normal"/>
    </style:style>
    <style:style style:name="P8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492246" officeooo:paragraph-rsid="01492246" style:font-size-asian="10.5pt" style:font-weight-asian="normal" style:font-size-complex="12pt" style:font-weight-complex="normal"/>
    </style:style>
    <style:style style:name="P8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492246" officeooo:paragraph-rsid="014e28c5" style:font-size-asian="10.5pt" style:font-weight-asian="normal" style:font-size-complex="12pt" style:font-weight-complex="normal"/>
    </style:style>
    <style:style style:name="P8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492246" officeooo:paragraph-rsid="0150249c" style:font-size-asian="10.5pt" style:font-weight-asian="normal" style:font-size-complex="12pt" style:font-weight-complex="normal"/>
    </style:style>
    <style:style style:name="P8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492246" officeooo:paragraph-rsid="015231f0" style:font-size-asian="10.5pt" style:font-weight-asian="normal" style:font-size-complex="12pt" style:font-weight-complex="normal"/>
    </style:style>
    <style:style style:name="P8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2pt" fo:font-weight="normal" officeooo:rsid="01535412" officeooo:paragraph-rsid="01535412" style:font-size-asian="10.5pt" style:font-weight-asian="normal" style:font-size-complex="12pt" style:font-weight-complex="normal"/>
    </style:style>
    <style:style style:name="P87" style:family="paragraph" style:parent-style-name="Standard">
      <style:paragraph-properties fo:margin-left="0cm" fo:margin-right="0cm" fo:margin-top="0cm" fo:margin-bottom="0cm" loext:contextual-spacing="false" fo:text-indent="0cm" style:auto-text-indent="false"/>
      <style:text-properties style:font-name="Calibri" fo:font-size="12pt" fo:font-weight="normal" officeooo:rsid="001c7c9d" officeooo:paragraph-rsid="001b5432" style:font-size-asian="12pt" style:font-weight-asian="normal" style:font-size-complex="12pt" style:font-weight-complex="normal"/>
    </style:style>
    <style:style style:name="P88" style:family="paragraph" style:parent-style-name="Standard" style:list-style-name="L4">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17ed326" officeooo:paragraph-rsid="017ed326" style:font-size-asian="12pt" style:font-weight-asian="normal" style:font-size-complex="12pt" style:font-weight-complex="normal"/>
    </style:style>
    <style:style style:name="P89" style:family="paragraph" style:parent-style-name="Standard" style:list-style-name="L4">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17ed326" officeooo:paragraph-rsid="01808c0a" style:font-size-asian="12pt" style:font-weight-asian="normal" style:font-size-complex="12pt" style:font-weight-complex="normal"/>
    </style:style>
    <style:style style:name="P90" style:family="paragraph" style:parent-style-name="Standard" style:list-style-name="L4">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1808c0a" officeooo:paragraph-rsid="01808c0a" style:font-size-asian="12pt" style:font-weight-asian="normal" style:font-size-complex="12pt" style:font-weight-complex="normal"/>
    </style:style>
    <style:style style:name="P91" style:family="paragraph" style:parent-style-name="Standard" style:list-style-name="L4">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1822ff4" officeooo:paragraph-rsid="01822ff4" style:font-size-asian="12pt" style:font-weight-asian="normal" style:font-size-complex="12pt" style:font-weight-complex="normal"/>
    </style:style>
    <style:style style:name="P92"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size="12pt" officeooo:rsid="004d6c23" officeooo:paragraph-rsid="004d6c23" style:font-size-asian="12pt" style:font-size-complex="12pt"/>
    </style:style>
    <style:style style:name="P93"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1ab1a3" officeooo:paragraph-rsid="001bc95d"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16cf26" officeooo:paragraph-rsid="00238e4a"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14f6e0" officeooo:paragraph-rsid="0019ced2"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14f6e0" officeooo:paragraph-rsid="001b5432"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902f0b" officeooo:paragraph-rsid="00902f0b"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normal" officeooo:rsid="00921214" officeooo:paragraph-rsid="00921214"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size="12pt" fo:font-style="normal" fo:font-weight="bold" officeooo:rsid="00902f0b" officeooo:paragraph-rsid="00902f0b" style:font-size-asian="12pt" style:font-style-asian="normal" style:font-weight-asian="bold" style:font-size-complex="12pt" style:font-style-complex="normal" style:font-weight-complex="bold"/>
    </style:style>
    <style:style style:name="P100"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bold" officeooo:rsid="00902f0b" officeooo:paragraph-rsid="00902f0b" style:font-size-asian="12pt" style:font-style-asian="normal" style:font-weight-asian="bold" style:font-size-complex="12pt" style:font-style-complex="normal" style:font-weight-complex="bold"/>
    </style:style>
    <style:style style:name="P101" style:family="paragraph" style:parent-style-name="Standard">
      <style:paragraph-properties fo:margin-left="0cm" fo:margin-right="0cm" fo:margin-top="0cm" fo:margin-bottom="0cm" loext:contextual-spacing="false" fo:text-indent="0cm" style:auto-text-indent="false"/>
      <style:text-properties style:font-name="Calibri" fo:font-size="12pt" fo:font-style="normal" fo:font-weight="bold" officeooo:rsid="00962b5c" officeooo:paragraph-rsid="00962b5c" style:font-size-asian="12pt" style:font-style-asian="normal" style:font-weight-asian="bold" style:font-size-complex="12pt" style:font-style-complex="normal" style:font-weight-complex="bold"/>
    </style:style>
    <style:style style:name="P102" style:family="paragraph" style:parent-style-name="Standard">
      <style:paragraph-properties fo:margin-left="0cm" fo:margin-right="0cm" fo:margin-top="0cm" fo:margin-bottom="0cm" loext:contextual-spacing="false" fo:text-indent="0cm" style:auto-text-indent="false"/>
      <style:text-properties style:font-name="Calibri" officeooo:paragraph-rsid="00e12d51"/>
    </style:style>
    <style:style style:name="P103" style:family="paragraph" style:parent-style-name="Standard" style:list-style-name="L1">
      <style:paragraph-properties fo:margin-left="0cm" fo:margin-right="0cm" fo:margin-top="0cm" fo:margin-bottom="0cm" loext:contextual-spacing="false" fo:text-indent="0cm" style:auto-text-indent="false"/>
      <style:text-properties style:font-name="Calibri" officeooo:paragraph-rsid="00e12d51"/>
    </style:style>
    <style:style style:name="P104" style:family="paragraph" style:parent-style-name="Standard" style:list-style-name="L1">
      <style:paragraph-properties fo:margin-left="0cm" fo:margin-right="0cm" fo:margin-top="0cm" fo:margin-bottom="0cm" loext:contextual-spacing="false" fo:text-indent="0cm" style:auto-text-indent="false"/>
      <style:text-properties style:font-name="Calibri" fo:font-weight="normal" officeooo:rsid="005a66e0" officeooo:paragraph-rsid="00e12d51" style:font-weight-asian="normal" style:font-weight-complex="normal"/>
    </style:style>
    <style:style style:name="P105"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5e2683" officeooo:paragraph-rsid="005e2683" style:font-weight-asian="normal" style:font-weight-complex="normal"/>
    </style:style>
    <style:style style:name="P106"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499451" officeooo:paragraph-rsid="005e2683" style:font-weight-asian="normal" style:font-weight-complex="normal"/>
    </style:style>
    <style:style style:name="P107"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477c20" officeooo:paragraph-rsid="005e2683" style:font-weight-asian="normal" style:font-weight-complex="normal"/>
    </style:style>
    <style:style style:name="P108"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477c20" officeooo:paragraph-rsid="00477c20" style:font-weight-asian="normal" style:font-weight-complex="normal"/>
    </style:style>
    <style:style style:name="P109"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37494f" officeooo:paragraph-rsid="0045f891" style:font-weight-asian="normal" style:font-weight-complex="normal"/>
    </style:style>
    <style:style style:name="P110"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48455b" officeooo:paragraph-rsid="0048455b" style:font-weight-asian="normal" style:font-weight-complex="normal"/>
    </style:style>
    <style:style style:name="P111" style:family="paragraph" style:parent-style-name="Standard">
      <style:paragraph-properties fo:margin-left="0cm" fo:margin-right="0cm" fo:margin-top="0cm" fo:margin-bottom="0cm" loext:contextual-spacing="false" fo:text-indent="0cm" style:auto-text-indent="false"/>
      <style:text-properties style:font-name="Calibri" fo:font-weight="normal" officeooo:rsid="0048455b" officeooo:paragraph-rsid="00986f45" style:font-weight-asian="normal" style:font-weight-complex="normal"/>
    </style:style>
    <style:style style:name="P112" style:family="paragraph" style:parent-style-name="Standard" style:list-style-name="L1">
      <style:paragraph-properties fo:margin-left="0cm" fo:margin-right="0cm" fo:margin-top="0cm" fo:margin-bottom="0cm" loext:contextual-spacing="false" fo:text-indent="0cm" style:auto-text-indent="false"/>
      <style:text-properties style:font-name="Calibri" officeooo:rsid="005a66e0" officeooo:paragraph-rsid="00e12d51"/>
    </style:style>
    <style:style style:name="P113" style:family="paragraph" style:parent-style-name="Standard">
      <style:paragraph-properties fo:margin-left="0cm" fo:margin-right="0cm" fo:margin-top="0cm" fo:margin-bottom="0cm" loext:contextual-spacing="false" fo:text-indent="0cm" style:auto-text-indent="false"/>
      <style:text-properties style:font-name="Calibri" officeooo:rsid="001137bd" officeooo:paragraph-rsid="00e12d51"/>
    </style:style>
    <style:style style:name="P114" style:family="paragraph" style:parent-style-name="Standard">
      <style:paragraph-properties fo:margin-left="0cm" fo:margin-right="0cm" fo:margin-top="0cm" fo:margin-bottom="0cm" loext:contextual-spacing="false" fo:text-indent="0cm" style:auto-text-indent="false"/>
      <style:text-properties style:font-name="Calibri" officeooo:rsid="001137bd" officeooo:paragraph-rsid="001b5432"/>
    </style:style>
    <style:style style:name="P115"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130de1" officeooo:paragraph-rsid="00e12d51" style:font-weight-asian="bold" style:font-weight-complex="bold"/>
    </style:style>
    <style:style style:name="P116"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5e2683" officeooo:paragraph-rsid="005e2683" style:font-weight-asian="bold" style:font-weight-complex="bold"/>
    </style:style>
    <style:style style:name="P117"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477c20" officeooo:paragraph-rsid="004d6c23" style:font-weight-asian="bold" style:font-weight-complex="bold"/>
    </style:style>
    <style:style style:name="P118"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962b5c" officeooo:paragraph-rsid="00986f45" style:font-weight-asian="bold" style:font-weight-complex="bold"/>
    </style:style>
    <style:style style:name="P119" style:family="paragraph" style:parent-style-name="Standard">
      <style:paragraph-properties fo:margin-left="0cm" fo:margin-right="0cm" fo:margin-top="0cm" fo:margin-bottom="0cm" loext:contextual-spacing="false" fo:text-indent="0cm" style:auto-text-indent="false"/>
      <style:text-properties style:font-name="Calibri" fo:font-weight="bold" officeooo:rsid="0062d725" officeooo:paragraph-rsid="00962b5c" style:font-weight-asian="bold" style:font-weight-complex="bold"/>
    </style:style>
    <style:style style:name="P120"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Calibri" fo:font-weight="bold" officeooo:rsid="015f6890" officeooo:paragraph-rsid="015f6890" style:font-weight-asian="bold" style:font-weight-complex="bold"/>
    </style:style>
    <style:style style:name="P12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weight="bold" officeooo:rsid="015f6890" officeooo:paragraph-rsid="015f6890" style:font-weight-asian="bold" style:font-weight-complex="bold"/>
    </style:style>
    <style:style style:name="P122" style:family="paragraph" style:parent-style-name="Standard">
      <style:paragraph-properties fo:margin-left="0cm" fo:margin-right="0cm" fo:margin-top="0cm" fo:margin-bottom="0cm" loext:contextual-spacing="false" fo:text-indent="0cm" style:auto-text-indent="false"/>
      <style:text-properties style:font-name="Calibri" officeooo:rsid="00499451" officeooo:paragraph-rsid="005e2683"/>
    </style:style>
    <style:style style:name="P123" style:family="paragraph" style:parent-style-name="Standard">
      <style:paragraph-properties fo:margin-left="0cm" fo:margin-right="0cm" fo:margin-top="0cm" fo:margin-bottom="0cm" loext:contextual-spacing="false" fo:text-indent="0cm" style:auto-text-indent="false"/>
      <style:text-properties style:font-name="Calibri" officeooo:rsid="00499451" officeooo:paragraph-rsid="0073152a"/>
    </style:style>
    <style:style style:name="P124" style:family="paragraph" style:parent-style-name="Standard">
      <style:paragraph-properties fo:margin-left="0cm" fo:margin-right="0cm" fo:margin-top="0cm" fo:margin-bottom="0cm" loext:contextual-spacing="false" fo:text-indent="0cm" style:auto-text-indent="false"/>
      <style:text-properties style:font-name="Calibri" officeooo:paragraph-rsid="0073152a"/>
    </style:style>
    <style:style style:name="P125" style:family="paragraph" style:parent-style-name="Standard">
      <style:paragraph-properties fo:margin-left="0cm" fo:margin-right="0cm" fo:margin-top="0cm" fo:margin-bottom="0cm" loext:contextual-spacing="false" fo:text-indent="0cm" style:auto-text-indent="false"/>
      <style:text-properties style:font-name="Calibri" officeooo:paragraph-rsid="004d6c23"/>
    </style:style>
    <style:style style:name="P126" style:family="paragraph" style:parent-style-name="Standard">
      <style:paragraph-properties fo:margin-left="0cm" fo:margin-right="0cm" fo:margin-top="0cm" fo:margin-bottom="0cm" loext:contextual-spacing="false" fo:text-indent="0cm" style:auto-text-indent="false"/>
      <style:text-properties style:font-name="Calibri" officeooo:rsid="00477c20" officeooo:paragraph-rsid="00477c20"/>
    </style:style>
    <style:style style:name="P127" style:family="paragraph" style:parent-style-name="Standard">
      <style:paragraph-properties fo:margin-left="0cm" fo:margin-right="0cm" fo:margin-top="0cm" fo:margin-bottom="0cm" loext:contextual-spacing="false" fo:text-indent="0cm" style:auto-text-indent="false"/>
      <style:text-properties style:font-name="Calibri" fo:font-size="14pt" fo:font-weight="normal" officeooo:rsid="0048455b" officeooo:paragraph-rsid="001137bd" style:font-size-asian="14pt" style:font-weight-asian="normal" style:font-size-complex="14pt" style:font-weight-complex="normal"/>
    </style:style>
    <style:style style:name="P12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4pt" fo:font-weight="normal" officeooo:rsid="00ce83da" officeooo:paragraph-rsid="0146a67a" style:font-size-asian="14pt" style:font-weight-asian="normal" style:font-size-complex="14pt" style:font-weight-complex="normal"/>
    </style:style>
    <style:style style:name="P12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4pt" fo:font-weight="normal" officeooo:rsid="00ce83da" officeooo:paragraph-rsid="010072b6" style:font-size-asian="14pt" style:font-weight-asian="normal" style:font-size-complex="14pt" style:font-weight-complex="normal"/>
    </style:style>
    <style:style style:name="P130" style:family="paragraph" style:parent-style-name="Standard">
      <style:paragraph-properties fo:margin-left="0cm" fo:margin-right="0cm" fo:margin-top="0cm" fo:margin-bottom="0cm" loext:contextual-spacing="false" fo:text-indent="0cm" style:auto-text-indent="false"/>
      <style:text-properties style:font-name="Calibri" fo:font-size="14pt" fo:font-weight="bold" officeooo:rsid="001137bd" officeooo:paragraph-rsid="001137bd" style:font-size-asian="14pt" style:font-weight-asian="bold" style:font-size-complex="14pt" style:font-weight-complex="bold"/>
    </style:style>
    <style:style style:name="P13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4pt" fo:font-weight="bold" officeooo:rsid="00ce83da" officeooo:paragraph-rsid="0141b8e3" style:font-size-asian="14pt" style:font-weight-asian="bold" style:font-size-complex="14pt" style:font-weight-complex="bold"/>
    </style:style>
    <style:style style:name="P132" style:family="paragraph" style:parent-style-name="Standard">
      <style:paragraph-properties fo:margin-left="0cm" fo:margin-right="0cm" fo:margin-top="0cm" fo:margin-bottom="0cm" loext:contextual-spacing="false" fo:text-indent="0cm" style:auto-text-indent="false"/>
      <style:text-properties style:font-name="Calibri" officeooo:rsid="0048455b" officeooo:paragraph-rsid="00986f45"/>
    </style:style>
    <style:style style:name="P133" style:family="paragraph" style:parent-style-name="Standard">
      <style:paragraph-properties fo:margin-left="0cm" fo:margin-right="0cm" fo:margin-top="0cm" fo:margin-bottom="0cm" loext:contextual-spacing="false" fo:text-indent="0cm" style:auto-text-indent="false"/>
      <style:text-properties style:font-name="Calibri" officeooo:rsid="0062d725" officeooo:paragraph-rsid="00962b5c"/>
    </style:style>
    <style:style style:name="P13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ce83da" officeooo:paragraph-rsid="012bcbf8" style:font-size-asian="11pt" style:font-style-asian="italic" style:font-weight-asian="normal" style:font-size-complex="11pt" style:font-style-complex="italic" style:font-weight-complex="normal"/>
    </style:style>
    <style:style style:name="P13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ce83da" officeooo:paragraph-rsid="013a8bbf" style:font-size-asian="11pt" style:font-style-asian="italic" style:font-weight-asian="normal" style:font-size-complex="11pt" style:font-style-complex="italic" style:font-weight-complex="normal"/>
    </style:style>
    <style:style style:name="P13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ce83da" officeooo:paragraph-rsid="0146a67a" style:font-size-asian="11pt" style:font-style-asian="italic" style:font-weight-asian="normal" style:font-size-complex="11pt" style:font-style-complex="italic" style:font-weight-complex="normal"/>
    </style:style>
    <style:style style:name="P13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ce83da" officeooo:paragraph-rsid="016c8eea" style:font-size-asian="11pt" style:font-style-asian="italic" style:font-weight-asian="normal" style:font-size-complex="11pt" style:font-style-complex="italic" style:font-weight-complex="normal"/>
    </style:style>
    <style:style style:name="P13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ce83da" officeooo:paragraph-rsid="017229b7" style:font-size-asian="11pt" style:font-style-asian="italic" style:font-weight-asian="normal" style:font-size-complex="11pt" style:font-style-complex="italic" style:font-weight-complex="normal"/>
    </style:style>
    <style:style style:name="P13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fo:font-style="italic" fo:font-weight="normal" officeooo:rsid="009d6740" officeooo:paragraph-rsid="01475050" style:font-size-asian="11pt" style:font-style-asian="italic" style:font-weight-asian="normal" style:font-size-complex="11pt" style:font-style-complex="italic" style:font-weight-complex="normal"/>
    </style:style>
    <style:style style:name="P14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1pt" fo:font-weight="normal" officeooo:rsid="00ce83da" officeooo:paragraph-rsid="017233b6" style:font-size-asian="11pt" style:font-weight-asian="normal" style:font-size-complex="11pt" style:font-weight-complex="normal"/>
    </style:style>
    <style:style style:name="P141"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weight="bold" officeooo:rsid="00764cb6" officeooo:paragraph-rsid="00764cb6" style:font-size-asian="14pt" style:font-weight-asian="bold" style:font-size-complex="14pt" style:font-weight-complex="bold"/>
    </style:style>
    <style:style style:name="P142"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weight="bold" officeooo:rsid="009d6740" officeooo:paragraph-rsid="009d6740" style:font-size-asian="14pt" style:font-weight-asian="bold" style:font-size-complex="14pt" style:font-weight-complex="bold"/>
    </style:style>
    <style:style style:name="P14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e12d51" officeooo:paragraph-rsid="00e12d51" style:font-size-asian="14pt" style:font-weight-asian="bold" style:font-size-complex="14pt" style:font-weight-complex="bold"/>
    </style:style>
    <style:style style:name="P14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e12d51" officeooo:paragraph-rsid="01790351" style:font-size-asian="14pt" style:font-weight-asian="bold" style:font-size-complex="14pt" style:font-weight-complex="bold"/>
    </style:style>
    <style:style style:name="P14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e12d51" officeooo:paragraph-rsid="017acc25" style:font-size-asian="14pt" style:font-weight-asian="bold" style:font-size-complex="14pt" style:font-weight-complex="bold"/>
    </style:style>
    <style:style style:name="P14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e12d51" officeooo:paragraph-rsid="01800126" style:font-size-asian="14pt" style:font-weight-asian="bold" style:font-size-complex="14pt" style:font-weight-complex="bold"/>
    </style:style>
    <style:style style:name="P14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reak-before="page" fo:background-color="transparent">
        <style:tab-stops>
          <style:tab-stop style:position="0.097cm"/>
          <style:tab-stop style:position="0.312cm"/>
          <style:tab-stop style:position="1.011cm"/>
        </style:tab-stops>
      </style:paragraph-properties>
      <style:text-properties style:font-name="Calibri" fo:font-size="14pt" fo:font-weight="bold" officeooo:rsid="00e12d51" officeooo:paragraph-rsid="018328f6" style:font-size-asian="14pt" style:font-weight-asian="bold" style:font-size-complex="14pt" style:font-weight-complex="bold"/>
    </style:style>
    <style:style style:name="P148"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weight="bold" officeooo:rsid="004b92a8" officeooo:paragraph-rsid="004d6c23" style:font-size-asian="14pt" style:font-weight-asian="bold" style:font-size-complex="14pt" style:font-weight-complex="bold"/>
    </style:style>
    <style:style style:name="P149"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weight="bold" officeooo:rsid="001137bd" officeooo:paragraph-rsid="001137bd" style:font-size-asian="14pt" style:font-weight-asian="bold" style:font-size-complex="14pt" style:font-weight-complex="bold"/>
    </style:style>
    <style:style style:name="P150"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weight="bold" officeooo:rsid="015f6890" officeooo:paragraph-rsid="015f6890" style:font-size-asian="14pt" style:font-weight-asian="bold" style:font-size-complex="14pt" style:font-weight-complex="bold"/>
    </style:style>
    <style:style style:name="P151" style:family="paragraph" style:parent-style-name="Standard">
      <style:paragraph-properties fo:margin-left="0cm" fo:margin-right="0cm" fo:margin-top="0cm" fo:margin-bottom="0cm" loext:contextual-spacing="false" fo:text-indent="0cm" style:auto-text-indent="false" fo:break-before="page"/>
      <style:text-properties style:font-name="Calibri" fo:font-size="14pt" fo:font-style="normal" fo:font-weight="bold" officeooo:rsid="015f6890" officeooo:paragraph-rsid="015f6890" style:font-size-asian="14pt" style:font-style-asian="normal" style:font-weight-asian="bold" style:font-size-complex="14pt" style:font-style-complex="normal" style:font-weight-complex="bold"/>
    </style:style>
    <style:style style:name="P152"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style:font-name="Calibri" fo:font-size="14pt" fo:font-weight="normal" officeooo:rsid="00ce83da" officeooo:paragraph-rsid="0169114e" style:font-size-asian="14pt" style:font-weight-asian="normal" style:font-size-complex="14pt" style:font-weight-complex="normal"/>
    </style:style>
    <style:style style:name="P153"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style:font-name="Calibri" fo:font-size="14pt" fo:font-weight="normal" officeooo:rsid="00ce83da" officeooo:paragraph-rsid="01703361" style:font-size-asian="14pt" style:font-weight-asian="normal" style:font-size-complex="14pt" style:font-weight-complex="normal"/>
    </style:style>
    <style:style style:name="P154"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style:font-name="Calibri" fo:font-size="12pt" fo:font-weight="normal" officeooo:rsid="009d6740" officeooo:paragraph-rsid="01581476" style:font-size-asian="10.5pt" style:font-weight-asian="normal" style:font-size-complex="12pt" style:font-weight-complex="normal"/>
    </style:style>
    <style:style style:name="P155"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146a67a" officeooo:paragraph-rsid="0146a67a" style:font-size-asian="10.5pt" style:font-weight-asian="normal" style:font-size-complex="12pt" style:font-weight-complex="normal"/>
    </style:style>
    <style:style style:name="P156"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13d7aec" officeooo:paragraph-rsid="0146a67a" style:font-size-asian="10.5pt" style:font-weight-asian="normal" style:font-size-complex="12pt" style:font-weight-complex="normal"/>
    </style:style>
    <style:style style:name="P157"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12bcbf8" officeooo:paragraph-rsid="013fc3c6" style:font-size-asian="10.5pt" style:font-weight-asian="normal" style:font-size-complex="12pt" style:font-weight-complex="normal"/>
    </style:style>
    <style:style style:name="P158"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12bcbf8" officeooo:paragraph-rsid="0166e10d" style:font-size-asian="10.5pt" style:font-weight-asian="normal" style:font-size-complex="12pt" style:font-weight-complex="normal"/>
    </style:style>
    <style:style style:name="P159" style:family="paragraph" style:parent-style-name="Standard">
      <loext:graphic-properties draw:fill="none"/>
      <style:paragraph-properties fo:margin-left="0cm" fo:margin-right="0cm" fo:margin-top="0.199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cd38ac" officeooo:paragraph-rsid="016a1e8e" style:font-size-asian="10.5pt" style:font-weight-asian="normal" style:font-size-complex="12pt" style:font-weight-complex="normal"/>
    </style:style>
    <style:style style:name="P160"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ce83da" officeooo:paragraph-rsid="0141b8e3" style:font-size-asian="10.5pt" style:font-weight-asian="normal" style:font-size-complex="12pt" style:font-weight-complex="normal"/>
    </style:style>
    <style:style style:name="P161"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ce83da" officeooo:paragraph-rsid="0146a67a" style:font-size-asian="10.5pt" style:font-weight-asian="normal" style:font-size-complex="12pt" style:font-weight-complex="normal"/>
    </style:style>
    <style:style style:name="P162"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ce83da" officeooo:paragraph-rsid="01703361" style:font-size-asian="10.5pt" style:font-weight-asian="normal" style:font-size-complex="12pt" style:font-weight-complex="normal"/>
    </style:style>
    <style:style style:name="P163"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9f482e" officeooo:paragraph-rsid="01581476" style:font-size-asian="10.5pt" style:font-weight-asian="normal" style:font-size-complex="12pt" style:font-weight-complex="normal"/>
    </style:style>
    <style:style style:name="P164"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a1d43d" officeooo:paragraph-rsid="01581476" style:font-size-asian="10.5pt" style:font-weight-asian="normal" style:font-size-complex="12pt" style:font-weight-complex="normal"/>
    </style:style>
    <style:style style:name="P165"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9d6740" officeooo:paragraph-rsid="015759a1" style:font-size-asian="10.5pt" style:font-weight-asian="normal" style:font-size-complex="12pt" style:font-weight-complex="normal"/>
    </style:style>
    <style:style style:name="P166"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normal" officeooo:rsid="009d6740" officeooo:paragraph-rsid="0162bb53" style:font-size-asian="10.5pt" style:font-weight-asian="normal" style:font-size-complex="12pt" style:font-weight-complex="normal"/>
    </style:style>
    <style:style style:name="P167" style:family="paragraph" style:parent-style-name="Standard">
      <loext:graphic-properties draw:fill="none"/>
      <style:paragraph-properties fo:margin-left="0cm" fo:margin-right="0cm" fo:margin-top="0.199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size="12pt" fo:font-weight="bold" officeooo:rsid="00764cb6" officeooo:paragraph-rsid="007ee8a4" style:font-size-asian="10.5pt" style:font-weight-asian="bold" style:font-size-complex="12pt" style:font-weight-complex="bold"/>
    </style:style>
    <style:style style:name="P168"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bold" officeooo:rsid="012bcbf8" officeooo:paragraph-rsid="0166e10d" style:font-size-asian="10.5pt" style:font-weight-asian="bold" style:font-size-complex="12pt" style:font-weight-complex="bold"/>
    </style:style>
    <style:style style:name="P169"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bold" officeooo:rsid="00ce83da" officeooo:paragraph-rsid="01703361" style:font-size-asian="10.5pt" style:font-weight-asian="bold" style:font-size-complex="12pt" style:font-weight-complex="bold"/>
    </style:style>
    <style:style style:name="P170"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weight="bold" officeooo:rsid="009d6740" officeooo:paragraph-rsid="00d02945" style:font-size-asian="10.5pt" style:font-weight-asian="bold" style:font-size-complex="12pt" style:font-weight-complex="bold"/>
    </style:style>
    <style:style style:name="P171"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474c2d" style:font-size-asian="10.5pt" style:font-style-asian="italic" style:font-weight-asian="normal" style:font-size-complex="12pt" style:font-style-complex="italic" style:font-weight-complex="normal"/>
    </style:style>
    <style:style style:name="P172"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5baf3b" style:font-size-asian="10.5pt" style:font-style-asian="italic" style:font-weight-asian="normal" style:font-size-complex="12pt" style:font-style-complex="italic" style:font-weight-complex="normal"/>
    </style:style>
    <style:style style:name="P173"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6a1e8e" style:font-size-asian="10.5pt" style:font-style-asian="italic" style:font-weight-asian="normal" style:font-size-complex="12pt" style:font-style-complex="italic" style:font-weight-complex="normal"/>
    </style:style>
    <style:style style:name="P174"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6a97a9" style:font-size-asian="10.5pt" style:font-style-asian="italic" style:font-weight-asian="normal" style:font-size-complex="12pt" style:font-style-complex="italic" style:font-weight-complex="normal"/>
    </style:style>
    <style:style style:name="P175"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6c8eea" style:font-size-asian="10.5pt" style:font-style-asian="italic" style:font-weight-asian="normal" style:font-size-complex="12pt" style:font-style-complex="italic" style:font-weight-complex="normal"/>
    </style:style>
    <style:style style:name="P176"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703361" style:font-size-asian="10.5pt" style:font-style-asian="italic" style:font-weight-asian="normal" style:font-size-complex="12pt" style:font-style-complex="italic" style:font-weight-complex="normal"/>
    </style:style>
    <style:style style:name="P177"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46a67a" officeooo:paragraph-rsid="017229b7" style:font-size-asian="10.5pt" style:font-style-asian="italic" style:font-weight-asian="normal" style:font-size-complex="12pt" style:font-style-complex="italic" style:font-weight-complex="normal"/>
    </style:style>
    <style:style style:name="P178"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2bcbf8" officeooo:paragraph-rsid="016a97a9" style:font-size-asian="10.5pt" style:font-style-asian="italic" style:font-weight-asian="normal" style:font-size-complex="12pt" style:font-style-complex="italic" style:font-weight-complex="normal"/>
    </style:style>
    <style:style style:name="P179"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2bcbf8" officeooo:paragraph-rsid="01703361" style:font-size-asian="10.5pt" style:font-style-asian="italic" style:font-weight-asian="normal" style:font-size-complex="12pt" style:font-style-complex="italic" style:font-weight-complex="normal"/>
    </style:style>
    <style:style style:name="P180"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normal" officeooo:rsid="012bcbf8" officeooo:paragraph-rsid="017229b7" style:font-size-asian="10.5pt" style:font-style-asian="italic" style:font-weight-asian="normal" style:font-size-complex="12pt" style:font-style-complex="italic" style:font-weight-complex="normal"/>
    </style:style>
    <style:style style:name="P181"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bold" officeooo:rsid="0146a67a" officeooo:paragraph-rsid="01474c2d" style:font-size-asian="10.5pt" style:font-style-asian="italic" style:font-weight-asian="bold" style:font-size-complex="12pt" style:font-style-complex="italic" style:font-weight-complex="bold"/>
    </style:style>
    <style:style style:name="P182"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bold" officeooo:rsid="0146a67a" officeooo:paragraph-rsid="016a97a9" style:font-size-asian="10.5pt" style:font-style-asian="italic" style:font-weight-asian="bold" style:font-size-complex="12pt" style:font-style-complex="italic" style:font-weight-complex="bold"/>
    </style:style>
    <style:style style:name="P183"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italic" fo:font-weight="bold" officeooo:rsid="012bcbf8" officeooo:paragraph-rsid="016a97a9" style:font-size-asian="10.5pt" style:font-style-asian="italic" style:font-weight-asian="bold" style:font-size-complex="12pt" style:font-style-complex="italic" style:font-weight-complex="bold"/>
    </style:style>
    <style:style style:name="P184"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normal" fo:font-weight="normal" officeooo:rsid="0146a67a" officeooo:paragraph-rsid="01474c2d" style:font-size-asian="10.5pt" style:font-style-asian="normal" style:font-weight-asian="normal" style:font-size-complex="12pt" style:font-style-complex="normal" style:font-weight-complex="normal"/>
    </style:style>
    <style:style style:name="P185"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2pt" fo:font-style="normal" fo:font-weight="bold" officeooo:rsid="0146a67a" officeooo:paragraph-rsid="015baf3b" style:font-size-asian="10.5pt" style:font-style-asian="normal" style:font-weight-asian="bold" style:font-size-complex="12pt" style:font-style-complex="normal" style:font-weight-complex="bold"/>
    </style:style>
    <style:style style:name="P186"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4pt" fo:font-weight="normal" officeooo:rsid="00ce83da" officeooo:paragraph-rsid="0169114e" style:font-size-asian="14pt" style:font-weight-asian="normal" style:font-size-complex="14pt" style:font-weight-complex="normal"/>
    </style:style>
    <style:style style:name="P187" style:family="paragraph" style:parent-style-name="Standard">
      <style:paragraph-properties fo:margin-left="0cm" fo:margin-right="0cm" fo:margin-top="0.199cm" fo:margin-bottom="0cm" loext:contextual-spacing="false" fo:text-align="start" style:justify-single-word="false" fo:text-indent="0cm" style:auto-text-indent="false"/>
      <style:text-properties style:font-name="Calibri" fo:font-size="11pt" fo:font-style="italic" fo:font-weight="normal" officeooo:rsid="0146a67a" officeooo:paragraph-rsid="01474c2d" style:font-size-asian="11pt" style:font-style-asian="italic" style:font-weight-asian="normal" style:font-size-complex="11pt" style:font-style-complex="italic" style:font-weight-complex="normal"/>
    </style:style>
    <style:style style:name="P188" style:family="paragraph" style:parent-style-name="Standard" style:list-style-name="L5">
      <loext:graphic-properties draw:fill="none"/>
      <style:paragraph-properties fo:margin-left="0cm" fo:margin-right="0cm" fo:margin-top="0.199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officeooo:rsid="018432ca" officeooo:paragraph-rsid="018432ca"/>
    </style:style>
    <style:style style:name="P189" style:family="paragraph" style:parent-style-name="Standard" style:list-style-name="L5">
      <loext:graphic-properties draw:fill="none"/>
      <style:paragraph-properties fo:margin-left="0cm" fo:margin-right="0cm" fo:margin-top="0.199cm" fo:margin-bottom="0cm" loext:contextual-spacing="false" fo:text-align="start" style:justify-single-word="false" fo:text-indent="0cm" style:auto-text-indent="false" fo:background-color="transparent">
        <style:tab-stops>
          <style:tab-stop style:position="0.097cm"/>
          <style:tab-stop style:position="0.312cm"/>
          <style:tab-stop style:position="1.011cm"/>
        </style:tab-stops>
      </style:paragraph-properties>
      <style:text-properties style:font-name="Calibri" fo:font-weight="normal" officeooo:rsid="018432ca" officeooo:paragraph-rsid="018432ca" style:font-weight-asian="normal" style:font-weight-complex="normal"/>
    </style:style>
    <style:style style:name="P190" style:family="paragraph" style:parent-style-name="Standard" style:list-style-name="L2" style:master-page-name="">
      <loext:graphic-properties draw:fill="none"/>
      <style:paragraph-properties fo:margin-left="0.9cm" fo:margin-right="0cm" fo:margin-top="0.199cm" fo:margin-bottom="0cm" loext:contextual-spacing="false" fo:text-align="start" style:justify-single-word="false" fo:text-indent="-0.9cm" style:auto-text-indent="false" style:page-number="auto" fo:background-color="transparent">
        <style:tab-stops>
          <style:tab-stop style:position="0.097cm"/>
          <style:tab-stop style:position="0.312cm"/>
          <style:tab-stop style:position="1.011cm"/>
        </style:tab-stops>
      </style:paragraph-properties>
      <style:text-properties style:font-name="Calibri" fo:font-size="12pt" fo:font-weight="normal" officeooo:rsid="00764cb6" officeooo:paragraph-rsid="015a1a80" style:font-size-asian="10.5pt" style:font-weight-asian="normal" style:font-size-complex="12pt" style:font-weight-complex="normal"/>
    </style:style>
    <style:style style:name="P191" style:family="paragraph" style:parent-style-name="Standard" style:list-style-name="L2">
      <loext:graphic-properties draw:fill="none"/>
      <style:paragraph-properties fo:margin-left="0.9cm" fo:margin-right="0cm" fo:margin-top="0.199cm" fo:margin-bottom="0cm" loext:contextual-spacing="false" fo:text-align="start" style:justify-single-word="false" fo:text-indent="-0.9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764cb6" officeooo:paragraph-rsid="007e1b1d" style:font-size-asian="10.5pt" style:font-weight-asian="normal" style:font-size-complex="12pt" style:font-weight-complex="normal"/>
    </style:style>
    <style:style style:name="P192" style:family="paragraph" style:parent-style-name="Standard" style:list-style-name="L2">
      <loext:graphic-properties draw:fill="none"/>
      <style:paragraph-properties fo:margin-left="0.9cm" fo:margin-right="0cm" fo:margin-top="0.199cm" fo:margin-bottom="0cm" loext:contextual-spacing="false" fo:text-align="start" style:justify-single-word="false" fo:text-indent="-0.9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764cb6" officeooo:paragraph-rsid="014051de" style:font-size-asian="10.5pt" style:font-weight-asian="normal" style:font-size-complex="12pt" style:font-weight-complex="normal"/>
    </style:style>
    <style:style style:name="P193" style:family="paragraph" style:parent-style-name="Standard" style:list-style-name="L2">
      <loext:graphic-properties draw:fill="none"/>
      <style:paragraph-properties fo:margin-left="0.9cm" fo:margin-right="0cm" fo:margin-top="0.199cm" fo:margin-bottom="0cm" loext:contextual-spacing="false" fo:text-align="start" style:justify-single-word="false" fo:text-indent="-0.9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764cb6" officeooo:paragraph-rsid="015a1a80" style:font-size-asian="10.5pt" style:font-weight-asian="normal" style:font-size-complex="12pt" style:font-weight-complex="normal"/>
    </style:style>
    <style:style style:name="P194" style:family="paragraph" style:parent-style-name="Standard" style:list-style-name="L2">
      <loext:graphic-properties draw:fill="none"/>
      <style:paragraph-properties fo:margin-left="0.9cm" fo:margin-right="0cm" fo:margin-top="0.199cm" fo:margin-bottom="0cm" loext:contextual-spacing="false" fo:text-align="start" style:justify-single-word="false" fo:text-indent="-0.9cm" style:auto-text-indent="false" fo:background-color="transparent">
        <style:tab-stops>
          <style:tab-stop style:position="0.097cm"/>
          <style:tab-stop style:position="0.312cm"/>
          <style:tab-stop style:position="1.011cm"/>
        </style:tab-stops>
      </style:paragraph-properties>
      <style:text-properties style:font-name="Calibri" fo:font-size="12pt" fo:font-weight="normal" officeooo:rsid="00764cb6" officeooo:paragraph-rsid="016897b1" style:font-size-asian="10.5pt" style:font-weight-asian="normal" style:font-size-complex="12pt" style:font-weight-complex="normal"/>
    </style:style>
    <style:style style:name="P195" style:family="paragraph" style:parent-style-name="Standard" style:list-style-name="L2">
      <loext:graphic-properties draw:fill="none"/>
      <style:paragraph-properties fo:margin-left="0.9cm" fo:margin-right="0cm" fo:margin-top="0.199cm" fo:margin-bottom="0cm" loext:contextual-spacing="false" fo:text-align="start" style:justify-single-word="false" fo:text-indent="-0.9cm" style:auto-text-indent="false" fo:background-color="transparent">
        <style:tab-stops>
          <style:tab-stop style:position="0.097cm"/>
          <style:tab-stop style:position="0.312cm"/>
          <style:tab-stop style:position="1.011cm"/>
        </style:tab-stops>
      </style:paragraph-properties>
      <style:text-properties officeooo:paragraph-rsid="014051de"/>
    </style:style>
    <style:style style:name="P196" style:family="paragraph" style:parent-style-name="Standard"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ext-properties style:font-name="Calibri" fo:font-size="12pt" fo:font-weight="normal" officeooo:rsid="00842e0d" officeooo:paragraph-rsid="00842e0d" style:font-size-asian="10.5pt" style:font-weight-asian="normal" style:font-size-complex="12pt" style:font-weight-complex="normal"/>
    </style:style>
    <style:style style:name="P197" style:family="paragraph" style:parent-style-name="Standard"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ext-properties style:font-name="Calibri" fo:font-size="12pt" fo:font-weight="normal" officeooo:rsid="008044df" officeooo:paragraph-rsid="00e631ce" style:font-size-asian="10.5pt" style:font-weight-asian="normal" style:font-size-complex="12pt" style:font-weight-complex="normal"/>
    </style:style>
    <style:style style:name="P198" style:family="paragraph" style:parent-style-name="Standard"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ext-properties style:font-name="Calibri" fo:font-size="12pt" fo:font-weight="normal" officeooo:rsid="008044df" officeooo:paragraph-rsid="008937ec" style:font-size-asian="10.5pt" style:font-weight-asian="normal" style:font-size-complex="12pt" style:font-weight-complex="normal"/>
    </style:style>
    <style:style style:name="P199" style:family="paragraph" style:parent-style-name="Standard"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ext-properties style:font-name="Calibri" fo:font-size="12pt" fo:font-weight="normal" officeooo:rsid="008044df" officeooo:paragraph-rsid="00856015" style:font-size-asian="10.5pt" style:font-weight-asian="normal" style:font-size-complex="12pt" style:font-weight-complex="normal"/>
    </style:style>
    <style:style style:name="P200" style:family="paragraph" style:parent-style-name="Standard"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ext-properties style:font-name="Calibri" fo:font-size="12pt" fo:font-weight="normal" officeooo:rsid="008131ec" officeooo:paragraph-rsid="00e631ce" style:font-size-asian="10.5pt" style:font-weight-asian="normal" style:font-size-complex="12pt" style:font-weight-complex="normal"/>
    </style:style>
    <style:style style:name="P201" style:family="paragraph" style:parent-style-name="Standard" style:list-style-name="L3" style:master-page-name="">
      <loext:graphic-properties draw:fill="none"/>
      <style:paragraph-properties fo:margin-left="1.3cm" fo:margin-right="0cm" fo:margin-top="0.199cm" fo:margin-bottom="0cm" loext:contextual-spacing="false" fo:text-align="start" style:justify-single-word="false" fo:text-indent="-1.3cm" style:auto-text-indent="false" style:page-number="auto" fo:background-color="transparent"/>
      <style:text-properties style:font-name="Calibri" fo:font-size="12pt" fo:font-weight="normal" officeooo:rsid="008044df" officeooo:paragraph-rsid="008044df" style:font-size-asian="10.5pt" style:font-weight-asian="normal" style:font-size-complex="12pt" style:font-weight-complex="normal"/>
    </style:style>
    <style:style style:name="P202" style:family="paragraph" style:list-style-name="L3">
      <loext:graphic-properties draw:fill="none"/>
      <style:paragraph-properties fo:margin-left="1.3cm" fo:margin-right="0cm" fo:margin-top="0.199cm" fo:margin-bottom="0cm" loext:contextual-spacing="false" fo:text-align="start" style:justify-single-word="false" fo:text-indent="-1.3cm" style:auto-text-indent="false" fo:background-color="transparent">
        <style:tab-stops>
          <style:tab-stop style:position="3.679cm"/>
        </style:tab-stops>
      </style:paragraph-properties>
      <style:text-properties style:font-name="Calibri"/>
    </style:style>
    <style:style style:name="P203" style:family="paragraph" style:parent-style-name="Table_20_Heading">
      <style:text-properties fo:color="#30455c" style:font-name="Calibri" fo:font-size="13.5pt" fo:font-weight="bold" officeooo:paragraph-rsid="010016b5"/>
    </style:style>
    <style:style style:name="P204" style:family="paragraph" style:parent-style-name="Table_20_Heading">
      <style:text-properties fo:color="#30455c" style:font-name="Calibri" fo:font-size="13.5pt" fo:font-weight="bold" officeooo:rsid="005894e1" officeooo:paragraph-rsid="010016b5"/>
    </style:style>
    <style:style style:name="P205" style:family="paragraph" style:parent-style-name="Table_20_Contents">
      <style:paragraph-properties fo:text-align="center" style:justify-single-word="false"/>
      <style:text-properties fo:color="#30455c" style:font-name="Calibri" fo:font-size="12pt" fo:font-weight="normal" officeooo:rsid="005894e1" officeooo:paragraph-rsid="010016b5"/>
    </style:style>
    <style:style style:name="P206" style:family="paragraph" style:parent-style-name="Table_20_Contents">
      <style:paragraph-properties fo:text-align="center" style:justify-single-word="false"/>
      <style:text-properties fo:color="#30455c" style:font-name="Calibri" fo:font-size="12pt" fo:font-weight="normal" officeooo:paragraph-rsid="010016b5"/>
    </style:style>
    <style:style style:name="P207" style:family="paragraph" style:parent-style-name="Footer">
      <style:paragraph-properties fo:text-align="end" style:justify-single-word="false"/>
      <style:text-properties officeooo:rsid="010016b5" officeooo:paragraph-rsid="010016b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189cc" style:font-weight-asian="bold" style:font-weight-complex="bold"/>
    </style:style>
    <style:style style:name="T4" style:family="text">
      <style:text-properties fo:font-weight="bold" officeooo:rsid="001bc95d" style:font-weight-asian="bold" style:font-weight-complex="bold"/>
    </style:style>
    <style:style style:name="T5" style:family="text">
      <style:text-properties fo:font-weight="bold" officeooo:rsid="00477c20" style:font-weight-asian="bold" style:font-weight-complex="bold"/>
    </style:style>
    <style:style style:name="T6" style:family="text">
      <style:text-properties fo:font-weight="bold" officeooo:rsid="004b92a8" style:font-weight-asian="bold" style:font-weight-complex="bold"/>
    </style:style>
    <style:style style:name="T7" style:family="text">
      <style:text-properties fo:font-weight="bold" officeooo:rsid="004df669" style:font-weight-asian="bold" style:font-weight-complex="bold"/>
    </style:style>
    <style:style style:name="T8" style:family="text">
      <style:text-properties fo:font-weight="bold" officeooo:rsid="0017ec60" style:font-weight-asian="bold" style:font-weight-complex="bold"/>
    </style:style>
    <style:style style:name="T9" style:family="text">
      <style:text-properties fo:font-weight="bold" officeooo:rsid="0067b5fe" style:font-weight-asian="bold" style:font-weight-complex="bold"/>
    </style:style>
    <style:style style:name="T10" style:family="text">
      <style:text-properties fo:font-weight="bold" officeooo:rsid="00e0c952" style:font-weight-asian="bold" style:font-weight-complex="bold"/>
    </style:style>
    <style:style style:name="T11" style:family="text">
      <style:text-properties fo:font-weight="bold" officeooo:rsid="0019ced2" style:font-weight-asian="bold" style:font-weight-complex="bold"/>
    </style:style>
    <style:style style:name="T12" style:family="text">
      <style:text-properties fo:font-weight="bold" officeooo:rsid="001137bd" style:font-weight-asian="bold" style:font-weight-complex="bold"/>
    </style:style>
    <style:style style:name="T13" style:family="text">
      <style:text-properties fo:font-weight="bold" officeooo:rsid="00130de1" style:font-weight-asian="bold" style:font-weight-complex="bold"/>
    </style:style>
    <style:style style:name="T14" style:family="text">
      <style:text-properties fo:font-weight="bold" officeooo:rsid="010bb8cd" style:font-weight-asian="bold" style:font-weight-complex="bold"/>
    </style:style>
    <style:style style:name="T15" style:family="text">
      <style:text-properties fo:font-weight="bold" officeooo:rsid="00ce910e" style:font-weight-asian="bold" style:font-weight-complex="bold"/>
    </style:style>
    <style:style style:name="T16" style:family="text">
      <style:text-properties fo:font-weight="bold" officeooo:rsid="00d02945" style:font-weight-asian="bold" style:font-weight-complex="bold"/>
    </style:style>
    <style:style style:name="T17" style:family="text">
      <style:text-properties fo:font-weight="bold" officeooo:rsid="0118b093" style:font-weight-asian="bold" style:font-weight-complex="bold"/>
    </style:style>
    <style:style style:name="T18" style:family="text">
      <style:text-properties fo:font-weight="bold" officeooo:rsid="013fc3c6" style:font-weight-asian="bold" style:font-weight-complex="bold"/>
    </style:style>
    <style:style style:name="T19" style:family="text">
      <style:text-properties fo:font-weight="bold" officeooo:rsid="0146a67a" style:font-weight-asian="bold" style:font-weight-complex="bold"/>
    </style:style>
    <style:style style:name="T20" style:family="text">
      <style:text-properties fo:font-weight="bold" officeooo:rsid="00764cb6" style:font-weight-asian="bold" style:font-weight-complex="bold"/>
    </style:style>
    <style:style style:name="T21" style:family="text">
      <style:text-properties fo:font-weight="bold" officeooo:rsid="01581476" style:font-weight-asian="bold" style:font-weight-complex="bold"/>
    </style:style>
    <style:style style:name="T22" style:family="text">
      <style:text-properties fo:font-weight="bold" officeooo:rsid="0169114e" style:font-weight-asian="bold" style:font-weight-complex="bold"/>
    </style:style>
    <style:style style:name="T23" style:family="text">
      <style:text-properties fo:font-weight="bold" officeooo:rsid="017229b7" style:font-weight-asian="bold" style:font-weight-complex="bold"/>
    </style:style>
    <style:style style:name="T24" style:family="text">
      <style:text-properties fo:font-weight="bold" officeooo:rsid="0037494f" style:font-weight-asian="bold" style:font-weight-complex="normal"/>
    </style:style>
    <style:style style:name="T25" style:family="text">
      <style:text-properties fo:font-weight="bold" officeooo:rsid="00453d4f" style:font-weight-asian="bold"/>
    </style:style>
    <style:style style:name="T26" style:family="text">
      <style:text-properties fo:font-weight="bold" officeooo:rsid="005ba079" style:font-weight-asian="bold"/>
    </style:style>
    <style:style style:name="T27" style:family="text">
      <style:text-properties officeooo:rsid="001189cc"/>
    </style:style>
    <style:style style:name="T28" style:family="text">
      <style:text-properties fo:font-weight="normal" style:font-weight-asian="normal" style:font-weight-complex="normal"/>
    </style:style>
    <style:style style:name="T29" style:family="text">
      <style:text-properties fo:font-weight="normal" officeooo:rsid="001189cc" style:font-weight-asian="normal" style:font-weight-complex="normal"/>
    </style:style>
    <style:style style:name="T30" style:family="text">
      <style:text-properties fo:font-weight="normal" officeooo:rsid="0016cf26" style:font-weight-asian="normal" style:font-weight-complex="normal"/>
    </style:style>
    <style:style style:name="T31" style:family="text">
      <style:text-properties fo:font-weight="normal" officeooo:rsid="0017ec60" style:font-weight-asian="normal" style:font-weight-complex="normal"/>
    </style:style>
    <style:style style:name="T32" style:family="text">
      <style:text-properties fo:font-weight="normal" officeooo:rsid="001950a0" style:font-weight-asian="normal" style:font-weight-complex="normal"/>
    </style:style>
    <style:style style:name="T33" style:family="text">
      <style:text-properties fo:font-weight="normal" officeooo:rsid="001b5432" style:font-weight-asian="normal" style:font-weight-complex="normal"/>
    </style:style>
    <style:style style:name="T34" style:family="text">
      <style:text-properties fo:font-weight="normal" officeooo:rsid="001bc95d" style:font-weight-asian="normal" style:font-weight-complex="normal"/>
    </style:style>
    <style:style style:name="T35" style:family="text">
      <style:text-properties fo:font-weight="normal" officeooo:rsid="001c7c9d" style:font-weight-asian="normal" style:font-weight-complex="normal"/>
    </style:style>
    <style:style style:name="T36" style:family="text">
      <style:text-properties fo:font-weight="normal" officeooo:rsid="0037494f" style:font-weight-asian="normal" style:font-weight-complex="normal"/>
    </style:style>
    <style:style style:name="T37" style:family="text">
      <style:text-properties fo:font-weight="normal" officeooo:rsid="004df669" style:font-weight-asian="normal" style:font-weight-complex="normal"/>
    </style:style>
    <style:style style:name="T38" style:family="text">
      <style:text-properties fo:font-weight="normal" officeooo:rsid="004fe5c9" style:font-weight-asian="normal" style:font-weight-complex="normal"/>
    </style:style>
    <style:style style:name="T39" style:family="text">
      <style:text-properties fo:font-weight="normal" officeooo:rsid="00503321" style:font-weight-asian="normal" style:font-weight-complex="normal"/>
    </style:style>
    <style:style style:name="T40" style:family="text">
      <style:text-properties fo:font-weight="normal" officeooo:rsid="005080cf" style:font-weight-asian="normal" style:font-weight-complex="normal"/>
    </style:style>
    <style:style style:name="T41" style:family="text">
      <style:text-properties fo:font-weight="normal" officeooo:rsid="00597ad5" style:font-weight-asian="normal" style:font-weight-complex="normal"/>
    </style:style>
    <style:style style:name="T42" style:family="text">
      <style:text-properties fo:font-weight="normal" officeooo:rsid="00477c20" style:font-weight-asian="normal" style:font-weight-complex="normal"/>
    </style:style>
    <style:style style:name="T43" style:family="text">
      <style:text-properties fo:font-weight="normal" officeooo:rsid="005e2683" style:font-weight-asian="normal" style:font-weight-complex="normal"/>
    </style:style>
    <style:style style:name="T44" style:family="text">
      <style:text-properties fo:font-weight="normal" officeooo:rsid="005fe8f6" style:font-weight-asian="normal" style:font-weight-complex="normal"/>
    </style:style>
    <style:style style:name="T45" style:family="text">
      <style:text-properties fo:font-weight="normal" officeooo:rsid="00618e26" style:font-weight-asian="normal" style:font-weight-complex="normal"/>
    </style:style>
    <style:style style:name="T46" style:family="text">
      <style:text-properties fo:font-weight="normal" officeooo:rsid="00668368" style:font-weight-asian="normal" style:font-weight-complex="normal"/>
    </style:style>
    <style:style style:name="T47" style:family="text">
      <style:text-properties fo:font-weight="normal" officeooo:rsid="0067b5fe" style:font-weight-asian="normal" style:font-weight-complex="normal"/>
    </style:style>
    <style:style style:name="T48" style:family="text">
      <style:text-properties fo:font-weight="normal" officeooo:rsid="00694f54" style:font-weight-asian="normal" style:font-weight-complex="normal"/>
    </style:style>
    <style:style style:name="T49" style:family="text">
      <style:text-properties fo:font-weight="normal" officeooo:rsid="0069d4bb" style:font-weight-asian="normal" style:font-weight-complex="normal"/>
    </style:style>
    <style:style style:name="T50" style:family="text">
      <style:text-properties fo:font-weight="normal" officeooo:rsid="006b6e1f" style:font-weight-asian="normal" style:font-weight-complex="normal"/>
    </style:style>
    <style:style style:name="T51" style:family="text">
      <style:text-properties fo:font-weight="normal" officeooo:rsid="006be45a" style:font-weight-asian="normal" style:font-weight-complex="normal"/>
    </style:style>
    <style:style style:name="T52" style:family="text">
      <style:text-properties fo:font-weight="normal" officeooo:rsid="0073152a" style:font-weight-asian="normal" style:font-weight-complex="normal"/>
    </style:style>
    <style:style style:name="T53" style:family="text">
      <style:text-properties fo:font-weight="normal" officeooo:rsid="0073c494" style:font-weight-asian="normal" style:font-weight-complex="normal"/>
    </style:style>
    <style:style style:name="T54" style:family="text">
      <style:text-properties fo:font-weight="normal" officeooo:rsid="0075b4db" style:font-weight-asian="normal" style:font-weight-complex="normal"/>
    </style:style>
    <style:style style:name="T55" style:family="text">
      <style:text-properties fo:font-weight="normal" officeooo:rsid="008aa1a7" style:font-weight-asian="normal" style:font-weight-complex="normal"/>
    </style:style>
    <style:style style:name="T56" style:family="text">
      <style:text-properties fo:font-weight="normal" officeooo:rsid="008c83bd" style:font-weight-asian="normal" style:font-weight-complex="normal"/>
    </style:style>
    <style:style style:name="T57" style:family="text">
      <style:text-properties fo:font-weight="normal" officeooo:rsid="00685e9a" style:font-weight-asian="normal" style:font-weight-complex="normal"/>
    </style:style>
    <style:style style:name="T58" style:family="text">
      <style:text-properties fo:font-weight="normal" officeooo:rsid="005a66e0" style:font-weight-asian="normal" style:font-weight-complex="normal"/>
    </style:style>
    <style:style style:name="T59" style:family="text">
      <style:text-properties fo:font-weight="normal" officeooo:rsid="00ce910e" style:font-weight-asian="normal" style:font-weight-complex="normal"/>
    </style:style>
    <style:style style:name="T60" style:family="text">
      <style:text-properties fo:font-weight="normal" officeooo:rsid="0141b8e3" style:font-weight-asian="normal" style:font-weight-complex="normal"/>
    </style:style>
    <style:style style:name="T61" style:family="text">
      <style:text-properties fo:font-style="normal" officeooo:rsid="001189cc" style:font-style-asian="normal" style:font-style-complex="normal"/>
    </style:style>
    <style:style style:name="T62" style:family="text">
      <style:text-properties fo:font-style="normal" officeooo:rsid="01474c2d" style:font-style-asian="normal" style:font-style-complex="normal"/>
    </style:style>
    <style:style style:name="T63" style:family="text">
      <style:text-properties fo:font-style="normal" officeooo:rsid="00a6cd4e" style:font-style-asian="normal" style:font-style-complex="normal"/>
    </style:style>
    <style:style style:name="T64" style:family="text">
      <style:text-properties fo:font-style="normal" officeooo:rsid="01475050" style:font-style-asian="normal" style:font-style-complex="normal"/>
    </style:style>
    <style:style style:name="T65" style:family="text">
      <style:text-properties fo:font-style="normal" officeooo:rsid="015baf3b" style:font-style-asian="normal" style:font-style-complex="normal"/>
    </style:style>
    <style:style style:name="T66" style:family="text">
      <style:text-properties fo:font-style="normal" officeooo:rsid="016a1e8e" style:font-style-asian="normal" style:font-style-complex="normal"/>
    </style:style>
    <style:style style:name="T67" style:family="text">
      <style:text-properties fo:font-style="normal" officeooo:rsid="016a97a9" style:font-style-asian="normal" style:font-style-complex="normal"/>
    </style:style>
    <style:style style:name="T68" style:family="text">
      <style:text-properties fo:font-style="normal" officeooo:rsid="00ce910e" style:font-style-asian="normal" style:font-style-complex="normal"/>
    </style:style>
    <style:style style:name="T69" style:family="text">
      <style:text-properties fo:font-style="normal" officeooo:rsid="016c8eea" style:font-style-asian="normal" style:font-style-complex="normal"/>
    </style:style>
    <style:style style:name="T70" style:family="text">
      <style:text-properties fo:font-style="normal" officeooo:rsid="00fce03b" style:font-style-asian="normal" style:font-style-complex="normal"/>
    </style:style>
    <style:style style:name="T71" style:family="text">
      <style:text-properties fo:font-style="normal" officeooo:rsid="016d3add" style:font-style-asian="normal" style:font-style-complex="normal"/>
    </style:style>
    <style:style style:name="T72" style:family="text">
      <style:text-properties fo:font-style="normal" officeooo:rsid="016f192c" style:font-style-asian="normal" style:font-style-complex="normal"/>
    </style:style>
    <style:style style:name="T73" style:family="text">
      <style:text-properties fo:font-style="normal" officeooo:rsid="01703361" style:font-style-asian="normal" style:font-style-complex="normal"/>
    </style:style>
    <style:style style:name="T74" style:family="text">
      <style:text-properties fo:font-style="normal" officeooo:rsid="017229b7" style:font-style-asian="normal" style:font-style-complex="normal"/>
    </style:style>
    <style:style style:name="T75" style:family="text">
      <style:text-properties fo:font-style="normal" fo:font-weight="normal" officeooo:rsid="001189cc" style:font-style-asian="normal" style:font-weight-asian="normal" style:font-style-complex="normal" style:font-weight-complex="normal"/>
    </style:style>
    <style:style style:name="T76" style:family="text">
      <style:text-properties fo:font-style="normal" fo:font-weight="normal" officeooo:rsid="0014f6e0" style:font-style-asian="normal" style:font-weight-asian="normal" style:font-style-complex="normal" style:font-weight-complex="normal"/>
    </style:style>
    <style:style style:name="T77" style:family="text">
      <style:text-properties fo:font-style="normal" fo:font-weight="normal" officeooo:rsid="0016cf26" style:font-style-asian="normal" style:font-weight-asian="normal" style:font-style-complex="normal" style:font-weight-complex="normal"/>
    </style:style>
    <style:style style:name="T78" style:family="text">
      <style:text-properties fo:font-style="normal" fo:font-weight="normal" officeooo:rsid="0018be8f" style:font-style-asian="normal" style:font-weight-asian="normal" style:font-style-complex="normal" style:font-weight-complex="normal"/>
    </style:style>
    <style:style style:name="T79" style:family="text">
      <style:text-properties fo:font-style="normal" fo:font-weight="normal" officeooo:rsid="001ab1a3" style:font-style-asian="normal" style:font-weight-asian="normal" style:font-style-complex="normal" style:font-weight-complex="normal"/>
    </style:style>
    <style:style style:name="T80" style:family="text">
      <style:text-properties fo:font-style="normal" fo:font-weight="normal" officeooo:rsid="00130de1" style:font-style-asian="normal" style:font-weight-asian="normal" style:font-style-complex="normal" style:font-weight-complex="normal"/>
    </style:style>
    <style:style style:name="T81" style:family="text">
      <style:text-properties fo:font-style="normal" fo:font-weight="normal" officeooo:rsid="0017ec60" style:font-style-asian="normal" style:font-weight-asian="normal" style:font-style-complex="normal" style:font-weight-complex="normal"/>
    </style:style>
    <style:style style:name="T82" style:family="text">
      <style:text-properties fo:font-style="normal" fo:font-weight="normal" officeooo:rsid="001b5432" style:font-style-asian="normal" style:font-weight-asian="normal" style:font-style-complex="normal" style:font-weight-complex="normal"/>
    </style:style>
    <style:style style:name="T83" style:family="text">
      <style:text-properties fo:font-style="normal" fo:font-weight="normal" officeooo:rsid="00122e09" style:font-style-asian="normal" style:font-weight-asian="normal" style:font-style-complex="normal" style:font-weight-complex="normal"/>
    </style:style>
    <style:style style:name="T84" style:family="text">
      <style:text-properties fo:font-style="normal" fo:font-weight="normal" officeooo:rsid="001bc95d" style:font-style-asian="normal" style:font-weight-asian="normal" style:font-style-complex="normal" style:font-weight-complex="normal"/>
    </style:style>
    <style:style style:name="T85" style:family="text">
      <style:text-properties fo:font-style="normal" fo:font-weight="normal" officeooo:rsid="0019ced2" style:font-style-asian="normal" style:font-weight-asian="normal" style:font-style-complex="normal" style:font-weight-complex="normal"/>
    </style:style>
    <style:style style:name="T86" style:family="text">
      <style:text-properties fo:font-style="normal" fo:font-weight="normal" officeooo:rsid="001e26ed" style:font-style-asian="normal" style:font-weight-asian="normal" style:font-style-complex="normal" style:font-weight-complex="normal"/>
    </style:style>
    <style:style style:name="T87" style:family="text">
      <style:text-properties fo:font-style="normal" fo:font-weight="normal" officeooo:rsid="0021a8d1" style:font-style-asian="normal" style:font-weight-asian="normal" style:font-style-complex="normal" style:font-weight-complex="normal"/>
    </style:style>
    <style:style style:name="T88" style:family="text">
      <style:text-properties fo:font-style="normal" fo:font-weight="normal" officeooo:rsid="008cdcf7" style:font-style-asian="normal" style:font-weight-asian="normal" style:font-style-complex="normal" style:font-weight-complex="normal"/>
    </style:style>
    <style:style style:name="T89" style:family="text">
      <style:text-properties fo:font-style="normal" fo:font-weight="normal" officeooo:rsid="0048673c" style:font-style-asian="normal" style:font-weight-asian="normal" style:font-style-complex="normal" style:font-weight-complex="normal"/>
    </style:style>
    <style:style style:name="T90" style:family="text">
      <style:text-properties fo:font-style="normal" fo:font-weight="bold" officeooo:rsid="001189cc" style:font-style-asian="normal" style:font-weight-asian="bold" style:font-style-complex="normal" style:font-weight-complex="bold"/>
    </style:style>
    <style:style style:name="T91" style:family="text">
      <style:text-properties fo:font-style="normal" fo:font-weight="bold" officeooo:rsid="001bc95d" style:font-style-asian="normal" style:font-weight-asian="bold" style:font-style-complex="normal" style:font-weight-complex="bold"/>
    </style:style>
    <style:style style:name="T92" style:family="text">
      <style:text-properties fo:font-style="normal" officeooo:rsid="00fce03b" style:font-size-asian="10.5pt" style:font-style-asian="normal" style:font-style-complex="normal"/>
    </style:style>
    <style:style style:name="T93" style:family="text">
      <style:text-properties fo:font-style="normal" officeooo:rsid="017229b7" style:font-size-asian="10.5pt" style:font-style-asian="normal" style:font-style-complex="normal"/>
    </style:style>
    <style:style style:name="T94" style:family="text">
      <style:text-properties fo:font-style="normal" officeooo:rsid="017233b6" style:font-size-asian="10.5pt" style:font-style-asian="normal" style:font-style-complex="normal"/>
    </style:style>
    <style:style style:name="T95" style:family="text">
      <style:text-properties fo:font-style="normal" officeooo:rsid="0173ec02" style:font-size-asian="10.5pt" style:font-style-asian="normal" style:font-style-complex="normal"/>
    </style:style>
    <style:style style:name="T96" style:family="text">
      <style:text-properties fo:font-style="normal" officeooo:rsid="0175daa0" style:font-size-asian="10.5pt" style:font-style-asian="normal" style:font-style-complex="normal"/>
    </style:style>
    <style:style style:name="T97" style:family="text">
      <style:text-properties officeooo:rsid="0016cf26"/>
    </style:style>
    <style:style style:name="T98" style:family="text">
      <style:text-properties officeooo:rsid="0018be8f"/>
    </style:style>
    <style:style style:name="T99" style:family="text">
      <style:text-properties officeooo:rsid="001950a0"/>
    </style:style>
    <style:style style:name="T100" style:family="text">
      <style:text-properties officeooo:rsid="0019ced2"/>
    </style:style>
    <style:style style:name="T101" style:family="text">
      <style:text-properties officeooo:rsid="001b5432"/>
    </style:style>
    <style:style style:name="T102" style:family="text">
      <style:text-properties officeooo:rsid="001e26ed"/>
    </style:style>
    <style:style style:name="T103" style:family="text">
      <style:text-properties officeooo:rsid="003837d1"/>
    </style:style>
    <style:style style:name="T104" style:family="text">
      <style:text-properties style:font-name="Calibri" officeooo:rsid="001137bd"/>
    </style:style>
    <style:style style:name="T105" style:family="text">
      <style:text-properties style:font-name="Calibri" officeooo:rsid="015231f0"/>
    </style:style>
    <style:style style:name="T106" style:family="text">
      <style:text-properties style:font-name="Calibri" officeooo:rsid="01535412"/>
    </style:style>
    <style:style style:name="T107" style:family="text">
      <style:text-properties officeooo:rsid="005894e1"/>
    </style:style>
    <style:style style:name="T108" style:family="text">
      <style:text-properties officeooo:rsid="0067b5fe"/>
    </style:style>
    <style:style style:name="T109" style:family="text">
      <style:text-properties officeooo:rsid="006948ff"/>
    </style:style>
    <style:style style:name="T110" style:family="text">
      <style:text-properties officeooo:rsid="006e1cef"/>
    </style:style>
    <style:style style:name="T111" style:family="text">
      <style:text-properties officeooo:rsid="00826a44"/>
    </style:style>
    <style:style style:name="T112" style:family="text">
      <style:text-properties officeooo:rsid="00842e0d"/>
    </style:style>
    <style:style style:name="T113" style:family="text">
      <style:text-properties officeooo:rsid="00856015"/>
    </style:style>
    <style:style style:name="T114" style:family="text">
      <style:text-properties officeooo:rsid="0087a3aa"/>
    </style:style>
    <style:style style:name="T115" style:family="text">
      <style:text-properties officeooo:rsid="0087a8c6"/>
    </style:style>
    <style:style style:name="T116" style:family="text">
      <style:text-properties officeooo:rsid="008937ec"/>
    </style:style>
    <style:style style:name="T117" style:family="text">
      <style:text-properties officeooo:rsid="008fa3e2"/>
    </style:style>
    <style:style style:name="T118" style:family="text">
      <style:text-properties officeooo:rsid="00902f0b"/>
    </style:style>
    <style:style style:name="T119" style:family="text">
      <style:text-properties officeooo:rsid="00921214"/>
    </style:style>
    <style:style style:name="T120" style:family="text">
      <style:text-properties officeooo:rsid="009343e7"/>
    </style:style>
    <style:style style:name="T121" style:family="text">
      <style:text-properties officeooo:rsid="00956b1c"/>
    </style:style>
    <style:style style:name="T122" style:family="text">
      <style:text-properties fo:font-size="12pt" fo:font-style="normal" officeooo:rsid="001ab1a3" style:font-size-asian="12pt" style:font-style-asian="normal" style:font-size-complex="12pt" style:font-style-complex="normal"/>
    </style:style>
    <style:style style:name="T123" style:family="text">
      <style:text-properties fo:font-size="12pt" fo:font-style="normal" officeooo:rsid="00986f45" style:font-size-asian="12pt" style:font-style-asian="normal" style:font-size-complex="12pt" style:font-style-complex="normal"/>
    </style:style>
    <style:style style:name="T124" style:family="text">
      <style:text-properties fo:font-size="12pt" fo:font-style="normal" officeooo:rsid="01474c2d" style:font-size-asian="10.5pt" style:font-style-asian="normal" style:font-size-complex="12pt" style:font-style-complex="normal"/>
    </style:style>
    <style:style style:name="T125" style:family="text">
      <style:text-properties fo:font-size="12pt" fo:font-weight="normal" officeooo:rsid="008131ec" style:font-size-asian="10.5pt" style:font-weight-asian="normal" style:font-size-complex="12pt" style:font-weight-complex="normal"/>
    </style:style>
    <style:style style:name="T126" style:family="text">
      <style:text-properties fo:font-size="12pt" fo:font-weight="normal" officeooo:rsid="00e631ce" style:font-size-asian="10.5pt" style:font-weight-asian="normal" style:font-size-complex="12pt" style:font-weight-complex="normal"/>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bold" style:font-size-asian="10.5pt" style:font-weight-asian="bold" style:font-size-complex="12pt" style:font-weight-complex="bold"/>
    </style:style>
    <style:style style:name="T129" style:family="text">
      <style:text-properties officeooo:rsid="0099b599"/>
    </style:style>
    <style:style style:name="T130" style:family="text">
      <style:text-properties officeooo:rsid="009d45c6"/>
    </style:style>
    <style:style style:name="T131" style:family="text">
      <style:text-properties officeooo:rsid="009f482e"/>
    </style:style>
    <style:style style:name="T132" style:family="text">
      <style:text-properties officeooo:rsid="00a1598e"/>
    </style:style>
    <style:style style:name="T133" style:family="text">
      <style:text-properties officeooo:rsid="00a1d586"/>
    </style:style>
    <style:style style:name="T134" style:family="text">
      <style:text-properties officeooo:rsid="00a33ed4"/>
    </style:style>
    <style:style style:name="T135" style:family="text">
      <style:text-properties officeooo:rsid="00b9276f"/>
    </style:style>
    <style:style style:name="T136" style:family="text">
      <style:text-properties officeooo:rsid="00c2879c"/>
    </style:style>
    <style:style style:name="T137" style:family="text">
      <style:text-properties officeooo:rsid="00cd565a"/>
    </style:style>
    <style:style style:name="T138" style:family="text">
      <style:text-properties officeooo:rsid="00ce036e"/>
    </style:style>
    <style:style style:name="T139" style:family="text">
      <style:text-properties officeooo:rsid="00ce83da"/>
    </style:style>
    <style:style style:name="T140" style:family="text">
      <style:text-properties officeooo:rsid="00ce910e"/>
    </style:style>
    <style:style style:name="T141" style:family="text">
      <style:text-properties officeooo:rsid="00d02945"/>
    </style:style>
    <style:style style:name="T142" style:family="text">
      <style:text-properties officeooo:rsid="00d2d649"/>
    </style:style>
    <style:style style:name="T143" style:family="text">
      <style:text-properties officeooo:rsid="00d7ac85"/>
    </style:style>
    <style:style style:name="T144" style:family="text">
      <style:text-properties officeooo:rsid="00d9d870"/>
    </style:style>
    <style:style style:name="T145" style:family="text">
      <style:text-properties officeooo:rsid="00de7c68"/>
    </style:style>
    <style:style style:name="T146" style:family="text">
      <style:text-properties officeooo:rsid="00e0c952"/>
    </style:style>
    <style:style style:name="T147" style:family="text">
      <style:text-properties officeooo:rsid="0017ec60"/>
    </style:style>
    <style:style style:name="T148" style:family="text">
      <style:text-properties officeooo:rsid="00e318d8"/>
    </style:style>
    <style:style style:name="T149" style:family="text">
      <style:text-properties officeooo:rsid="00e631ce"/>
    </style:style>
    <style:style style:name="T150" style:family="text">
      <style:text-properties officeooo:rsid="00e80c30"/>
    </style:style>
    <style:style style:name="T151" style:family="text">
      <style:text-properties officeooo:rsid="00ef203d"/>
    </style:style>
    <style:style style:name="T152" style:family="text">
      <style:text-properties officeooo:rsid="00f072c8"/>
    </style:style>
    <style:style style:name="T153" style:family="text">
      <style:text-properties officeooo:rsid="00f95540"/>
    </style:style>
    <style:style style:name="T154" style:family="text">
      <style:text-properties officeooo:rsid="00fce03b"/>
    </style:style>
    <style:style style:name="T155" style:family="text">
      <style:text-properties style:font-name="Calibri"/>
    </style:style>
    <style:style style:name="T156" style:family="text">
      <style:text-properties style:font-name="Calibri" fo:font-size="12pt" fo:font-weight="normal" officeooo:rsid="00764cb6" style:font-size-asian="10.5pt" style:font-weight-asian="normal" style:font-size-complex="12pt" style:font-weight-complex="normal"/>
    </style:style>
    <style:style style:name="T157" style:family="text">
      <style:text-properties officeooo:rsid="011df530" style:font-size-asian="10.5pt"/>
    </style:style>
    <style:style style:name="T158" style:family="text">
      <style:text-properties officeooo:rsid="0120ff4c"/>
    </style:style>
    <style:style style:name="T159" style:family="text">
      <style:text-properties officeooo:rsid="01234ce7"/>
    </style:style>
    <style:style style:name="T160" style:family="text">
      <style:text-properties officeooo:rsid="01296d6c"/>
    </style:style>
    <style:style style:name="T161" style:family="text">
      <style:text-properties officeooo:rsid="012ced18"/>
    </style:style>
    <style:style style:name="T162" style:family="text">
      <style:text-properties officeooo:rsid="013065e8"/>
    </style:style>
    <style:style style:name="T163" style:family="text">
      <style:text-properties officeooo:rsid="013268bc"/>
    </style:style>
    <style:style style:name="T164" style:family="text">
      <style:text-properties officeooo:rsid="013ee6bd"/>
    </style:style>
    <style:style style:name="T165" style:family="text">
      <style:text-properties officeooo:rsid="0146a67a"/>
    </style:style>
    <style:style style:name="T166" style:family="text">
      <style:text-properties officeooo:rsid="01474c2d"/>
    </style:style>
    <style:style style:name="T167" style:family="text">
      <style:text-properties officeooo:rsid="014ac20f"/>
    </style:style>
    <style:style style:name="T168" style:family="text">
      <style:text-properties officeooo:rsid="014c7688"/>
    </style:style>
    <style:style style:name="T169" style:family="text">
      <style:text-properties officeooo:rsid="01507332"/>
    </style:style>
    <style:style style:name="T170" style:family="text">
      <style:text-properties officeooo:rsid="015231f0"/>
    </style:style>
    <style:style style:name="T171" style:family="text">
      <style:text-properties officeooo:rsid="0152d04a"/>
    </style:style>
    <style:style style:name="T172" style:family="text">
      <style:text-properties officeooo:rsid="0152e687"/>
    </style:style>
    <style:style style:name="T173" style:family="text">
      <style:text-properties officeooo:rsid="01555252"/>
    </style:style>
    <style:style style:name="T174" style:family="text">
      <style:text-properties officeooo:rsid="015574a0"/>
    </style:style>
    <style:style style:name="T175" style:family="text">
      <style:text-properties officeooo:rsid="015759a1"/>
    </style:style>
    <style:style style:name="T176" style:family="text">
      <style:text-properties officeooo:rsid="01581476"/>
    </style:style>
    <style:style style:name="T177" style:family="text">
      <style:text-properties officeooo:rsid="015d286f"/>
    </style:style>
    <style:style style:name="T178" style:family="text">
      <style:text-properties officeooo:rsid="015ec5ad"/>
    </style:style>
    <style:style style:name="T179" style:family="text">
      <style:text-properties officeooo:rsid="01638152"/>
    </style:style>
    <style:style style:name="T180" style:family="text">
      <style:text-properties officeooo:rsid="01639474"/>
    </style:style>
    <style:style style:name="T181" style:family="text">
      <style:text-properties officeooo:rsid="01652cc3"/>
    </style:style>
    <style:style style:name="T182" style:family="text">
      <style:text-properties officeooo:rsid="0169114e"/>
    </style:style>
    <style:style style:name="T183" style:family="text">
      <style:text-properties officeooo:rsid="01790351"/>
    </style:style>
    <style:style style:name="T184" style:family="text">
      <style:text-properties officeooo:rsid="017acc25"/>
    </style:style>
    <style:style style:name="T185" style:family="text">
      <style:text-properties officeooo:rsid="017aed80"/>
    </style:style>
    <style:style style:name="T186" style:family="text">
      <style:text-properties officeooo:rsid="017cdddd"/>
    </style:style>
    <style:style style:name="T187" style:family="text">
      <style:text-properties officeooo:rsid="01808c0a"/>
    </style:style>
    <style:style style:name="T188" style:family="text">
      <style:text-properties officeooo:rsid="018300eb"/>
    </style:style>
    <style:style style:name="T189" style:family="text">
      <style:text-properties officeooo:rsid="018328f6"/>
    </style:style>
    <style:style style:name="T190" style:family="text">
      <style:text-properties officeooo:rsid="0185e2a8"/>
    </style:style>
    <style:style style:name="T191" style:family="text">
      <style:text-properties officeooo:rsid="0188997f"/>
    </style:style>
    <style:style style:name="T192" style:family="text">
      <style:text-properties officeooo:rsid="018953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senho:</text:p>
      <text:p text:style-name="P21">Introdução</text:p>
      <text:p text:style-name="P22"/>
      <text:p text:style-name="P22"><text:span text:style-name="T109">Qual o nome do serviço</text:span>?</text:p>
      <text:p text:style-name="P25">TSEG – Tecnologia e Segurança.</text:p>
      <text:p text:style-name="P26"/>
      <text:p text:style-name="P23"><text:span text:style-name="T109">Qual a principal função do serviço</text:span>?</text:p>
      <text:p text:style-name="P27"><text:span text:style-name="T136">Comércio de sistemas, equipamentos e suprimentos, e p</text:span>restação de <text:span text:style-name="T148">s</text:span>erviços <text:span text:style-name="T148">técnicos</text:span> para <text:span text:style-name="T136">atender as demandas das </text:span>área<text:span text:style-name="T136">s</text:span> d<text:span text:style-name="T171">os SISTEMAS DE SEGURANÇA.</text:span></text:p>
      <text:p text:style-name="P28"/>
      <text:p text:style-name="P24">Quem será o <text:span text:style-name="T146">r</text:span>esponsável <text:span text:style-name="T146">pelo serviço</text:span>?</text:p>
      <text:p text:style-name="P29">Cleirton José Silva Viana; CPF: 020.928.253-30</text:p>
      <text:p text:style-name="P28"/>
      <text:p text:style-name="P28"><text:span text:style-name="T2">Quem será atendido </text:span><text:span text:style-name="T10">pelo serviço</text:span><text:span text:style-name="T2">?</text:span><text:line-break/>Pessoas e empresas que tenham demandas para <text:span text:style-name="T121">instalação, manutenção</text:span> e substituição de equipamentos eletrônicos <text:span text:style-name="T172">pertencentes à área dos SISTEMAS DE SEGURANÇA </text:span>e queiram <text:span text:style-name="T172">o atendimento destas demandas</text:span>.</text:p>
      <text:p text:style-name="P28"/>
      <text:p text:style-name="P23">Aonde será <text:span text:style-name="T110">o posto fixo do serviço</text:span>?</text:p>
      <text:p text:style-name="P28"><text:span text:style-name="T110">Uma sala n</text:span>a Rua Oliveira Sobrinho, 1965 – Granja Portugal. <text:span text:style-name="T99">Ponto residencial.</text:span></text:p>
      <text:p text:style-name="P141">Desenho</text:p>
      <text:p text:style-name="P30">Lista de <text:span text:style-name="T158">Atividades</text:span> <text:span text:style-name="T112">Disponíveis</text:span></text:p>
      <text:p text:style-name="P31"/>
      <text:p text:style-name="P68">Serviços <text:span text:style-name="T146">selecionados</text:span> <text:span text:style-name="T114">pertencentes a</text:span> categoria MEI/<text:span text:style-name="T112">SIMPLES</text:span></text:p>
      <text:p text:style-name="P31"/>
      <text:p text:style-name="P32">Atividade Principal</text:p>
      <text:p text:style-name="P67">COMERCIANTE DE SISTEMA DE SEGURANÇA RESIDENCIAL INDEPENDENTE</text:p>
      <text:p text:style-name="P32"/>
      <text:p text:style-name="P32">Atividades Secundárias</text:p>
      <text:p text:style-name="P32"/>
      <text:list xml:id="list2167638880" text:style-name="L2">
        <text:list-item>
          <text:p text:style-name="P190">INSTALADOR(A) DE EQUIPAMENTOS DE SEGURANÇA DOMICILIAR E EMPRESARIAL, SEM PRESTAÇÃO DE SERVIÇOS DE VIGILÂNCIA E SEGURANÇA INDEPENDENTE</text:p>
        </text:list-item>
        <text:list-item>
          <text:p text:style-name="P193">INSTALADOR(A) E REPARADOR DE COFRES, TRANCAS E TRAVAS DE SEGURANÇA INDEPENDENTE</text:p>
        </text:list-item>
        <text:list-item>
          <text:p text:style-name="P193">INSTALADOR(A) DE MÁQUINAS E EQUIPAMENTOS INDUSTRIAIS INDEPENDENTE</text:p>
        </text:list-item>
        <text:list-item>
          <text:p text:style-name="P193">COMERCIANTE DE MATERIAL ELÉTRICO INDEPENDENTE</text:p>
        </text:list-item>
        <text:list-item>
          <text:p text:style-name="P193">ELETRICISTA EM RESIDÊNCIAS E ESTABELECIMENTOS COMERCIAIS INDEPENDENTE</text:p>
        </text:list-item>
        <text:list-item>
          <text:p text:style-name="P194">EDITOR(A) DE LISTA DE DADOS E DE OUTRAS INFORMAÇÕES INDEPENDENTE</text:p>
        </text:list-item>
        <text:list-item>
          <text:p text:style-name="P194">COMERCIANTE DE EQUIPAMENTOS E SUPRIMENTOS DE INFORMÁTICA INDEPENDENTE</text:p>
        </text:list-item>
        <text:list-item>
          <text:p text:style-name="P194">COMERCIANTE DE EQUIPAMENTOS DE TELEFONIA E COMUNICAÇÃO INDEPENDENTE</text:p>
        </text:list-item>
        <text:list-item>
          <text:p text:style-name="P192">INSTALADOR(A) DE REDE DE COMPUTADORES INDEPENDENTE</text:p>
        </text:list-item>
        <text:list-item>
          <text:p text:style-name="P192">TÉCNICO(A) DE MANUTENÇÃO DE COMPUTADOR INDEPENDENTE</text:p>
        </text:list-item>
        <text:list-item>
          <text:p text:style-name="P192">TÉCNICO(A) DE MANUTENÇÃO DE TELEFONIA INDEPENDENTE</text:p>
        </text:list-item>
        <text:list-item>
          <text:p text:style-name="P192">COMERCIANTE DE ARTIGOS DE ILUMINAÇÃO INDEPENDENTE</text:p>
        </text:list-item>
        <text:list-item>
          <text:p text:style-name="P192">TÉCNICO(A) DE SONORIZAÇÃO E DE ILUMINAÇÃO INDEPENDENTE</text:p>
        </text:list-item>
        <text:list-item>
          <text:p text:style-name="P195"><text:span text:style-name="T156">COMERCIANTE DE MATERIAIS HIDRÁULICOS INDEPENDENTE</text:span></text:p>
        </text:list-item>
        <text:list-item>
          <text:p text:style-name="P191">INSTALADOR(A) DE SISTEMA DE PREVENÇÃO CONTRA INCÊNDIO INDEPENDENTE</text:p>
          <text:p text:style-name="P191"/>
        </text:list-item>
      </text:list>
      <text:p text:style-name="P167"/>
      <text:p text:style-name="P33">Demandas <text:span text:style-name="T149">complementares </text:span>deste serviço que serão terceirizadas</text:p>
      <text:list xml:id="list135776045" text:style-name="L3">
        <text:list-item>
          <text:p text:style-name="P201">Fabricação de grades de proteção, <text:span text:style-name="T115">esquadros</text:span> e blindagens <text:span text:style-name="T116">sob medida</text:span>;</text:p>
        </text:list-item>
        <text:list-item>
          <text:p text:style-name="P196">Serviços de alvenaria, <text:span text:style-name="T116">gesso</text:span> e pintura residencial e comercial;</text:p>
        </text:list-item>
        <text:list-item>
          <text:p text:style-name="P197"><text:span text:style-name="T150">Fornecedores </text:span>d<text:span text:style-name="T149">e equipamentos</text:span> <text:span text:style-name="T150">complementares </text:span>d<text:span text:style-name="T111">a área da segurança eletrônica, automação, informática e energia fotovoltaica</text:span>;</text:p>
        </text:list-item>
        <text:list-item>
          <text:p text:style-name="P200">Locador<text:span text:style-name="T111">a</text:span>s <text:span text:style-name="T150">de equipamentos de grande porte da área da segurança eletrônica, automação, informática e energia fotovoltaica;</text:span></text:p>
        </text:list-item>
        <text:list-item>
          <text:p><text:span text:style-name="T125">Serviço de </text:span>transportação<text:span text:style-name="T125"> dos </text:span><text:span text:style-name="T126">equipamentos </text:span><text:span text:style-name="T125">eletrônicos </text:span><text:span text:style-name="T126">de grande porte</text:span><text:span text:style-name="T125">;</text:span></text:p>
        </text:list-item>
        <text:list-item>
          <text:p text:style-name="P198">Serviço de coleta <text:span text:style-name="T112">e tratamento </text:span>de materiais descartáveis;</text:p>
        </text:list-item>
        <text:list-item>
          <text:p text:style-name="P199">Teleatendimento para <text:span text:style-name="T113">venda dos serviços e c</text:span>obrança de dívidas;</text:p>
        </text:list-item>
      </text:list>
      <text:p text:style-name="P142">Desenho</text:p>
      <text:p text:style-name="P39">Detalhes <text:span text:style-name="T169">do Serviço Principal</text:span></text:p>
      <text:p text:style-name="P40"/>
      <text:p text:style-name="P40"/>
      <text:p text:style-name="P72"><text:span text:style-name="T170">Para a melhor organização e compreendimento, o ciclo do serviço principal</text:span><text:span text:style-name="T104"> </text:span><text:span text:style-name="T106">está</text:span><text:span text:style-name="T105"> </text:span><text:span text:style-name="T165">dividido em cinco processos:</text:span></text:p>
      <text:p text:style-name="P70"/>
      <text:p text:style-name="P70"/>
      <text:p text:style-name="P36">I. <text:span text:style-name="T167">C</text:span>onsultoria e com<text:span text:style-name="T168">ercialização dos sistemas, componentes e mão de obra </text:span></text:p>
      <text:p text:style-name="P71">Est<text:span text:style-name="T173">e processo é</text:span> responsável p<text:span text:style-name="T163">or elaborar </text:span>metodologias, técnicas e práticas, <text:span text:style-name="T160">produção do portfólio, catálogos dos produtos e dos serviços ofertados, confecção dos cartões de visita, e desenvolvimento e manutenção do website institucional, tudo</text:span> para <text:span text:style-name="T131">facilitar as</text:span> <text:span text:style-name="T135">negociações</text:span> <text:span text:style-name="T158">dos </text:span>sistemas <text:span text:style-name="T158">tecnológicos e seus equipamentos</text:span> <text:span text:style-name="T158">eletrônicos, e mão de obre especializada</text:span> que forneçam algum tipo de segurança <text:span text:style-name="T159">aos clientes</text:span>.</text:p>
      <text:p text:style-name="P82"/>
      <text:p text:style-name="P36">II. Instalação d<text:span text:style-name="T179">os</text:span> componentes</text:p>
      <text:p text:style-name="P82">Es<text:span text:style-name="T173">te</text:span> <text:span text:style-name="T168">fornece mão de obra para realizar a instalação dos sistemas tecnológicos e equipamentos eletrônicos negociados nesse serviço, como também abre a possibilidade de instalação de equipamentos e sistemas fornecidos por terceiros aos clientes.</text:span></text:p>
      <text:p text:style-name="P82"/>
      <text:p text:style-name="P36">III. Manutenção d<text:span text:style-name="T179">os</text:span> compon<text:span text:style-name="T168">ent</text:span>es</text:p>
      <text:p text:style-name="P83">Est<text:span text:style-name="T173">e processo fornece mão de obra para realizar a manutenção preventiva e corretiva dos sistemas tecnológicos e equipamentos eletrônicos negociados nesse serviço, como também mão de obra para manutenção de equipamentos e sistemas fornecidos por terceiros aos clientes.</text:span></text:p>
      <text:p text:style-name="P82"/>
      <text:p text:style-name="P36">IV. Substituição d<text:span text:style-name="T179">os</text:span> componentes danificados <text:span text:style-name="T167">ou desatualizados</text:span></text:p>
      <text:p text:style-name="P84">Est<text:span text:style-name="T174">e</text:span> <text:span text:style-name="T174">processo fornece tanto a mão de obra para realizar as substituições dos equipamentos danificados ou desatualizados, como também o fornecimento de equipamentos novos ou usados para a devida substituição.</text:span></text:p>
      <text:p text:style-name="P82"/>
      <text:p text:style-name="P36">V. Remoção d<text:span text:style-name="T179">os</text:span> compone<text:span text:style-name="T168">nte</text:span>s <text:span text:style-name="T168">ineficientes</text:span></text:p>
      <text:p text:style-name="P85"><text:span text:style-name="T174">Por fim, este</text:span> <text:span text:style-name="T170">é voltado para o descarte ecológico de componentes desatualizados ou descartáveis depositados nas dependências dos clientes, sem nenhuma funcionalidade.</text:span></text:p>
      <text:p text:style-name="P85"/>
      <text:p text:style-name="P86">Respeitando sempre o tempo de vida útil de cada sistema tecnológico e equipamento eletrônico, fornecendo cuidados técnicos e zelo profissional desde a sua <text:span text:style-name="T174">comercialização</text:span> até sua remoção <text:span text:style-name="T180">do mercado </text:span>por ineficiência.</text:p>
      <text:p text:style-name="P70"/>
      <text:p text:style-name="P70"/>
      <text:p text:style-name="P70"/>
      <text:p text:style-name="P73"><text:span text:style-name="T171">A área “SISTEMAS DE SEGURANÇA”, no compreendimento do serviço principal, abrange cinco níveis de serviços independentes, são eles:</text:span></text:p>
      <text:p text:style-name="P73"/>
      <text:p text:style-name="P165"><text:span text:style-name="T171">Nv1 – SISTEMA DE SEGURANÇA ELETRÔNICA;</text:span></text:p>
      <text:p text:style-name="P166"><text:span text:style-name="T171">Nv2 – SISTEMA DE SEGURANÇA ENERGÉTICA;</text:span></text:p>
      <text:p text:style-name="P166"><text:span text:style-name="T171">Nv3 – SISTEMA DE SEGURANÇA DA INFORMAÇÃO;</text:span></text:p>
      <text:p text:style-name="P166"><text:span text:style-name="T171">Nv4 – SISTEMA DE SEGURANÇA VISUAL;</text:span></text:p>
      <text:p text:style-name="P166"><text:span text:style-name="T171">Nv5 – SISTEMA DE SEGURANÇA CONTRA INCÊNDIOS.</text:span></text:p>
      <text:p text:style-name="P74"/>
      <text:p text:style-name="P154"><text:span text:style-name="T141">Cada SISTEMA DE SEGURANÇA é composto por dois fundamentos</text:span>:</text:p>
      <text:p text:style-name="P74"/>
      <text:p text:style-name="P74"><text:span text:style-name="T21">1. </text:span>Segurança <text:span text:style-name="T176">F</text:span>ísica:</text:p>
      <text:p text:style-name="P163"><text:span text:style-name="T132">A</text:span> <text:span text:style-name="T133">segurança</text:span> <text:span text:style-name="T132">física </text:span>é a que fornece dispositivos eletrônicos <text:span text:style-name="T132">capazes de identificar variações físicas dentro do ambiente em que eles estão instalados, como a alteração da temperatura, alteração da luminosidade, alteração da umidade do ar, detecção de fumaça, detecção de ruídos, integridade perimetral, nível de fluidos em reservatórios, alteração das frequências eletromagnéticas, e</text:span> <text:span text:style-name="T132">a identificação por imagem da movimentação </text:span>de objetos, usuários, transeuntes e intrusos. <text:span text:style-name="T132">Após a identificação da mudança física, estes equipamentos são capazes de enviar sequentes reportagens de eventos para o equipamento principal, central que os monitoram através de pulsos elétricos ou por rádio frequência.</text:span></text:p>
      <text:p text:style-name="P74"/>
      <text:p text:style-name="P74"><text:span text:style-name="T21">2</text:span><text:span text:style-name="T14">.</text:span> Segurança <text:span text:style-name="T176">V</text:span>irtual:</text:p>
      <text:p text:style-name="P164">A <text:span text:style-name="T133">segurança</text:span> virtual são os sistemas, <text:span text:style-name="T134">propriamente ditos,</text:span> responsáveis por receber <text:span text:style-name="T181">os </text:span>dados físicos enviados pelos dispositivos eletrônicos, convertê-los em informações lógicas e legíveis pelos usuários e armazená-l<text:span text:style-name="T181">o</text:span>s em segurança. Os sistemas são capazes de gerar relatórios com base nas informações coletadas <text:span text:style-name="T134">e solicitar intervenção física de técnicos ou responsáveis por estes sistemas. </text:span></text:p>
      <text:p text:style-name="P69"/>
      <text:p text:style-name="P69"/>
      <text:p text:style-name="P128"><text:span text:style-name="T16">Nv</text:span><text:span text:style-name="T19">1</text:span><text:span text:style-name="T141"> –</text:span> <text:span text:style-name="T175">SISTEMA DE SEGURANÇA ELETRÔNICA</text:span>:</text:p>
      <text:p text:style-name="P155"><text:span text:style-name="T20">COMERCIANTE DE SISTEMA DE SEGURANÇA RESIDENCIAL INDEPENDENTE</text:span></text:p>
      <text:p text:style-name="P156"><text:span text:style-name="T165">Consiste na n</text:span>egociação de solução tecnológica para o fornecimento de equipamentos eletrônicos capazes <text:span text:style-name="T164">de oferecer maior proteção aos usuários através do monitoramento das variações físicas dentro dos ambientes de sistemas fechados, como sistemas de alarmes, de filmagem interna, de controle de acesso dos usuários fornecendo limitações físicas ao perímetro protegido, por exemplo.</text:span></text:p>
      <text:p text:style-name="P77"/>
      <text:p text:style-name="P184"><text:span text:style-name="T20">INSTALADOR(A) DE EQUIPAMENTOS DE SEGURANÇA DOMICILIAR E EMPRESARIAL, SEM PRESTAÇÃO DE SERVIÇOS DE VIGILÂNCIA E SEGURANÇA INDEPENDENTE</text:span></text:p>
      <text:p text:style-name="P171"><text:span text:style-name="T62">Mão de obra qualificada para a instalação e manutenção de componentes eletrônicos responsáveis pelo monitoramento das variações físicas dentro dos ambientes de sistemas fechados, como sistemas de alarmes, de filmagem interna, por exemplo.</text:span></text:p>
      <text:p text:style-name="P171"><text:span text:style-name="T62"/></text:p>
      <text:p text:style-name="P181"><text:span text:style-name="T62">INSTALADOR(A) E REPARADOR DE COFRES, TRANCAS E TRAVAS DE SEGURANÇA INDEPENDENTE</text:span></text:p>
      <text:p text:style-name="P172"><text:span text:style-name="T62">Mão de obra qualificada para a instalação e manutenção de componentes eletrônicos </text:span><text:span text:style-name="T65">pertencentes à área de do </text:span><text:span text:style-name="T62">controle de acesso dos usuários fornecendo limitações físicas ao perímetro protegido, por exemplo.</text:span></text:p>
      <text:p text:style-name="P172"><text:span text:style-name="T62"/></text:p>
      <text:p text:style-name="P185">INSTALADOR(A) DE MÁQUINAS E EQUIPAMENTOS INDUSTRIAIS INDEPENDENTE</text:p>
      <text:p text:style-name="P172"><text:span text:style-name="T62">Mão de obra qualificada para a instalação e manutenção de componentes eletrônicos </text:span><text:span text:style-name="T65">pertencentes à automação industrial, como máquinas para a separação e contagem de objetos</text:span><text:span text:style-name="T62">, por exemplo.</text:span></text:p>
      <text:p text:style-name="P139"><text:span text:style-name="T124"/></text:p>
      <text:p text:style-name="P139"><text:span text:style-name="T63">** Embora </text:span><text:span text:style-name="T64">a atividade comercial</text:span><text:span text:style-name="T63"> esteja limitada para </text:span><text:span text:style-name="T64">a negociação</text:span><text:span text:style-name="T63"> de sistemas e periféricos especificados para serem instalados em residências, os clientes poderão optar, livremente, pela instalação destes sistemas dentro de qualquer uma de suas dependências, podendo inclusive optar pelos serviços de terceiros para realiza a instalação, sob suas responsabilidades.</text:span></text:p>
      <text:p text:style-name="P139"><text:span text:style-name="T63"/></text:p>
      <text:p text:style-name="P187"><text:soft-page-break/><text:span text:style-name="T166">** Junto à atividade de instalação dos equipamentos eletrônicos é compreendido o fornecimento subsidiário da atividade de manutenção dos mesmos, uma vez que a manutenção é necessária para a disposição da garantia da instalação, e também para a continuidade do funcionamento dos equipamentos durante toda a vida útil. Além do mais, o fornecimento de manutenção para os equipamentos é um dos principais instrumentos para o bom relacionamento entre a operação do negócio com os seus usuários.</text:span></text:p>
      <text:p text:style-name="P171"><text:span text:style-name="T62"/></text:p>
      <text:p text:style-name="P136"><text:span text:style-name="T154">** Dentro dos componentes deste nível são compreendidas as centrais de monitoramento de câmeras de vigilância, câmeras de vigilância, centrais de alarme eletrônicos, sirenes e cornetas, sensores de presença, sensores de proximidade magnética, barreiras perimetrais por feche de luz infravermelha, centrais de choque para cercas eletrificadas, cercas eletrificadas, motores eletrônicos para a automatização de portões deslizantes, botoeiras e fechaduras eletrônicas para a abertura portas, controles remotos com receptoras de sinais de rádio frequência para o controle remoto de equipamentos eletrônicos, baterias, cabeamentos para a aplicação em baixa tensão e conectores diversos.</text:span></text:p>
      <text:p text:style-name="P136"/>
      <text:p text:style-name="P136">** <text:span text:style-name="T177">Não pertencente a este serviço a disponibilização de agente de segurança ou qualquer outro profissional para prestação de serviço de vigilância presencial ou remota referente à segurança patrimonial, o máximo que será disponibilizado é o monitoramento remoto e automático dos equipamentos eletrônicos instalados nas dependências dos clientes, ficando por conta de cada cliente a contratação de empresa especializada para terceirização desta demanda, caso queira.</text:span></text:p>
      <text:p text:style-name="P136"/>
      <text:p text:style-name="P136"/>
      <text:p text:style-name="P136"/>
      <text:p text:style-name="P131"><text:span text:style-name="T140">Nv2 </text:span><text:span text:style-name="T59">–</text:span><text:span text:style-name="T28"> </text:span><text:span text:style-name="T60">SEGURANÇA ENERGÉTICA</text:span><text:span text:style-name="T28">: </text:span></text:p>
      <text:p text:style-name="P160"><text:span text:style-name="T18">COMERCIANTE DE MATERIAL ELÉTRICO INDEPENDENTE</text:span></text:p>
      <text:p text:style-name="P157">Negociação de solução tecnológica para o fornecimento de equipamentos <text:span text:style-name="T161">eletrônicos </text:span>capazes de suprir as necessidades que demandem maior <text:span text:style-name="T162">segurança, disponibilidade e </text:span>controle <text:span text:style-name="T162">de serviços elétricos</text:span> <text:span text:style-name="T161">no ambiente tecnológico</text:span>.</text:p>
      <text:p text:style-name="P81"/>
      <text:p text:style-name="P81"/>
      <text:p text:style-name="P37">ELETRICISTA EM RESIDÊNCIAS E ESTABELECIMENTOS COMERCIAIS INDEPENDENTE</text:p>
      <text:p text:style-name="P159"><text:span text:style-name="T62">Mão de obra qualificada para a instalação e manutenção de componentes </text:span><text:span text:style-name="T66">da rede elétrica para o fornecimento adequado dentro dos ambientes tecnológicos. E</text:span>sta atividade será a mais executada de todas as outras secundárias, pois como <text:span text:style-name="T178">o </text:span>serviço <text:span text:style-name="T178">principal </text:span>engloba o comércio, instalação e manutenção em equipamentos, exclusivamente eletrônicos, é presumido que nenhum destes equipamentos funcione sem <text:span text:style-name="T152">o devido fornecimento elétrico.</text:span></text:p>
      <text:p text:style-name="P135"/>
      <text:p text:style-name="P135">** Para a utilização eficaz dos equipamentos e sistemas propostos <text:span text:style-name="T178">no </text:span>serviço <text:span text:style-name="T178">principal será</text:span> necessário a disposição de ambientes seguros e eletrificados adequadamente. Para isso, antes da instalação de qualquer equipamento eletrônico, o local de instalação será vistoriado a fim de encontrar e corrigir problemas de capacidade energética, falhas nos cabeamentos prediais e oscilações elétricas fora da normalidade. E somente com o laudo favorável da vistoria técnica os serviços serão executados.</text:p>
      <text:p text:style-name="P135"/>
      <text:p text:style-name="P135"><text:span text:style-name="T154">** Dentro do conjunto de equipamentos deste nível são compreendidos os aterramentos elétricos, geradores de eletricidade à combustão, painéis para a conversão da energia fotovoltaica, inversores elétricos, centrais de quadros elétricos, disjuntores, No-break, módulos isoladores, estabilizadores, tubulações elétricas, caixas de passagem, cabos de força, tomadas elétricas, interruptores, soquetes e conectores diversos.</text:span></text:p>
      <text:p text:style-name="P134"/>
      <text:p text:style-name="P134"/>
      <text:p text:style-name="P75"/>
      <text:p text:style-name="P129"><text:span text:style-name="T16"/></text:p>
      <text:p text:style-name="P152"><text:span text:style-name="T16">Nv3 </text:span><text:span text:style-name="T141">– SISTEMA DE SEGURANÇA DA INFORMAÇÃO:</text:span></text:p>
      <text:p text:style-name="P186"><text:span text:style-name="T128">EDITOR(A) DE LISTA DE DADOS E DE OUTRAS INFORMAÇÕES INDEPENDENTE</text:span></text:p>
      <text:p text:style-name="P161">Esta atividade está ligada diretamente ao serviço de desenvolvimento e melhoria contínua dos sistemas virtuais, que estão resumidos em dois <text:span text:style-name="T182">sistemas virtuais</text:span>:</text:p>
      <text:p text:style-name="P161"><text:span text:style-name="T22">I. </text:span>Sistema <text:span text:style-name="T182">que será </text:span>instalado em um servidor interno de cada cliente que queira monitorar seus equipamentos eletrônicos localmente, com exclusividade.</text:p>
      <text:p text:style-name="P161"><text:span text:style-name="T22">II. </text:span>Sistema <text:span text:style-name="T182">que será </text:span>instalado no servidor que gerenciará todas <text:span text:style-name="T182">os processos</text:span> <text:span text:style-name="T182">do serviço principal</text:span>, contemplado nele o fornecimento de suporte remoto aos clientes e gerenciamento de atendimentos técnicos.</text:p>
      <text:p text:style-name="P161"/>
      <text:p text:style-name="P161"><text:span text:style-name="T2">COMERCIANTE DE EQUIPAMENTOS E SUPRIMENTOS DE INFORMÁTICA INDEPENDENTE</text:span></text:p>
      <text:p text:style-name="P158"><text:span text:style-name="T140">Negociação de solução tecnológica para o fornecimento de equipamentos eletrônicos e suprimentos para área de Informática.</text:span></text:p>
      <text:p text:style-name="P182"><text:span text:style-name="T67"/></text:p>
      <text:p text:style-name="P182"><text:span text:style-name="T67">COMERCIANTE DE EQUIPAMENTOS DE TELEFONIA E COMUNICAÇÃO INDEPENDENTE</text:span></text:p>
      <text:p text:style-name="P178"><text:span text:style-name="T68">Negociação de solução tecnológica para o fornecimento de equipamentos eletrônicos </text:span><text:span text:style-name="T67">da área de telefonia e telecomunicações.</text:span></text:p>
      <text:p text:style-name="P178"><text:span text:style-name="T67"/></text:p>
      <text:p text:style-name="P168">INSTALADOR(A) DE REDE DE COMPUTADORES INDEPENDENTE</text:p>
      <text:p text:style-name="P173"><text:span text:style-name="T62">Mão de obra qualificada para a instalação, manutenção </text:span><text:span text:style-name="T69">e testes</text:span><text:span text:style-name="T62"> de </text:span><text:span text:style-name="T66">cabeamento d</text:span><text:span text:style-name="T69">a</text:span><text:span text:style-name="T66"> rede para computadores, com o objetivo de fornecer condição satisfatória na área da comunicação entre os dispositivos </text:span><text:span text:style-name="T69">instalados nas <text:s/>dependências dos clientes</text:span><text:span text:style-name="T66">.</text:span></text:p>
      <text:p text:style-name="P173"><text:span text:style-name="T66"/></text:p>
      <text:p text:style-name="P168">TÉCNICO(A) DE MANUTENÇÃO DE COMPUTADOR INDEPENDENTE</text:p>
      <text:p text:style-name="P174"><text:span text:style-name="T62">Mão de obra qualificada para a instalação e manutenção </text:span><text:span text:style-name="T67">de sistemas em computadores</text:span><text:span text:style-name="T66">, </text:span><text:span text:style-name="T67">realização de limpeza lógica e física, troca de peça ou a substituição completa de computadores defeituosos ou desatualizados.</text:span></text:p>
      <text:p text:style-name="P174"><text:span text:style-name="T67"/></text:p>
      <text:p text:style-name="P183"><text:span text:style-name="T67">TÉCNICO(A) DE MANUTENÇÃO DE TELEFONIA INDEPENDENTE</text:span></text:p>
      <text:p text:style-name="P175"><text:span text:style-name="T62">Mão de obra qualificada para a instalação, manutenção, </text:span><text:span text:style-name="T69">substituição</text:span><text:span text:style-name="T62"> </text:span><text:span text:style-name="T69">e remoção </text:span><text:span text:style-name="T67">de sistemas </text:span><text:span text:style-name="T69">e equipamentos eletrônicos da rede telefônica</text:span><text:span text:style-name="T67">, </text:span><text:span text:style-name="T69">atividade agregada à conectividade entre componentes eletrônicos e a telecomunicação.</text:span></text:p>
      <text:p text:style-name="P174"><text:span text:style-name="T67"/></text:p>
      <text:p text:style-name="P137"><text:span text:style-name="T70">** Dentro dos componentes deste nível são compreendid</text:span><text:span text:style-name="T69">o</text:span><text:span text:style-name="T70">s </text:span><text:span text:style-name="T69">o</text:span><text:span text:style-name="T70">s </text:span><text:span text:style-name="T72">sistemas operacionais, softwares personalizados, </text:span><text:span text:style-name="T71">modens, switch, roteadores, </text:span><text:span text:style-name="T69">computadores, </text:span><text:span text:style-name="T71">periférico computacionais,</text:span><text:span text:style-name="T69"> notebooks, netbooks, servidores computacionais, tabletes, smartfones, telefones fixos, videoporteiros, interfones, </text:span><text:span text:style-name="T70">baterias </text:span><text:span text:style-name="T69">de aparelhos móveis</text:span><text:span text:style-name="T70">, cabeamentos </text:span><text:span text:style-name="T69">de rede</text:span><text:span text:style-name="T70"> e conectores diversos.</text:span></text:p>
      <text:p text:style-name="P76"><text:span text:style-name="T15"/></text:p>
      <text:p text:style-name="P76"><text:span text:style-name="T15"/></text:p>
      <text:p text:style-name="P76"><text:span text:style-name="T15"/></text:p>
      <text:p text:style-name="P153"><text:span text:style-name="T15">Nv4</text:span><text:span text:style-name="T140"> –</text:span> <text:span text:style-name="T183">SISTEMA DE SEGURANÇA VISUAL</text:span></text:p>
      <text:p text:style-name="P169">COMERCIANTE DE ARTIGOS DE ILUMINAÇÃO INDEPENDENTE</text:p>
      <text:p text:style-name="P179"><text:span text:style-name="T68">Negociação de solução tecnológica para o fornecimento de equipamentos eletrônicos </text:span><text:span text:style-name="T67">da área de </text:span><text:span text:style-name="T73">iluminação</text:span><text:span text:style-name="T67">.</text:span></text:p>
      <text:p text:style-name="P162"/>
      <text:p text:style-name="P162"/>
      <text:p text:style-name="P35">TÉCNICO(A) DE SONORIZAÇÃO E DE ILUMINAÇÃO INDEPENDENTE</text:p>
      <text:p text:style-name="P176"><text:span text:style-name="T62">Mão de obra qualificada para a instalação, manutenção, </text:span><text:span text:style-name="T69">substituição</text:span><text:span text:style-name="T62"> </text:span><text:span text:style-name="T69">e remoção </text:span><text:span text:style-name="T73">de equipamentos rede elétrica referente à iluminação </text:span><text:span text:style-name="T74">e componentes de som elétrico</text:span><text:span text:style-name="T69">.</text:span></text:p>
      <text:p text:style-name="P176"><text:span text:style-name="T69"/></text:p>
      <text:p text:style-name="P138"><text:span text:style-name="T70">** Dentro dos componentes deste nível são compreendid</text:span><text:span text:style-name="T69">o</text:span><text:span text:style-name="T70">s </text:span><text:span text:style-name="T74">as lâmpadas fluorescentes, incandescentes e de LED, incluindo foto refletores e fotocélulas para o fornecimento de luminosidade alta quando for detectada a movimentação dentro do ambiente,</text:span><text:span text:style-name="T70"> cabeamentos </text:span><text:span text:style-name="T69">d</text:span><text:span text:style-name="T74">a</text:span><text:span text:style-name="T69"> rede </text:span><text:span text:style-name="T74">elétrica</text:span><text:span text:style-name="T69">, </text:span><text:span text:style-name="T74">suporte para lâmpadas, interruptores, cabos para instalação de caixas som</text:span><text:span text:style-name="T70"> e conectores diversos.</text:span></text:p>
      <text:p text:style-name="P162"/>
      <text:p text:style-name="P75"/>
      <text:p text:style-name="P75"/>
      <text:p text:style-name="P129"><text:span text:style-name="T16">Nv</text:span><text:span text:style-name="T23">5</text:span><text:span text:style-name="T141"> –</text:span> Segurança <text:span text:style-name="T142">Contra Incêndios</text:span></text:p>
      <text:p text:style-name="P170">COMERCIANTE DE MATERIAIS HIDRÁULICOS INDEPENDENTE</text:p>
      <text:p text:style-name="P180"><text:span text:style-name="T68">Negociação de solução tecnológica para o fornecimento de equipamentos </text:span><text:span text:style-name="T74">hidráulicos para </text:span><text:span text:style-name="T67">a área de </text:span><text:span text:style-name="T74">segurança hídrica e sistema contra incêndios</text:span><text:span text:style-name="T67">.</text:span></text:p>
      <text:p text:style-name="P69"/>
      <text:p text:style-name="P69"/>
      <text:p text:style-name="P38">INSTALADOR(A) DE SISTEMA DE PREVENÇÃO CONTRA INCÊNDIO INDEPENDENTE</text:p>
      <text:p text:style-name="P177"><text:span text:style-name="T62">Mão de obra qualificada para a instalação, manutenção, </text:span><text:span text:style-name="T69">substituição</text:span><text:span text:style-name="T62"> </text:span><text:span text:style-name="T69">e remoção </text:span><text:span text:style-name="T73">de equipamentos rede elétrica referente à iluminação </text:span><text:span text:style-name="T74">e componentes de som elétrico</text:span><text:span text:style-name="T69">.</text:span></text:p>
      <text:p text:style-name="P41"><text:span text:style-name="T157"/></text:p>
      <text:p text:style-name="P140"><text:span text:style-name="T92">** Dentro dos componentes deste nível são compreendid</text:span><text:span text:style-name="T94">a</text:span><text:span text:style-name="T92">s</text:span><text:span text:style-name="T94"> </text:span><text:span text:style-name="T96">cisternas, boia d'água, medidor eletrônico de armazenamento hídrico, </text:span><text:span text:style-name="T94">central de alarme contra incêndio, sirenes e cornetas, sensores eletrônicos de fumaça, quadro de emergência contra incêndio, tubulações de água, gatilhos automáticos para a liberação de água, mangueiras antichamas, </text:span><text:span text:style-name="T93">cabos para instalação d</text:span><text:span text:style-name="T95">os sensores </text:span><text:span text:style-name="T92">e conectores diversos.</text:span></text:p>
      <text:p text:style-name="P147">Desenho</text:p>
      <text:p text:style-name="P60">Catálogo de Serviços</text:p>
      <text:p text:style-name="P60"/>
      <text:p text:style-name="P66">Lista de Serviços Planejados</text:p>
      <text:list xml:id="list101855429" text:style-name="L5">
        <text:list-item>
          <text:p text:style-name="P188"><text:span text:style-name="T127">Comércio de equipamentos eletrônicos da área da segurança eletrônica</text:span></text:p>
        </text:list-item>
        <text:list-item>
          <text:p text:style-name="P188"><text:span text:style-name="T127">Comércio de equipamentos eletrônicos da área da segurança energética</text:span></text:p>
        </text:list-item>
        <text:list-item>
          <text:p text:style-name="P188"><text:span text:style-name="T127">Comércio de equipamentos eletrônicos da área da segurança da informação</text:span></text:p>
        </text:list-item>
        <text:list-item>
          <text:p text:style-name="P188"><text:span text:style-name="T127">Comércio de equipamentos eletrônicos da área da segurança visual</text:span></text:p>
        </text:list-item>
        <text:list-item>
          <text:p text:style-name="P188"><text:span text:style-name="T127">Comércio de equipamentos eletrônicos da área da segurança contra incêndio</text:span></text:p>
        </text:list-item>
        <text:list-item>
          <text:p text:style-name="P189">Comércio de sistemas virtuais para área da segurança eletrônica</text:p>
        </text:list-item>
        <text:list-item>
          <text:p text:style-name="P189">Comércio de sistemas virtuais para área da segurança energética</text:p>
        </text:list-item>
        <text:list-item>
          <text:p text:style-name="P189">Comércio de sistemas virtuais para área da segurança da informação</text:p>
        </text:list-item>
        <text:list-item>
          <text:p text:style-name="P189">Comércio de sistemas virtuais para área da segurança visual</text:p>
        </text:list-item>
        <text:list-item>
          <text:p text:style-name="P189">Comércio de sistemas virtuais para área da segurança contra incêndio</text:p>
        </text:list-item>
        <text:list-item>
          <text:p text:style-name="P189">Fornecimento de mão de obra para instalação de componentes da área de segurança eletrônica</text:p>
        </text:list-item>
        <text:list-item>
          <text:p text:style-name="P189">Fornecimento de mão de obra para instalação de componentes da área de segurança energética</text:p>
        </text:list-item>
        <text:list-item>
          <text:p text:style-name="P189">Fornecimento de mão de obra para instalação de componentes da área de segurança da informação</text:p>
        </text:list-item>
        <text:list-item>
          <text:p text:style-name="P189">Fornecimento de mão de obra para instalação de componentes da área de segurança visual</text:p>
        </text:list-item>
        <text:list-item>
          <text:p text:style-name="P189">Fornecimento de mão de obra para instalação de componentes da área de segurança contra incêndio</text:p>
        </text:list-item>
        <text:list-item>
          <text:p text:style-name="P189">Fornecimento de manutenção preventiva de componentes da área de segurança eletrônica</text:p>
        </text:list-item>
        <text:list-item>
          <text:p text:style-name="P189">Fornecimento de manutenção preventiva de componentes da área de segurança <text:span text:style-name="T190">energética</text:span></text:p>
        </text:list-item>
        <text:list-item>
          <text:p text:style-name="P189">Fornecimento de manutenção preventiva de componentes da área de segurança <text:span text:style-name="T190">da informação</text:span></text:p>
        </text:list-item>
        <text:list-item>
          <text:p text:style-name="P189">Fornecimento de manutenção preventiva de componentes da área de segurança <text:span text:style-name="T190">visual</text:span></text:p>
        </text:list-item>
        <text:list-item>
          <text:p text:style-name="P189">Fornecimento de <text:span text:style-name="T192">m</text:span>anutenção <text:span text:style-name="T192">preventiva </text:span>de componentes da área de segurança <text:span text:style-name="T190">contra incêndio</text:span></text:p>
        </text:list-item>
        <text:list-item>
          <text:p text:style-name="P189">Fornecimento de manutenção <text:span text:style-name="T192">corretiva</text:span> de componentes da área de segurança eletrônica</text:p>
        </text:list-item>
        <text:list-item>
          <text:p text:style-name="P189">Fornecimento de manutenção corretiva de componentes da área de segurança energética</text:p>
        </text:list-item>
        <text:list-item>
          <text:p text:style-name="P189">Fornecimento de manutenção corretiva de componentes da área de segurança da informação</text:p>
        </text:list-item>
        <text:list-item>
          <text:p text:style-name="P189">Fornecimento de manutenção corretiva de componentes da área de segurança visual</text:p>
        </text:list-item>
        <text:list-item>
          <text:p text:style-name="P189">Fornecimento de manutenção corretiva de componentes da área de segurança contra incêndio</text:p>
        </text:list-item>
      </text:list>
      <text:p text:style-name="P147">Desenho</text:p>
      <text:p text:style-name="P60">Catálogo de <text:span text:style-name="T185">Equipamentos</text:span></text:p>
      <text:p text:style-name="P146">Desenho</text:p>
      <text:p text:style-name="P64">Fornecedores</text:p>
      <text:p text:style-name="P64"/>
      <text:p text:style-name="P65"/>
      <text:p text:style-name="P144">Desenho</text:p>
      <text:p text:style-name="P58">Portfólio</text:p>
      <text:p text:style-name="P58"/>
      <text:p text:style-name="P62">Conteúdo:</text:p>
      <text:list xml:id="list2250859174" text:style-name="L4">
        <text:list-item>
          <text:p text:style-name="P88">Logomarca</text:p>
        </text:list-item>
        <text:list-item>
          <text:p text:style-name="P88">Slogan: Tecnologia e Segurança</text:p>
        </text:list-item>
        <text:list-item>
          <text:p text:style-name="P88">Resumo sobre o negócio</text:p>
        </text:list-item>
        <text:list-item>
          <text:p text:style-name="P88">Imagens em carrossel sobre os serviços disponíveis → lincado ao catálogo de serviço</text:p>
        </text:list-item>
        <text:list-item>
          <text:p text:style-name="P88">Imagens em carrossel sobre os equipamentos eletrônicos disponíveis → lincado ao catálogo de produtos</text:p>
        </text:list-item>
        <text:list-item>
          <text:p text:style-name="P90">Espaço para ser adicionado fotografias do trabalho sendo executado</text:p>
        </text:list-item>
        <text:list-item>
          <text:p text:style-name="P90">Horário de funcionamento</text:p>
        </text:list-item>
        <text:list-item>
          <text:p text:style-name="P88">Contatos <text:span text:style-name="T187">de e-mail e telefônicos</text:span></text:p>
        </text:list-item>
        <text:list-item>
          <text:p text:style-name="P90">Compatibilidade com dispositivos móveis</text:p>
        </text:list-item>
      </text:list>
      <text:p text:style-name="P62"/>
      <text:p text:style-name="P144">Desenho</text:p>
      <text:p text:style-name="P61">Website Institucional</text:p>
      <text:p text:style-name="P61"/>
      <text:p text:style-name="P63">Conteúdo:</text:p>
      <text:list xml:id="list233513785459524" text:continue-numbering="true" text:style-name="L4">
        <text:list-item>
          <text:p text:style-name="P89">Logomarca</text:p>
        </text:list-item>
        <text:list-item>
          <text:p text:style-name="P89">Slogan: Tecnologia e Segurança</text:p>
        </text:list-item>
        <text:list-item>
          <text:p text:style-name="P89"><text:span text:style-name="T187">História</text:span> sobre o <text:span text:style-name="T187">início do </text:span>negócio</text:p>
        </text:list-item>
        <text:list-item>
          <text:p text:style-name="P90">Planos para o negócio no futuro</text:p>
        </text:list-item>
        <text:list-item>
          <text:p text:style-name="P90">Imagens estáticas sobre os serviços <text:span text:style-name="T189">disponíveis </text:span>→ lincado para catálogo de serviços</text:p>
        </text:list-item>
        <text:list-item>
          <text:p text:style-name="P89">Imagens estáticas sobre os <text:span text:style-name="T187">equipamentos eletrônicos → lincado para catálogo de produtos</text:span></text:p>
        </text:list-item>
        <text:list-item>
          <text:p text:style-name="P90">Espaço para dedicado para apresentar a satisfação real dos clientes</text:p>
        </text:list-item>
        <text:list-item>
          <text:p text:style-name="P91"><text:span text:style-name="T188">Apresentação do</text:span> sistema ERP externo →<text:span text:style-name="T188"> lincado para o acesso remoto à ferramenta</text:span></text:p>
        </text:list-item>
        <text:list-item>
          <text:p text:style-name="P90">Horário de funcionamento</text:p>
        </text:list-item>
        <text:list-item>
          <text:p text:style-name="P89">Contatos <text:span text:style-name="T187">de e-mail e telefônicos</text:span></text:p>
        </text:list-item>
        <text:list-item>
          <text:p text:style-name="P90">Compatibilidade com dispositivos móveis</text:p>
        </text:list-item>
      </text:list>
      <text:p text:style-name="P145">Desenho</text:p>
      <text:p text:style-name="P61">Produção dos Cartões de Visita</text:p>
      <text:p text:style-name="P145">Desenho</text:p>
      <text:p text:style-name="P61">Desenvolvimento do Sistema ERP Extreno</text:p>
      <text:p text:style-name="P145">Desenho</text:p>
      <text:p text:style-name="P59"><text:span text:style-name="T184">Desenvolvimento do Sistema ERP Interno</text:span></text:p>
      <text:p text:style-name="P144">Desenho</text:p>
      <text:p text:style-name="P58">Catálogo de Equipamentos</text:p>
      <text:p text:style-name="P143">Desenho</text:p>
      <text:p text:style-name="P42">Requisitos básicos</text:p>
      <text:p text:style-name="P34"/>
      <text:p text:style-name="P102"><text:span text:style-name="T11">Quais materiais</text:span><text:span text:style-name="T12"> necessário</text:span><text:span text:style-name="T13">s</text:span><text:span text:style-name="T12"> para iniciar?</text:span></text:p>
      <text:list xml:id="list3208677605" text:style-name="L1">
        <text:list-item>
          <text:p text:style-name="P103"><text:span text:style-name="T29">Um</text:span><text:span text:style-name="T57">a logomarca da empresa</text:span><text:span text:style-name="T58">;</text:span></text:p>
        </text:list-item>
        <text:list-item>
          <text:p text:style-name="P103"><text:span text:style-name="T29">Um </text:span><text:span text:style-name="T58">microcomputador como servidor;</text:span></text:p>
        </text:list-item>
        <text:list-item>
          <text:p text:style-name="P104">Acesso à internet;</text:p>
        </text:list-item>
        <text:list-item>
          <text:p text:style-name="P112"><text:span text:style-name="T55">E-mail para o recebimento das demandas onlines</text:span><text:span text:style-name="T28">;</text:span></text:p>
        </text:list-item>
        <text:list-item>
          <text:p text:style-name="P104">Telefone Fixo para o SAC;</text:p>
        </text:list-item>
        <text:list-item>
          <text:p text:style-name="P104">Telefone Celular para facilitar a comunicação móvel;</text:p>
        </text:list-item>
        <text:list-item>
          <text:p text:style-name="P112"><text:span text:style-name="T47">Kit de ferramentas básicas para instalação e manutenção de equipamentos</text:span><text:span text:style-name="T28">;</text:span></text:p>
        </text:list-item>
        <text:list-item>
          <text:p text:style-name="P112"><text:span text:style-name="T48">Um meio de transporte próprio</text:span><text:span text:style-name="T28">;</text:span></text:p>
        </text:list-item>
      </text:list>
      <text:p text:style-name="P113"><text:span text:style-name="T3">[__] </text:span><text:span text:style-name="T29">Um</text:span><text:span text:style-name="T32">a </text:span><text:span text:style-name="T47">escada de alumínio</text:span><text:span text:style-name="T29">;<text:tab/><text:tab/><text:tab/><text:tab/><text:tab/><text:tab/><text:tab/></text:span><text:span text:style-name="T47">X</text:span></text:p>
      <text:p text:style-name="P113"><text:span text:style-name="T3">[__] </text:span><text:span text:style-name="T50">Um kit de EPI, com cinto, capacete, mascara e luvas</text:span><text:span text:style-name="T47">;</text:span><text:span text:style-name="T29"><text:tab/><text:tab/><text:tab/><text:tab/></text:span><text:span text:style-name="T47">X</text:span></text:p>
      <text:p text:style-name="P113"><text:span text:style-name="T3">[__] </text:span><text:span text:style-name="T50">Um kit de sinalização, com </text:span><text:span text:style-name="T51">4 </text:span><text:span text:style-name="T50">cones, avisos e faixas</text:span><text:span text:style-name="T47">;</text:span><text:span text:style-name="T29"><text:tab/><text:tab/><text:tab/><text:tab/></text:span><text:span text:style-name="T47">X</text:span></text:p>
      <text:p text:style-name="P113"><text:span text:style-name="T3">[__] </text:span><text:span text:style-name="T50">Um kit de primeiros socorros</text:span><text:span text:style-name="T47">;<text:tab/><text:tab/></text:span><text:span text:style-name="T29"><text:tab/><text:tab/><text:tab/><text:tab/><text:tab/></text:span><text:span text:style-name="T47">X</text:span></text:p>
      <text:p text:style-name="P113"><text:span text:style-name="T3">[__] </text:span><text:span text:style-name="T29">Um</text:span><text:span text:style-name="T32">a impressora multifuncional</text:span><text:span text:style-name="T28">;<text:tab/><text:tab/><text:tab/><text:tab/><text:tab/><text:tab/><text:tab/></text:span><text:span text:style-name="T30">R$ 598,50</text:span></text:p>
      <text:p text:style-name="P113"><text:span text:style-name="T3">[__] </text:span><text:span text:style-name="T29">U</text:span><text:span text:style-name="T47">m conjunto de uniforme adequado</text:span><text:span text:style-name="T29">;<text:tab/><text:tab/><text:tab/><text:tab/><text:tab/><text:tab/></text:span><text:span text:style-name="T47">X</text:span></text:p>
      <text:p text:style-name="P113"><text:span text:style-name="T3">[__] </text:span><text:span text:style-name="T29">U</text:span><text:span text:style-name="T47">m crachá de identificação;</text:span><text:span text:style-name="T29"><text:tab/><text:tab/><text:tab/><text:tab/><text:tab/><text:tab/><text:tab/></text:span><text:span text:style-name="T47">X</text:span></text:p>
      <text:p text:style-name="P113"><text:span text:style-name="T3">[__] </text:span><text:span text:style-name="T47">100 unidades de cartão de visita;</text:span><text:span text:style-name="T29"><text:tab/><text:tab/><text:tab/><text:tab/><text:tab/><text:tab/></text:span><text:span text:style-name="T47">X</text:span></text:p>
      <text:p text:style-name="P113"><text:span text:style-name="T3">[__] </text:span><text:span text:style-name="T29">U</text:span><text:span text:style-name="T47">ma web página institucional;</text:span><text:span text:style-name="T29"><text:tab/><text:tab/><text:tab/><text:tab/><text:tab/><text:tab/><text:tab/></text:span><text:span text:style-name="T47">X</text:span></text:p>
      <text:p text:style-name="P113"><text:span text:style-name="T3">[__] </text:span><text:span text:style-name="T48">Personalizar o veículo </text:span><text:span text:style-name="T49">com a logomarca</text:span><text:span text:style-name="T47">;</text:span><text:span text:style-name="T29"><text:tab/><text:tab/><text:tab/><text:tab/><text:tab/></text:span><text:span text:style-name="T47">X</text:span></text:p>
      <text:p text:style-name="P113"><text:span text:style-name="T3">[__] </text:span><text:span text:style-name="T47">Realizar o cadastramento da pessoa jurídica MEI/SIMPLES;</text:span></text:p>
      <text:p text:style-name="P113"><text:span text:style-name="T3">[__] </text:span><text:span text:style-name="T55">Conta bancária de pessoa jurídica para receber os proventos</text:span><text:span text:style-name="T47">;</text:span></text:p>
      <text:p text:style-name="P113"/>
      <text:p text:style-name="P115"><text:span text:style-name="T100">Qual será o custo fixo para o primeiro mês de operação</text:span>?</text:p>
      <text:p text:style-name="P113"><text:span text:style-name="T90">→</text:span><text:span text:style-name="T91"> </text:span><text:span text:style-name="T84">Conta de energia elétrica</text:span><text:span text:style-name="T75">;<text:tab/><text:tab/><text:tab/><text:tab/><text:tab/><text:tab/><text:tab/><text:tab/></text:span><text:span text:style-name="T76">R$ 1</text:span><text:span text:style-name="T84">50</text:span><text:span text:style-name="T76">,00</text:span></text:p>
      <text:p text:style-name="P113"><text:span text:style-name="T3">→</text:span><text:span text:style-name="T4"> </text:span><text:span text:style-name="T29">Uma linha de telefone f</text:span><text:span text:style-name="T34">ixo</text:span><text:span text:style-name="T29"> para o SAC </text:span><text:span text:style-name="T34">e com internet</text:span><text:span text:style-name="T29">;<text:tab/><text:tab/><text:tab/><text:tab/></text:span><text:span text:style-name="T31">R$ </text:span><text:span text:style-name="T34">115</text:span><text:span text:style-name="T31">,00</text:span></text:p>
      <text:p text:style-name="P113"><text:span text:style-name="T3">→</text:span><text:span text:style-name="T4"> </text:span><text:span text:style-name="T34">Insumos para impressão de documentos</text:span><text:span text:style-name="T29">;<text:tab/><text:tab/><text:tab/><text:tab/><text:tab/><text:tab/></text:span><text:span text:style-name="T31">R$ </text:span><text:span text:style-name="T34">50</text:span><text:span text:style-name="T31">,00</text:span></text:p>
      <text:p text:style-name="P113"><text:span text:style-name="T8">→</text:span><text:span text:style-name="T41"> Imposto </text:span><text:span text:style-name="T56">do cartão de crédito de pessoa jurídica;</text:span><text:span text:style-name="T41"><text:tab/><text:tab/><text:tab/><text:tab/><text:tab/>R$ </text:span><text:span text:style-name="T56">20</text:span><text:span text:style-name="T41">,</text:span><text:span text:style-name="T56">0</text:span><text:span text:style-name="T41">0</text:span></text:p>
      <text:p text:style-name="P43"><text:span text:style-name="T147">→</text:span><text:span text:style-name="T41"> Imposto unificado MEI/Sim</text:span><text:span text:style-name="T56">ples<text:tab/><text:tab/><text:tab/><text:tab/><text:tab/><text:tab/><text:tab/>R$ 53,70</text:span></text:p>
      <text:p text:style-name="P148">Desenho</text:p>
      <text:p text:style-name="P92"><text:span text:style-name="T6">P</text:span><text:span text:style-name="T2">rodução de Preços</text:span></text:p>
      <text:p text:style-name="P116"/>
      <text:p text:style-name="P116"><text:span text:style-name="T108">A</text:span>tividades Principais <text:span text:style-name="T153">do Serviço</text:span></text:p>
      <text:p text:style-name="P105"/>
      <text:p text:style-name="P122"><text:span text:style-name="T28">Serviço de mão de obra para </text:span><text:span text:style-name="T43">vistoria </text:span><text:span text:style-name="T45">na infraestrutura tecnológica e elaboração de laudo técnico</text:span><text:span text:style-name="T28">.</text:span></text:p>
      <text:p text:style-name="P122"><text:span text:style-name="T2">Benefícios:</text:span><text:span text:style-name="T28"> Disposição de mão de obra e ferramentas para </text:span><text:span text:style-name="T43">a vistoria técnica na parte de infraestrutura tecnológica nas dependências dos clientes, </text:span><text:span text:style-name="T45">com elaboração de laudo pericial</text:span><text:span text:style-name="T43">.</text:span></text:p>
      <text:p text:style-name="P122"><text:span text:style-name="T5">Custo:</text:span><text:span text:style-name="T42"> </text:span><text:span text:style-name="T38">R$ </text:span><text:span text:style-name="T44">165</text:span><text:span text:style-name="T38">,</text:span><text:span text:style-name="T44">6</text:span><text:span text:style-name="T38">8/período diário ou fração em atividade + R$ 6,80/</text:span><text:span text:style-name="T40">dia</text:span><text:span text:style-name="T42">.</text:span></text:p>
      <text:p text:style-name="P106"/>
      <text:p text:style-name="P122"><text:span text:style-name="T28">Serviço de mão de obra para </text:span><text:span text:style-name="T43">manutenção preventiva </text:span><text:span text:style-name="T38">corretiva em</text:span><text:span text:style-name="T28"> equipamentos eletrônicos.</text:span></text:p>
      <text:p text:style-name="P122"><text:span text:style-name="T2">Benefícios:</text:span><text:span text:style-name="T28"> Disposição de mão de obra e ferramentas para </text:span><text:span text:style-name="T43">a</text:span><text:span text:style-name="T38"> manutenção </text:span><text:span text:style-name="T43">preventiva </text:span><text:span text:style-name="T28">de equipamentos nas dependências dos clientes.</text:span></text:p>
      <text:p text:style-name="P122"><text:span text:style-name="T5">Custo:</text:span><text:span text:style-name="T42"> </text:span><text:span text:style-name="T38">R$ 74,08/período diário ou fração em atividade + R$ 6,80/</text:span><text:span text:style-name="T40">dia</text:span><text:span text:style-name="T42">.</text:span></text:p>
      <text:p text:style-name="P106"/>
      <text:p text:style-name="P122"><text:span text:style-name="T28">Serviço de mão de obra para instalação </text:span><text:span text:style-name="T38">e manutenção corretiva em</text:span><text:span text:style-name="T28"> equipamentos eletrônicos.</text:span></text:p>
      <text:p text:style-name="P122"><text:span text:style-name="T2">Benefícios:</text:span><text:span text:style-name="T28"> Disposição de mão de obra e ferramentas para a instalação </text:span><text:span text:style-name="T38">e manutenção </text:span><text:span text:style-name="T43">corretiva</text:span><text:span text:style-name="T38"> </text:span><text:span text:style-name="T28">de equipamentos nas dependências dos clientes, com a garantia de 3(três) meses no</text:span><text:span text:style-name="T38">s</text:span><text:span text:style-name="T28"> serviço</text:span><text:span text:style-name="T38">s</text:span><text:span text:style-name="T28">.</text:span></text:p>
      <text:p text:style-name="P122"><text:span text:style-name="T5">Custo:</text:span><text:span text:style-name="T42"> </text:span><text:span text:style-name="T40">(</text:span><text:span text:style-name="T38">R$ 41,42 + R$ 74,08/período diário ou fração em atividade + R$ 6,80/</text:span><text:span text:style-name="T40">dia) * profissionais</text:span><text:span text:style-name="T42">.</text:span></text:p>
      <text:p text:style-name="P107"/>
      <text:p text:style-name="P123"><text:span text:style-name="T28">Serviço de mão de obra para instalação </text:span><text:span text:style-name="T38">e manutenção </text:span><text:span text:style-name="T52">geral </text:span><text:span text:style-name="T38">em</text:span><text:span text:style-name="T28"> equipamentos </text:span><text:span text:style-name="T52">da energia solar</text:span><text:span text:style-name="T28">.</text:span></text:p>
      <text:p text:style-name="P123"><text:span text:style-name="T2">Benefícios:</text:span><text:span text:style-name="T28"> Disposição de mão de obra e ferramentas para a instalação </text:span><text:span text:style-name="T38">e manutenção </text:span><text:span text:style-name="T28">de equipamentos </text:span><text:span text:style-name="T54">de energia solar </text:span><text:span text:style-name="T28">nas dependências dos clientes, com a garantia de </text:span><text:span text:style-name="T54">6</text:span><text:span text:style-name="T28">(</text:span><text:span text:style-name="T54">seis</text:span><text:span text:style-name="T28">) meses.</text:span></text:p>
      <text:p text:style-name="P124"><text:span text:style-name="T5">Custo:</text:span><text:span text:style-name="T42"> </text:span><text:span text:style-name="T40">(</text:span><text:span text:style-name="T38">R$ </text:span><text:span text:style-name="T53">313,84</text:span><text:span text:style-name="T38">/período diário ou fração em atividade + R$ </text:span><text:span text:style-name="T53">20</text:span><text:span text:style-name="T38">,</text:span><text:span text:style-name="T53">40</text:span><text:span text:style-name="T38">/</text:span><text:span text:style-name="T40">dia)</text:span><text:span text:style-name="T42">.</text:span></text:p>
      <text:p text:style-name="P117"/>
      <text:p text:style-name="P117"/>
      <text:p text:style-name="P125"><text:span text:style-name="T5">Derivaç</text:span><text:span text:style-name="T9">ões</text:span><text:span text:style-name="T5"> d</text:span><text:span text:style-name="T7">o</text:span><text:span text:style-name="T5"> Serviço </text:span><text:span text:style-name="T9">Principal</text:span></text:p>
      <text:p text:style-name="P109"/>
      <text:p text:style-name="P126"><text:span text:style-name="T36">S</text:span><text:span text:style-name="T28">istema para monitoramento remoto dos equipamentos eletrônicos(monitoráveis) instalados nas dependências dos clientes.</text:span></text:p>
      <text:p text:style-name="P126"><text:span text:style-name="T2">Benefícios: </text:span><text:span text:style-name="T28">Produção automática de relatórios sobre as condições físicas dos equipamentos, sobre os atendimentos técnicos realizados e andamento das solicitações pendentes, e </text:span><text:span text:style-name="T37">acesso à </text:span><text:span text:style-name="T28">impressão de boletos.</text:span></text:p>
      <text:p text:style-name="P126"><text:span text:style-name="T2">Custo:</text:span><text:span text:style-name="T28"> R$ 0,12/hora </text:span><text:span text:style-name="T39">ou fração </text:span><text:span text:style-name="T28">de acesso </text:span><text:span text:style-name="T38">em favor do cliente</text:span><text:span text:style-name="T28">.</text:span></text:p>
      <text:p text:style-name="P108"/>
      <text:p text:style-name="P110"/>
      <text:p text:style-name="P127"/>
      <text:p text:style-name="P149">Transição:</text:p>
      <text:p text:style-name="P149">Operação:</text:p>
      <text:p text:style-name="P20"/>
      <text:p text:style-name="P149">Melhoria Contínua:</text:p>
      <text:p text:style-name="P51">Medidas Progressivas</text:p>
      <text:p text:style-name="P52"/>
      <text:p text:style-name="P53"><text:span text:style-name="T101">(__) A</text:span>tingir<text:span text:style-name="T101"> caixa superior a R$ 2.500,00 e receita mensal superior a R$ 400,00</text:span></text:p>
      <text:p text:style-name="P118"><text:span text:style-name="T122">(__) Adicionar</text:span><text:span text:style-name="T123"> o monitoramento de alarme eletrônico como serviço derivado</text:span></text:p>
      <text:p text:style-name="P111">Sistema para o monitoramento remoto de eventos dos alarmes eletrônicos instalados nas dependências dos clientes.</text:p>
      <text:p text:style-name="P44"><text:span text:style-name="T61">[__] </text:span><text:span text:style-name="T79">Aquisição de uma</text:span><text:span text:style-name="T75"> </text:span><text:span text:style-name="T79">receptora de </text:span><text:span text:style-name="T75">alarme </text:span><text:span text:style-name="T80">para receber os eventos</text:span><text:span text:style-name="T75">; <text:tab/><text:tab/></text:span><text:span text:style-name="T77">R$ 2.079,00</text:span></text:p>
      <text:p text:style-name="P44"><text:span text:style-name="T77">→</text:span><text:span text:style-name="T79"> </text:span><text:span text:style-name="T75">Uma linha telefônica </text:span><text:span text:style-name="T88">dedicada pa</text:span><text:span text:style-name="T75">ra </text:span><text:span text:style-name="T81">a recepção </text:span><text:span text:style-name="T75">das centrais de alarmes;<text:tab/></text:span><text:span text:style-name="T81">R$ 60,00</text:span></text:p>
      <text:p text:style-name="P132"><text:span text:style-name="T2">Benefícios: </text:span><text:span text:style-name="T28">Produzir provas criminais automaticamente através dos equipamentos eletrônicos e disponibilizá-las rapidamente para o serviço de segurança pública para a devida identificação dos indivíduos envolvidos nos possíveis eventos danos e chamá-los à justiça.</text:span></text:p>
      <text:p text:style-name="P56"><text:span text:style-name="T81">Custo: 1% do valor </text:span><text:span text:style-name="T89">de cada </text:span><text:span text:style-name="T81">equipamento de segurança instalado nas dependências do cliente.</text:span></text:p>
      <text:p text:style-name="P93"/>
      <text:p text:style-name="P54"><text:span text:style-name="T101">(__) A</text:span>tingir<text:span text:style-name="T101"> caixa superior a R$ 6.400,00 e receita mensal superior a R$ 3.400,00</text:span></text:p>
      <text:p text:style-name="P45"><text:span text:style-name="T76">* </text:span><text:span text:style-name="T85"><text:s/></text:span><text:span text:style-name="T86">Adicionar um </text:span><text:span text:style-name="T87">Auxiliar Técnico</text:span><text:span text:style-name="T86"> ao quadro profissional</text:span></text:p>
      <text:p text:style-name="P46"><text:span text:style-name="T87">→ </text:span><text:span text:style-name="T79">Contrato de um </text:span><text:span text:style-name="T87">Auxiliar Técnico <text:tab/><text:tab/><text:tab/><text:tab/><text:tab/></text:span><text:span text:style-name="T75"><text:tab/><text:tab/></text:span><text:span text:style-name="T87">R$ 2.963,19</text:span></text:p>
      <text:p text:style-name="P93"/>
      <text:p text:style-name="P55"><text:span text:style-name="T101">(__) A</text:span>tingir<text:span text:style-name="T101"> caixa superior a R$ 7.900,00 e receita mensal superior a </text:span>R$ <text:span text:style-name="T117">3.500</text:span>,00</text:p>
      <text:p text:style-name="P47"><text:span text:style-name="T77">* </text:span><text:span text:style-name="T82">Upgrade do sistema de monitoramento já existente</text:span></text:p>
      <text:p text:style-name="P47"><text:span text:style-name="T27">[__] </text:span><text:span text:style-name="T29">Um </text:span><text:span text:style-name="T28">Servidor </text:span><text:span text:style-name="T29">para rodar os sistemas de monitoramento interno</text:span><text:span text:style-name="T28">;<text:tab/><text:tab/></text:span><text:span text:style-name="T30">R$ 3.299,00</text:span></text:p>
      <text:p text:style-name="P47"><text:span text:style-name="T61">[__] </text:span><text:span text:style-name="T75">Um </text:span><text:span text:style-name="T78">Rack para proteger o servidor interno</text:span><text:span text:style-name="T76">;<text:tab/><text:tab/><text:tab/><text:tab/><text:tab/></text:span><text:span text:style-name="T77">R$ 940,00</text:span></text:p>
      <text:p text:style-name="P47"><text:span text:style-name="T75">→</text:span><text:span text:style-name="T82"> </text:span><text:span text:style-name="T83">Um plano de internet </text:span><text:span text:style-name="T84">banda larga</text:span><text:span text:style-name="T83"> </text:span><text:span text:style-name="T84">dedicada</text:span><text:span text:style-name="T83"> </text:span><text:span text:style-name="T77">120MB/NET</text:span><text:span text:style-name="T83">;<text:tab/><text:tab/><text:tab/></text:span><text:span text:style-name="T77">R$ 79,00</text:span></text:p>
      <text:p text:style-name="P94"/>
      <text:p text:style-name="P57">(__) A<text:span text:style-name="T100">tingir</text:span> caixa superior a R$ <text:s/><text:span text:style-name="T118">7.200</text:span>,00 e <text:span text:style-name="T102">receita</text:span> mensal superior a <text:span text:style-name="T100">R$ 3.800,00</text:span></text:p>
      <text:p text:style-name="P48"><text:span text:style-name="T30">*</text:span><text:span text:style-name="T33">Adicionar na sala um ambiente confortável para recepção para os clientes</text:span></text:p>
      <text:p text:style-name="P49"><text:span text:style-name="T27">[__]</text:span><text:span text:style-name="T29"> Um </text:span><text:span text:style-name="T35">refrigerador de água</text:span><text:span text:style-name="T29">;<text:tab/><text:tab/><text:tab/><text:tab/><text:tab/><text:tab/><text:tab/></text:span><text:span text:style-name="T30">R$ </text:span><text:span text:style-name="T35">200</text:span><text:span text:style-name="T30">,00</text:span></text:p>
      <text:p text:style-name="P50"><text:span text:style-name="T27">[__] </text:span><text:span text:style-name="T29">Um ar-condicionado para refrigerar os componentes da sala/</text:span><text:span text:style-name="T34">instalação</text:span><text:span text:style-name="T29">;<text:tab/></text:span><text:span text:style-name="T30">R$ 300,00</text:span></text:p>
      <text:p text:style-name="P114"><text:span text:style-name="T3">[__] </text:span><text:span text:style-name="T98">Uma m</text:span>esa para o atendimento <text:span text:style-name="T27">ao cliente</text:span>;<text:tab/><text:tab/><text:tab/><text:tab/><text:tab/><text:span text:style-name="T97">R$ 269,00</text:span></text:p>
      <text:p text:style-name="P114"><text:span text:style-name="T3">[__] </text:span>Uma cadeira confortável para a secretária;<text:tab/><text:tab/><text:tab/><text:tab/><text:tab/><text:span text:style-name="T97">R$ 550,00</text:span></text:p>
      <text:p text:style-name="P114"><text:span text:style-name="T3">[__] </text:span>Duas cadeiras confortáveis para os clientes em atendimento;<text:tab/><text:tab/><text:tab/><text:span text:style-name="T97">R$ 1.100,00</text:span></text:p>
      <text:p text:style-name="P48"><text:span text:style-name="T27">[__] </text:span><text:span text:style-name="T28">Um sofá confortável para os clientes em espera por atendimento;<text:tab/><text:tab/></text:span><text:span text:style-name="T30">R$ 500,00</text:span></text:p>
      <text:p text:style-name="P48"><text:span text:style-name="T30">→</text:span><text:span text:style-name="T35"> Acréscimo na conta elétrica<text:tab/><text:tab/><text:tab/><text:tab/><text:tab/><text:tab/><text:tab/>R$ 150,00</text:span></text:p>
      <text:p text:style-name="P87">→ Aquisição de água mineral e copos descartáveis<text:tab/><text:tab/><text:tab/><text:tab/><text:tab/>R$ 100,00</text:p>
      <text:p text:style-name="P48"><text:span text:style-name="T33">→</text:span><text:span text:style-name="T35"> Aquisição de guloseimas<text:tab/><text:tab/><text:tab/><text:tab/><text:tab/><text:tab/><text:tab/><text:tab/>R$ 50,00<text:tab/></text:span></text:p>
      <text:p text:style-name="P95"/>
      <text:p text:style-name="P96"/>
      <text:p text:style-name="P151">Melhoria contínua</text:p>
      <text:p text:style-name="P99">Medida<text:span text:style-name="T130">s</text:span> Evolutiva<text:span text:style-name="T130">s</text:span></text:p>
      <text:p text:style-name="P99"/>
      <text:p text:style-name="P100">(__) Quando a <text:span text:style-name="T120">média da </text:span>receita bruta <text:span text:style-name="T120">de 12 meses</text:span> <text:span text:style-name="T119">atingir </text:span>R$ 6.500,00</text:p>
      <text:p text:style-name="P97">* Mudar o enquadramento do negócio de MEI para ME</text:p>
      <text:p text:style-name="P98"><text:span text:style-name="T2">[__] </text:span>Contratar <text:span text:style-name="T129">um contador para prestar suporte administrativo</text:span></text:p>
      <text:p text:style-name="P95"/>
      <text:p text:style-name="P101">(__) Adicionar a terceirização de profissional exclusivo aos serviços principais</text:p>
      <text:p text:style-name="P133"><text:span text:style-name="T42">T</text:span><text:span text:style-name="T28">erceirização de mão de obra técnica para operação exclusiva nas dependências do cliente.</text:span></text:p>
      <text:p text:style-name="P133"><text:span text:style-name="T2">Benefícios:</text:span><text:span text:style-name="T28"> Disposição de um técnico em informática alocado por dois turnos diários, </text:span><text:span text:style-name="T46">em dias úteis, </text:span><text:span text:style-name="T28">de segunda a sexta-feira em uma das dependências dos clientes </text:span><text:span text:style-name="T46">para cumprir demanda compatível com sua profissão</text:span><text:span text:style-name="T28">.</text:span></text:p>
      <text:p text:style-name="P119">Custo: <text:span text:style-name="T28">mensalidade de</text:span> <text:span text:style-name="T28">R$ 2.233,56 por profissional disponibilizado.</text:span></text:p>
      <text:p text:style-name="P150">Melhoria Continua</text:p>
      <text:p text:style-name="P120">Eficiência Energética</text:p>
      <text:p text:style-name="P121"><text:span text:style-name="T28"/></text:p>
      <text:p text:style-name="P78"><text:span text:style-name="T151">Os problemas comuns que impactam diretamente o SISTEMA DE SEGURANÇA ENERGÉTICA</text:span> será enfrentad<text:span text:style-name="T151">o </text:span>em <text:span text:style-name="T137">três </text:span>frentes na etapa d<text:span text:style-name="T151">a</text:span> melhoria continuada <text:span text:style-name="T137">do serviço</text:span>, são elas:</text:p>
      <text:p text:style-name="P78"/>
      <text:p text:style-name="P78"><text:span text:style-name="T17">I</text:span><text:span text:style-name="T2">. </text:span>Disponibilidade energética:</text:p>
      <text:p text:style-name="P78">Compreende-<text:span text:style-name="T137">se</text:span> <text:span text:style-name="T137">como</text:span> disponibilidade da eletricidade a utilização de fontes secundárias de eletricidade caso haja problema na rede elétrica pública <text:span text:style-name="T143">para efetivar</text:span>, como <text:span text:style-name="T152">na aplicação de</text:span>:</text:p>
      <text:p text:style-name="P78">a) <text:span text:style-name="T137">Geradores à combustão;</text:span></text:p>
      <text:p text:style-name="P79">b) Painéis solares;</text:p>
      <text:p text:style-name="P79">c) No-break com <text:span text:style-name="T145">maior resistência e capacidade</text:span>.</text:p>
      <text:p text:style-name="P79"/>
      <text:p text:style-name="P79"><text:span text:style-name="T17">II</text:span><text:span text:style-name="T2">.</text:span> Sistemas inteligentes para redução do consumo <text:span text:style-name="T138">elétrico</text:span>.</text:p>
      <text:p text:style-name="P79">Nestes sistemas inteligentes est<text:span text:style-name="T144">ar</text:span>á a possibilidade de suspender <text:span text:style-name="T139">automaticamente </text:span>a refrigeração dos ambientes quando não houver movimentação nele, salvo em locais que precisem de resfriamento contínuo. Suspender ou reduzir a iluminação elétrica quando o ambiente já contar com iluminação natural, ou não houver movimento nele. E comandos automáticos para desligar equipamentos que estão <text:span text:style-name="T143">por muito tempo sem</text:span> usuários, como computadores, <text:span text:style-name="T139">impressoras </text:span>televis<text:span text:style-name="T139">ores</text:span> e até mesmo desenergizar tomadas elétricas que podem ter equipamentos ligados a elas desnecessariamente.</text:p>
      <text:p text:style-name="P79"/>
      <text:p text:style-name="P80"><text:span text:style-name="T17">III</text:span><text:span text:style-name="T2">.</text:span> Desenergização seletiva.</text:p>
      <text:p text:style-name="P80"><text:span text:style-name="T142">Este sistema será utilizado em casos críticos, ou seja, quando acontecer um evento de gere problema de natureza catastrófica, desenergizando primeiro os equipamentos menos importantes e que ponham o risco de morte eminente aos usuários e, ao mesmo tempo, maximizando o tempo de operação dos equipamentos necessários para subsistência humana dentro do ambiente protegido por este sistema.</text:span></text:p>
      <text:p text:style-name="P2"><text:span text:style-name="T28"/></text:p>
      <text:p text:style-name="P2"><text:span text:style-name="T28"/></text:p>
      <text:p text:style-name="P2"><text:span text:style-name="T28"/></text:p>
      <text:p text:style-name="P2"><text:span text:style-name="T28"/></text:p>
      <text:p text:style-name="P19">Desenho:</text:p>
      <text:p text:style-name="P3">Base dos cálculos</text:p>
      <text:p text:style-name="P4"/>
      <text:p text:style-name="P4"><text:span text:style-name="T103">B</text:span>ase <text:span text:style-name="T107">salarial para a categoria tecnológica, com valores atualizados para 2019</text:span>:</text:p>
      <text:p text:style-name="P8"><text: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P11"><text:span text:style-name="T24">Profiss</text:span><text:span text:style-name="T1">ão</text:span></text:p>
          </table:table-cell>
          <table:table-cell table:style-name="Tabela1.A1" office:value-type="string">
            <text:p text:style-name="P12"><text:span text:style-name="T1">C</text:span><text:span text:style-name="T26">arga </text:span><text:span text:style-name="T25">H.</text:span></text:p>
          </table:table-cell>
          <table:table-cell table:style-name="Tabela1.A1" office:value-type="string">
            <text:p text:style-name="P7">Despesa fixa mensal</text:p>
          </table:table-cell>
          <table:table-cell table:style-name="Tabela1.A1" office:value-type="string">
            <text:p text:style-name="P7">Recolha fixa</text:p>
          </table:table-cell>
          <table:table-cell table:style-name="Tabela1.A1" office:value-type="string">
            <text:p text:style-name="P7">Saldo salário</text:p>
          </table:table-cell>
          <table:table-cell table:style-name="Tabela1.A1" office:value-type="string">
            <text:p text:style-name="P7">Custo da hora</text:p>
          </table:table-cell>
        </table:table-row>
        <table:table-row table:style-name="Tabela1.2">
          <table:table-cell table:style-name="Tabela1.A2" office:value-type="string">
            <text:p text:style-name="P13">Técnico de Suporte em TI</text:p>
          </table:table-cell>
          <table:table-cell table:style-name="Tabela1.A2" office:value-type="string">
            <text:p text:style-name="P14">160</text:p>
          </table:table-cell>
          <table:table-cell table:style-name="Tabela1.A2" office:value-type="string">
            <text:p text:style-name="P14">R$ 2.233,56</text:p>
          </table:table-cell>
          <table:table-cell table:style-name="Tabela1.A2" office:value-type="string">
            <text:p text:style-name="P14">R$ 739,07</text:p>
          </table:table-cell>
          <table:table-cell table:style-name="Tabela1.A2" office:value-type="string">
            <text:p text:style-name="P14">R$ 1.494,49</text:p>
          </table:table-cell>
          <table:table-cell table:style-name="Tabela1.A2" office:value-type="string">
            <text:p text:style-name="P14">R$ 13,96</text:p>
          </table:table-cell>
        </table:table-row>
        <table:table-row table:style-name="Tabela1.2">
          <table:table-cell table:style-name="Tabela1.A2" office:value-type="string">
            <text:p text:style-name="P13">Técnico de Segurança Eletrônica</text:p>
          </table:table-cell>
          <table:table-cell table:style-name="Tabela1.A2" office:value-type="string">
            <text:p text:style-name="P14">160</text:p>
          </table:table-cell>
          <table:table-cell table:style-name="Tabela1.A2" office:value-type="string">
            <text:p text:style-name="P14">R$ 2.963,19</text:p>
          </table:table-cell>
          <table:table-cell table:style-name="Tabela1.A2" office:value-type="string">
            <text:p text:style-name="P14">R$ 1.097,50</text:p>
          </table:table-cell>
          <table:table-cell table:style-name="Tabela1.A2" office:value-type="string">
            <text:p text:style-name="P14">R$ 1.865,69</text:p>
          </table:table-cell>
          <table:table-cell table:style-name="Tabela1.A2" office:value-type="string">
            <text:p text:style-name="P14">R$ 18,52</text:p>
          </table:table-cell>
        </table:table-row>
        <table:table-row table:style-name="Tabela1.2">
          <table:table-cell table:style-name="Tabela1.A2" office:value-type="string">
            <text:p text:style-name="P13">Analista de TI</text:p>
          </table:table-cell>
          <table:table-cell table:style-name="Tabela1.A2" office:value-type="string">
            <text:p text:style-name="P14">160</text:p>
          </table:table-cell>
          <table:table-cell table:style-name="Tabela1.A2" office:value-type="string">
            <text:p text:style-name="P14">R$ 3.714,22</text:p>
          </table:table-cell>
          <table:table-cell table:style-name="Tabela1.A2" office:value-type="string">
            <text:p text:style-name="P14">R$ 1.430,00</text:p>
          </table:table-cell>
          <table:table-cell table:style-name="Tabela1.A2" office:value-type="string">
            <text:p text:style-name="P14">R$ 2.284,22</text:p>
          </table:table-cell>
          <table:table-cell table:style-name="Tabela1.A2" office:value-type="string">
            <text:p text:style-name="P14">R$ 23,21</text:p>
          </table:table-cell>
        </table:table-row>
        <table:table-row table:style-name="Tabela1.2">
          <table:table-cell table:style-name="Tabela1.A2" office:value-type="string">
            <text:p text:style-name="P13">Analista de Processamento de Dados</text:p>
          </table:table-cell>
          <table:table-cell table:style-name="Tabela1.A2" office:value-type="string">
            <text:p text:style-name="P14">160</text:p>
          </table:table-cell>
          <table:table-cell table:style-name="Tabela1.A2" office:value-type="string">
            <text:p text:style-name="P14">R$ 4.028,47</text:p>
          </table:table-cell>
          <table:table-cell table:style-name="Tabela1.A2" office:value-type="string">
            <text:p text:style-name="P14">R$ 1.555,83</text:p>
          </table:table-cell>
          <table:table-cell table:style-name="Tabela1.A2" office:value-type="string">
            <text:p text:style-name="P14">R$ 2.472,64</text:p>
          </table:table-cell>
          <table:table-cell table:style-name="Tabela1.A2" office:value-type="string">
            <text:p text:style-name="P14">R$ 25,18</text:p>
          </table:table-cell>
        </table:table-row>
        <table:table-row table:style-name="Tabela1.2">
          <table:table-cell table:style-name="Tabela1.A2" office:value-type="string">
            <text:p text:style-name="P13">Coordenador de Vendas</text:p>
          </table:table-cell>
          <table:table-cell table:style-name="Tabela1.A2" office:value-type="string">
            <text:p text:style-name="P14">160</text:p>
          </table:table-cell>
          <table:table-cell table:style-name="Tabela1.A2" office:value-type="string">
            <text:p text:style-name="P14">R$ 4.610,54</text:p>
          </table:table-cell>
          <table:table-cell table:style-name="Tabela1.A2" office:value-type="string">
            <text:p text:style-name="P14">R$ 1.994,33</text:p>
          </table:table-cell>
          <table:table-cell table:style-name="Tabela1.A2" office:value-type="string">
            <text:p text:style-name="P14">R$ 2.616,22</text:p>
          </table:table-cell>
          <table:table-cell table:style-name="Tabela1.A2" office:value-type="string">
            <text:p text:style-name="P14">R$ 28,82</text:p>
          </table:table-cell>
        </table:table-row>
        <table:table-row table:style-name="Tabela1.2">
          <table:table-cell table:style-name="Tabela1.A2" office:value-type="string">
            <text:p text:style-name="P13">Coordenador de Help Desk</text:p>
          </table:table-cell>
          <table:table-cell table:style-name="Tabela1.A2" office:value-type="string">
            <text:p text:style-name="P14">160</text:p>
          </table:table-cell>
          <table:table-cell table:style-name="Tabela1.A2" office:value-type="string">
            <text:p text:style-name="P14">R$ 5.093,68</text:p>
          </table:table-cell>
          <table:table-cell table:style-name="Tabela1.A2" office:value-type="string">
            <text:p text:style-name="P14">R$ 2.220,73</text:p>
          </table:table-cell>
          <table:table-cell table:style-name="Tabela1.A2" office:value-type="string">
            <text:p text:style-name="P14">R$ 2.872,95</text:p>
          </table:table-cell>
          <table:table-cell table:style-name="Tabela1.A2" office:value-type="string">
            <text:p text:style-name="P14">R$ 31,84</text:p>
          </table:table-cell>
        </table:table-row>
        <table:table-row table:style-name="Tabela1.2">
          <table:table-cell table:style-name="Tabela1.A2" office:value-type="string">
            <text:p text:style-name="P13">Desenvolvedor .NET</text:p>
          </table:table-cell>
          <table:table-cell table:style-name="Tabela1.A2" office:value-type="string">
            <text:p text:style-name="P14">160</text:p>
          </table:table-cell>
          <table:table-cell table:style-name="Tabela1.A2" office:value-type="string">
            <text:p text:style-name="P14">R$ 5.096,62</text:p>
          </table:table-cell>
          <table:table-cell table:style-name="Tabela1.A2" office:value-type="string">
            <text:p text:style-name="P14">R$ 2.222,11</text:p>
          </table:table-cell>
          <table:table-cell table:style-name="Tabela1.A2" office:value-type="string">
            <text:p text:style-name="P14">R$ 2.874,51</text:p>
          </table:table-cell>
          <table:table-cell table:style-name="Tabela1.A2" office:value-type="string">
            <text:p text:style-name="P14">R$ 31,85</text:p>
          </table:table-cell>
        </table:table-row>
        <table:table-row table:style-name="Tabela1.2">
          <table:table-cell table:style-name="Tabela1.A2" office:value-type="string">
            <text:p text:style-name="P13">Analista de Banco de Dados</text:p>
          </table:table-cell>
          <table:table-cell table:style-name="Tabela1.A2" office:value-type="string">
            <text:p text:style-name="P14">160</text:p>
          </table:table-cell>
          <table:table-cell table:style-name="Tabela1.A2" office:value-type="string">
            <text:p text:style-name="P14">R$ 6.106,32</text:p>
          </table:table-cell>
          <table:table-cell table:style-name="Tabela1.A2" office:value-type="string">
            <text:p text:style-name="P14">R$ 2.858,04</text:p>
          </table:table-cell>
          <table:table-cell table:style-name="Tabela1.A2" office:value-type="string">
            <text:p text:style-name="P14">R$ 3.248,28</text:p>
          </table:table-cell>
          <table:table-cell table:style-name="Tabela1.A2" office:value-type="string">
            <text:p text:style-name="P14">R$ 38,16</text:p>
          </table:table-cell>
        </table:table-row>
        <table:table-row table:style-name="Tabela1.2">
          <table:table-cell table:style-name="Tabela1.A2" office:value-type="string">
            <text:p text:style-name="P13">Analista de Negócios</text:p>
          </table:table-cell>
          <table:table-cell table:style-name="Tabela1.A2" office:value-type="string">
            <text:p text:style-name="P14">160</text:p>
          </table:table-cell>
          <table:table-cell table:style-name="Tabela1.A2" office:value-type="string">
            <text:p text:style-name="P14">R$ 6.564,50</text:p>
          </table:table-cell>
          <table:table-cell table:style-name="Tabela1.A2" office:value-type="string">
            <text:p text:style-name="P14">R$ 3.097,43</text:p>
          </table:table-cell>
          <table:table-cell table:style-name="Tabela1.A2" office:value-type="string">
            <text:p text:style-name="P14">R$ 3.467,07</text:p>
          </table:table-cell>
          <table:table-cell table:style-name="Tabela1.A2" office:value-type="string">
            <text:p text:style-name="P14">R$ 41,03</text:p>
          </table:table-cell>
        </table:table-row>
        <table:table-row table:style-name="Tabela1.2">
          <table:table-cell table:style-name="Tabela1.A2" office:value-type="string">
            <text:p text:style-name="P13">Consultor de Infra Estrutura</text:p>
          </table:table-cell>
          <table:table-cell table:style-name="Tabela1.A2" office:value-type="string">
            <text:p text:style-name="P14">160</text:p>
          </table:table-cell>
          <table:table-cell table:style-name="Tabela1.A2" office:value-type="string">
            <text:p text:style-name="P14">R$ 6.627,64</text:p>
          </table:table-cell>
          <table:table-cell table:style-name="Tabela1.A2" office:value-type="string">
            <text:p text:style-name="P14">R$ 3.130,42</text:p>
          </table:table-cell>
          <table:table-cell table:style-name="Tabela1.A2" office:value-type="string">
            <text:p text:style-name="P14">R$ 3.497,22</text:p>
          </table:table-cell>
          <table:table-cell table:style-name="Tabela1.A2" office:value-type="string">
            <text:p text:style-name="P14">R$ 41,42</text:p>
          </table:table-cell>
        </table:table-row>
        <table:table-row table:style-name="Tabela1.2">
          <table:table-cell table:style-name="Tabela1.A2" office:value-type="string">
            <text:p text:style-name="P13">Consultor de TI</text:p>
          </table:table-cell>
          <table:table-cell table:style-name="Tabela1.A2" office:value-type="string">
            <text:p text:style-name="P14">160</text:p>
          </table:table-cell>
          <table:table-cell table:style-name="Tabela1.A2" office:value-type="string">
            <text:p text:style-name="P14">R$ 7.219,45</text:p>
          </table:table-cell>
          <table:table-cell table:style-name="Tabela1.A2" office:value-type="string">
            <text:p text:style-name="P14">R$ 3.439,63</text:p>
          </table:table-cell>
          <table:table-cell table:style-name="Tabela1.A2" office:value-type="string">
            <text:p text:style-name="P14">R$ 3.779,82</text:p>
          </table:table-cell>
          <table:table-cell table:style-name="Tabela1.A2" office:value-type="string">
            <text:p text:style-name="P14">R$ 45,12</text:p>
          </table:table-cell>
        </table:table-row>
        <table:table-row table:style-name="Tabela1.2">
          <table:table-cell table:style-name="Tabela1.A2" office:value-type="string">
            <text:p text:style-name="P13">Coordenador de TI</text:p>
          </table:table-cell>
          <table:table-cell table:style-name="Tabela1.A2" office:value-type="string">
            <text:p text:style-name="P14">160</text:p>
          </table:table-cell>
          <table:table-cell table:style-name="Tabela1.A2" office:value-type="string">
            <text:p text:style-name="P14">R$ 7.966,93</text:p>
          </table:table-cell>
          <table:table-cell table:style-name="Tabela1.A2" office:value-type="string">
            <text:p text:style-name="P14">R$ 3.830,17</text:p>
          </table:table-cell>
          <table:table-cell table:style-name="Tabela1.A2" office:value-type="string">
            <text:p text:style-name="P14">R$ 4.136,76</text:p>
          </table:table-cell>
          <table:table-cell table:style-name="Tabela1.A2" office:value-type="string">
            <text:p text:style-name="P14">R$ 49,79</text:p>
          </table:table-cell>
        </table:table-row>
        <table:table-row table:style-name="Tabela1.2">
          <table:table-cell table:style-name="Tabela1.A2" office:value-type="string">
            <text:p text:style-name="P13">Gerente de TI</text:p>
          </table:table-cell>
          <table:table-cell table:style-name="Tabela1.A2" office:value-type="string">
            <text:p text:style-name="P14">160</text:p>
          </table:table-cell>
          <table:table-cell table:style-name="Tabela1.A2" office:value-type="string">
            <text:p text:style-name="P14">R$ 13.639,77</text:p>
          </table:table-cell>
          <table:table-cell table:style-name="Tabela1.A2" office:value-type="string">
            <text:p text:style-name="P14">R$ 6.421,83</text:p>
          </table:table-cell>
          <table:table-cell table:style-name="Tabela1.A2" office:value-type="string">
            <text:p text:style-name="P14">R$ 7.217,94</text:p>
          </table:table-cell>
          <table:table-cell table:style-name="Tabela1.A2" office:value-type="string">
            <text:p text:style-name="P14">R$ 85,25</text:p>
          </table:table-cell>
        </table:table-row>
        <table:table-row table:style-name="Tabela1.2">
          <table:table-cell table:style-name="Tabela1.A2" office:value-type="string">
            <text:p text:style-name="P13">Diretor de TI</text:p>
          </table:table-cell>
          <table:table-cell table:style-name="Tabela1.A2" office:value-type="string">
            <text:p text:style-name="P14">160</text:p>
          </table:table-cell>
          <table:table-cell table:style-name="Tabela1.A2" office:value-type="string">
            <text:p text:style-name="P14">R$ 27.636,11</text:p>
          </table:table-cell>
          <table:table-cell table:style-name="Tabela1.A2" office:value-type="string">
            <text:p text:style-name="P14">R$ 12.629,03</text:p>
          </table:table-cell>
          <table:table-cell table:style-name="Tabela1.A2" office:value-type="string">
            <text:p text:style-name="P14">R$ 15.007,08</text:p>
          </table:table-cell>
          <table:table-cell table:style-name="Tabela1.A2" office:value-type="string">
            <text:p text:style-name="P14">R$ 172,73</text:p>
          </table:table-cell>
        </table:table-row>
      </table:table>
      <text:p text:style-name="P5"/>
      <text:p text:style-name="P5"/>
      <text:p text:style-name="P15"><text:span text:style-name="T5">T</text:span><text:span text:style-name="T2">abela de imposto MEI/SIMPLES</text:span></text:p>
      <text:p text:style-name="P5"/>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03">Faixa</text:p>
          </table:table-cell>
          <table:table-cell table:style-name="Tabela2.A1" office:value-type="string">
            <text:p text:style-name="P204">Despesa</text:p>
          </table:table-cell>
          <table:table-cell table:style-name="Tabela2.A1" office:value-type="string">
            <text:p text:style-name="P204">Receita Bruta Mensal</text:p>
          </table:table-cell>
          <table:table-cell table:style-name="Tabela2.A1" office:value-type="string">
            <text:p text:style-name="P203">Receita Bruta em 12 Meses (em R$)</text:p>
          </table:table-cell>
        </table:table-row>
        <table:table-row table:style-name="Tabela2.2">
          <table:table-cell table:style-name="Tabela2.A2" office:value-type="string">
            <text:p text:style-name="P205">Única</text:p>
          </table:table-cell>
          <table:table-cell table:style-name="Tabela2.A2" office:value-type="string">
            <text:p text:style-name="P205">R$ 53,70</text:p>
          </table:table-cell>
          <table:table-cell table:style-name="Tabela2.A2" office:value-type="string">
            <text:p text:style-name="P205">Até 6.750,00</text:p>
          </table:table-cell>
          <table:table-cell table:style-name="Tabela2.A2" office:value-type="string">
            <text:p text:style-name="P206">Até 8<text:span text:style-name="T107">1</text:span>.000,00</text:p>
          </table:table-cell>
        </table:table-row>
      </table:table>
      <text:p text:style-name="P5"/>
      <text:p text:style-name="P5"/>
      <text:p text:style-name="P16"><text:span text:style-name="T5">T</text:span><text:span text:style-name="T2">abela do imposto SIMPLES</text:span></text:p>
      <text:p text:style-name="P9"/>
      <text:p text:style-name="P10">Alíquota efetiva = ((RBT12 * Alíquota) – Dedução) / RBT12</text:p>
      <text:p text:style-name="P10">Tributo mensal do simples = Renda bruta mensal * Alíquota efetiva</text:p>
      <text:p text:style-name="P10"/>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203">Faixa</text:p>
          </table:table-cell>
          <table:table-cell table:style-name="Tabela3.A1" office:value-type="string">
            <text:p text:style-name="P203">Alíquota</text:p>
          </table:table-cell>
          <table:table-cell table:style-name="Tabela3.A1" office:value-type="string">
            <text:p text:style-name="P203">Valor a Deduzir (em R$)</text:p>
          </table:table-cell>
          <table:table-cell table:style-name="Tabela3.A1" office:value-type="string">
            <text:p text:style-name="P203">Receita Bruta em 12 Meses (em R$)</text:p>
          </table:table-cell>
        </table:table-row>
        <table:table-row table:style-name="Tabela3.2">
          <table:table-cell table:style-name="Tabela3.A2" office:value-type="string">
            <text:p text:style-name="P206">1a Faixa</text:p>
          </table:table-cell>
          <table:table-cell table:style-name="Tabela3.A2" office:value-type="string">
            <text:p text:style-name="P206">6,00%</text:p>
          </table:table-cell>
          <table:table-cell table:style-name="Tabela3.A2" office:value-type="string">
            <text:p text:style-name="P206">-</text:p>
          </table:table-cell>
          <table:table-cell table:style-name="Tabela3.A2" office:value-type="string">
            <text:p text:style-name="P206">Até 180.000,00</text:p>
          </table:table-cell>
        </table:table-row>
        <table:table-row table:style-name="Tabela3.1">
          <table:table-cell table:style-name="Tabela3.A2" office:value-type="string">
            <text:p text:style-name="P206">2a Faixa</text:p>
          </table:table-cell>
          <table:table-cell table:style-name="Tabela3.A2" office:value-type="string">
            <text:p text:style-name="P206">11,20%</text:p>
          </table:table-cell>
          <table:table-cell table:style-name="Tabela3.A2" office:value-type="string">
            <text:p text:style-name="P206">9.360,00</text:p>
          </table:table-cell>
          <table:table-cell table:style-name="Tabela3.A2" office:value-type="string">
            <text:p text:style-name="P206">De 180.000,01 a 360.000,00</text:p>
          </table:table-cell>
        </table:table-row>
        <table:table-row table:style-name="Tabela3.2">
          <table:table-cell table:style-name="Tabela3.A2" office:value-type="string">
            <text:p text:style-name="P206">3a Faixa</text:p>
          </table:table-cell>
          <table:table-cell table:style-name="Tabela3.A2" office:value-type="string">
            <text:p text:style-name="P206">13,50%</text:p>
          </table:table-cell>
          <table:table-cell table:style-name="Tabela3.A2" office:value-type="string">
            <text:p text:style-name="P206">17.640,00</text:p>
          </table:table-cell>
          <table:table-cell table:style-name="Tabela3.A2" office:value-type="string">
            <text:p text:style-name="P206">De 360.000,01 a 720.000,00</text:p>
          </table:table-cell>
        </table:table-row>
        <table:table-row table:style-name="Tabela3.1">
          <table:table-cell table:style-name="Tabela3.A2" office:value-type="string">
            <text:p text:style-name="P206">4a Faixa</text:p>
          </table:table-cell>
          <table:table-cell table:style-name="Tabela3.A2" office:value-type="string">
            <text:p text:style-name="P206">16,00%</text:p>
          </table:table-cell>
          <table:table-cell table:style-name="Tabela3.A2" office:value-type="string">
            <text:p text:style-name="P206">35.640,00</text:p>
          </table:table-cell>
          <table:table-cell table:style-name="Tabela3.A2" office:value-type="string">
            <text:p text:style-name="P206">De 720.000,01 a 1.800.000,00</text:p>
          </table:table-cell>
        </table:table-row>
        <table:table-row table:style-name="Tabela3.2">
          <table:table-cell table:style-name="Tabela3.A2" office:value-type="string">
            <text:p text:style-name="P206">5a Faixa</text:p>
          </table:table-cell>
          <table:table-cell table:style-name="Tabela3.A2" office:value-type="string">
            <text:p text:style-name="P206">21,00%</text:p>
          </table:table-cell>
          <table:table-cell table:style-name="Tabela3.A2" office:value-type="string">
            <text:p text:style-name="P206">125.640,00</text:p>
          </table:table-cell>
          <table:table-cell table:style-name="Tabela3.A2" office:value-type="string">
            <text:p text:style-name="P206">De 1.800.000,01 a 3.600.000,00</text:p>
          </table:table-cell>
        </table:table-row>
        <table:table-row table:style-name="Tabela3.1">
          <table:table-cell table:style-name="Tabela3.A2" office:value-type="string">
            <text:p text:style-name="P206">6a Faixa</text:p>
          </table:table-cell>
          <table:table-cell table:style-name="Tabela3.A2" office:value-type="string">
            <text:p text:style-name="P206">33,00%</text:p>
          </table:table-cell>
          <table:table-cell table:style-name="Tabela3.A2" office:value-type="string">
            <text:p text:style-name="P206">648.000,00</text:p>
          </table:table-cell>
          <table:table-cell table:style-name="Tabela3.A2" office:value-type="string">
            <text:p text:style-name="P206">De 3.600.000,01 a 4.800.000,00</text:p>
          </table:table-cell>
        </table:table-row>
      </table:table>
      <text:p text:style-name="P17"><text:span text:style-name="T28"/></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Calibri" fo:font-size="18pt" fo:font-weight="bold" officeooo:rsid="001137bd" officeooo:paragraph-rsid="001137bd" style:font-size-asian="18pt" style:font-weight-asian="bold" style:font-size-complex="18pt" style:font-weight-complex="bold"/>
    </style:style>
    <style:style style:name="MP2" style:family="paragraph" style:parent-style-name="Footer">
      <style:paragraph-properties fo:text-align="end" style:justify-single-word="false"/>
      <style:text-properties officeooo:rsid="010016b5" officeooo:paragraph-rsid="010016b5"/>
    </style:style>
    <style:style style:name="MT1" style:family="text">
      <style:text-properties officeooo:rsid="0188997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Estratégia para o desenvolvimento do serviço</text:p>
      </style:header>
      <style:footer>
        <text:p text:style-name="MP2">Pág. <text:page-number text:select-page="current">24</text:page-number><text:s/>de <text:span text:style-name="MT1">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9:26:42.095000000</meta:creation-date>
    <dc:date>2018-12-31T23:28:25.763000000</dc:date>
    <meta:editing-duration>PT23H6M20S</meta:editing-duration>
    <meta:editing-cycles>286</meta:editing-cycles>
    <meta:generator>LibreOffice/6.0.1.1$Windows_X86_64 LibreOffice_project/60bfb1526849283ce2491346ed2aa51c465abfe6</meta:generator>
    <meta:document-statistic meta:table-count="3" meta:image-count="0" meta:object-count="0" meta:page-count="24" meta:paragraph-count="414" meta:word-count="3948" meta:character-count="27280" meta:non-whitespace-character-count="23674"/>
  </office:meta>
</office:document-meta>
</file>